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>
            <text:p>Opt 0.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/>
          <table:table-cell office:value-type="float" office:value="4.23384033838693">
            <text:p>4.2338403384</text:p>
          </table:table-cell>
          <table:table-cell office:value-type="float" office:value="7.96108031440053">
            <text:p>7.9610803144</text:p>
          </table:table-cell>
          <table:table-cell office:value-type="float" office:value="11.6332809100309">
            <text:p>11.63328091</text:p>
          </table:table-cell>
          <table:table-cell office:value-type="float" office:value="15.7011774012067">
            <text:p>15.7011774012</text:p>
          </table:table-cell>
          <table:table-cell office:value-type="float" office:value="22.2722620248187">
            <text:p>22.2722620248</text:p>
          </table:table-cell>
          <table:table-cell office:value-type="float" office:value="39.780510278797">
            <text:p>39.7805102788</text:p>
          </table:table-cell>
          <table:table-cell office:value-type="float" office:value="47.8944869389261">
            <text:p>47.8944869389</text:p>
          </table:table-cell>
          <table:table-cell office:value-type="float" office:value="65.8262043394316">
            <text:p>65.8262043394</text:p>
          </table:table-cell>
          <table:table-cell office:value-type="float" office:value="67.2191962848519">
            <text:p>67.2191962849</text:p>
          </table:table-cell>
        </table:table-row>
        <table:table-row table:style-name="ro1">
          <table:table-cell/>
          <table:table-cell office:value-type="float" office:value="4.10311173907928">
            <text:p>4.1031117391</text:p>
          </table:table-cell>
          <table:table-cell office:value-type="float" office:value="6.56011702539854">
            <text:p>6.5601170254</text:p>
          </table:table-cell>
          <table:table-cell office:value-type="float" office:value="10.1609617937465">
            <text:p>10.1609617937</text:p>
          </table:table-cell>
          <table:table-cell office:value-type="float" office:value="14.4545441697551">
            <text:p>14.4545441698</text:p>
          </table:table-cell>
          <table:table-cell office:value-type="float" office:value="23.6836282239342">
            <text:p>23.6836282239</text:p>
          </table:table-cell>
          <table:table-cell office:value-type="float" office:value="45.212277682499">
            <text:p>45.2122776825</text:p>
          </table:table-cell>
          <table:table-cell office:value-type="float" office:value="42.254123759185">
            <text:p>42.2541237592</text:p>
          </table:table-cell>
          <table:table-cell office:value-type="float" office:value="52.0854598699934">
            <text:p>52.08545987</text:p>
          </table:table-cell>
          <table:table-cell office:value-type="float" office:value="57.426286797192">
            <text:p>57.4262867972</text:p>
          </table:table-cell>
        </table:table-row>
        <table:table-row table:style-name="ro1">
          <table:table-cell/>
          <table:table-cell office:value-type="float" office:value="3.73463541405204">
            <text:p>3.7346354141</text:p>
          </table:table-cell>
          <table:table-cell office:value-type="float" office:value="7.69219074887656">
            <text:p>7.6921907489</text:p>
          </table:table-cell>
          <table:table-cell office:value-type="float" office:value="12.1676867104111">
            <text:p>12.1676867104</text:p>
          </table:table-cell>
          <table:table-cell office:value-type="float" office:value="18.0494364110373">
            <text:p>18.049436411</text:p>
          </table:table-cell>
          <table:table-cell office:value-type="float" office:value="22.5387734145511">
            <text:p>22.5387734146</text:p>
          </table:table-cell>
          <table:table-cell office:value-type="float" office:value="26.7892771854358">
            <text:p>26.7892771854</text:p>
          </table:table-cell>
          <table:table-cell office:value-type="float" office:value="41.9815910442312">
            <text:p>41.9815910442</text:p>
          </table:table-cell>
          <table:table-cell office:value-type="float" office:value="55.8718239584778">
            <text:p>55.8718239585</text:p>
          </table:table-cell>
          <table:table-cell office:value-type="float" office:value="65.6961204721538">
            <text:p>65.6961204722</text:p>
          </table:table-cell>
        </table:table-row>
        <table:table-row table:style-name="ro1">
          <table:table-cell/>
          <table:table-cell office:value-type="float" office:value="3.77644776628608">
            <text:p>3.7764477663</text:p>
          </table:table-cell>
          <table:table-cell office:value-type="float" office:value="8.25518356326506">
            <text:p>8.2551835633</text:p>
          </table:table-cell>
          <table:table-cell office:value-type="float" office:value="11.6684015437547">
            <text:p>11.6684015438</text:p>
          </table:table-cell>
          <table:table-cell office:value-type="float" office:value="13.3987955498305">
            <text:p>13.3987955498</text:p>
          </table:table-cell>
          <table:table-cell office:value-type="float" office:value="23.4071904620469">
            <text:p>23.407190462</text:p>
          </table:table-cell>
          <table:table-cell office:value-type="float" office:value="31.6932978674267">
            <text:p>31.6932978674</text:p>
          </table:table-cell>
          <table:table-cell office:value-type="float" office:value="41.5760276304873">
            <text:p>41.5760276305</text:p>
          </table:table-cell>
          <table:table-cell office:value-type="float" office:value="57.0523776269511">
            <text:p>57.052377627</text:p>
          </table:table-cell>
          <table:table-cell office:value-type="float" office:value="58.9876675651576">
            <text:p>58.9876675652</text:p>
          </table:table-cell>
        </table:table-row>
        <table:table-row table:style-name="ro1">
          <table:table-cell/>
          <table:table-cell office:value-type="float" office:value="4.72145579826702">
            <text:p>4.7214557983</text:p>
          </table:table-cell>
          <table:table-cell office:value-type="float" office:value="8.58590382794318">
            <text:p>8.5859038279</text:p>
          </table:table-cell>
          <table:table-cell office:value-type="float" office:value="11.8785260757709">
            <text:p>11.8785260758</text:p>
          </table:table-cell>
          <table:table-cell office:value-type="float" office:value="16.8214658754127">
            <text:p>16.8214658754</text:p>
          </table:table-cell>
          <table:table-cell office:value-type="float" office:value="23.1885408676153">
            <text:p>23.1885408676</text:p>
          </table:table-cell>
          <table:table-cell office:value-type="float" office:value="28.3619721904961">
            <text:p>28.3619721905</text:p>
          </table:table-cell>
          <table:table-cell office:value-type="float" office:value="50.335762338369">
            <text:p>50.3357623384</text:p>
          </table:table-cell>
          <table:table-cell office:value-type="float" office:value="51.5255011555455">
            <text:p>51.5255011555</text:p>
          </table:table-cell>
          <table:table-cell office:value-type="float" office:value="61.5653925906809">
            <text:p>61.5653925907</text:p>
          </table:table-cell>
        </table:table-row>
        <table:table-row table:style-name="ro1">
          <table:table-cell/>
          <table:table-cell office:value-type="float" office:value="5.09133181590175">
            <text:p>5.0913318159</text:p>
          </table:table-cell>
          <table:table-cell office:value-type="float" office:value="7.76882216890385">
            <text:p>7.7688221689</text:p>
          </table:table-cell>
          <table:table-cell office:value-type="float" office:value="10.584034504609">
            <text:p>10.5840345046</text:p>
          </table:table-cell>
          <table:table-cell office:value-type="float" office:value="18.6302645141404">
            <text:p>18.6302645141</text:p>
          </table:table-cell>
          <table:table-cell office:value-type="float" office:value="24.1897175641616">
            <text:p>24.1897175642</text:p>
          </table:table-cell>
          <table:table-cell office:value-type="float" office:value="26.5444532326064">
            <text:p>26.5444532326</text:p>
          </table:table-cell>
          <table:table-cell office:value-type="float" office:value="40.0946524590463">
            <text:p>40.094652459</text:p>
          </table:table-cell>
          <table:table-cell office:value-type="float" office:value="46.3290907886967">
            <text:p>46.3290907887</text:p>
          </table:table-cell>
          <table:table-cell office:value-type="float" office:value="55.9945850613458">
            <text:p>55.9945850613</text:p>
          </table:table-cell>
        </table:table-row>
        <table:table-row table:style-name="ro1">
          <table:table-cell/>
          <table:table-cell office:value-type="float" office:value="3.36460942026804">
            <text:p>3.3646094203</text:p>
          </table:table-cell>
          <table:table-cell office:value-type="float" office:value="8.71828630389246">
            <text:p>8.7182863039</text:p>
          </table:table-cell>
          <table:table-cell office:value-type="float" office:value="11.3931471560009">
            <text:p>11.393147156</text:p>
          </table:table-cell>
          <table:table-cell office:value-type="float" office:value="17.960858412479">
            <text:p>17.9608584125</text:p>
          </table:table-cell>
          <table:table-cell office:value-type="float" office:value="24.3294545478957">
            <text:p>24.3294545479</text:p>
          </table:table-cell>
          <table:table-cell office:value-type="float" office:value="29.430429158866">
            <text:p>29.4304291589</text:p>
          </table:table-cell>
          <table:table-cell office:value-type="float" office:value="50.9340816775657">
            <text:p>50.9340816776</text:p>
          </table:table-cell>
          <table:table-cell office:value-type="float" office:value="53.9948801239571">
            <text:p>53.994880124</text:p>
          </table:table-cell>
          <table:table-cell office:value-type="float" office:value="63.6371677294592">
            <text:p>63.6371677295</text:p>
          </table:table-cell>
        </table:table-row>
        <table:table-row table:style-name="ro1">
          <table:table-cell/>
          <table:table-cell office:value-type="float" office:value="5.95722057169314">
            <text:p>5.9572205717</text:p>
          </table:table-cell>
          <table:table-cell office:value-type="float" office:value="9.37174307399164">
            <text:p>9.371743074</text:p>
          </table:table-cell>
          <table:table-cell office:value-type="float" office:value="12.899506006587">
            <text:p>12.8995060066</text:p>
          </table:table-cell>
          <table:table-cell office:value-type="float" office:value="18.1871281864846">
            <text:p>18.1871281865</text:p>
          </table:table-cell>
          <table:table-cell office:value-type="float" office:value="20.8742689699143">
            <text:p>20.8742689699</text:p>
          </table:table-cell>
          <table:table-cell office:value-type="float" office:value="29.0750304271405">
            <text:p>29.0750304271</text:p>
          </table:table-cell>
          <table:table-cell office:value-type="float" office:value="36.1181278635386">
            <text:p>36.1181278635</text:p>
          </table:table-cell>
          <table:table-cell office:value-type="float" office:value="42.2938628127522">
            <text:p>42.2938628128</text:p>
          </table:table-cell>
          <table:table-cell office:value-type="float" office:value="52.9693269750078">
            <text:p>52.969326975</text:p>
          </table:table-cell>
        </table:table-row>
        <table:table-row table:style-name="ro1">
          <table:table-cell/>
          <table:table-cell office:value-type="float" office:value="3.81361481159774">
            <text:p>3.8136148116</text:p>
          </table:table-cell>
          <table:table-cell office:value-type="float" office:value="6.18358881646986">
            <text:p>6.1835888165</text:p>
          </table:table-cell>
          <table:table-cell office:value-type="float" office:value="11.0499678981391">
            <text:p>11.0499678981</text:p>
          </table:table-cell>
          <table:table-cell office:value-type="float" office:value="16.9606629631771">
            <text:p>16.9606629632</text:p>
          </table:table-cell>
          <table:table-cell office:value-type="float" office:value="16.7454952196308">
            <text:p>16.7454952196</text:p>
          </table:table-cell>
          <table:table-cell office:value-type="float" office:value="33.2937066677223">
            <text:p>33.2937066677</text:p>
          </table:table-cell>
          <table:table-cell office:value-type="float" office:value="40.1780815034936">
            <text:p>40.1780815035</text:p>
          </table:table-cell>
          <table:table-cell office:value-type="float" office:value="49.2036047191032">
            <text:p>49.2036047191</text:p>
          </table:table-cell>
          <table:table-cell office:value-type="float" office:value="62.851903208295">
            <text:p>62.8519032083</text:p>
          </table:table-cell>
        </table:table-row>
        <table:table-row table:style-name="ro1">
          <table:table-cell/>
          <table:table-cell office:value-type="float" office:value="4.54175777710123">
            <text:p>4.5417577771</text:p>
          </table:table-cell>
          <table:table-cell office:value-type="float" office:value="8.84263987336863">
            <text:p>8.8426398734</text:p>
          </table:table-cell>
          <table:table-cell office:value-type="float" office:value="15.5012058396558">
            <text:p>15.5012058397</text:p>
          </table:table-cell>
          <table:table-cell office:value-type="float" office:value="19.1914423007133">
            <text:p>19.1914423007</text:p>
          </table:table-cell>
          <table:table-cell office:value-type="float" office:value="24.8270564967243">
            <text:p>24.8270564967</text:p>
          </table:table-cell>
          <table:table-cell office:value-type="float" office:value="31.1982065684151">
            <text:p>31.1982065684</text:p>
          </table:table-cell>
          <table:table-cell office:value-type="float" office:value="44.0908152674301">
            <text:p>44.0908152674</text:p>
          </table:table-cell>
          <table:table-cell office:value-type="float" office:value="52.2093547108307">
            <text:p>52.2093547108</text:p>
          </table:table-cell>
          <table:table-cell office:value-type="float" office:value="54.2327204615049">
            <text:p>54.2327204615</text:p>
          </table:table-cell>
        </table:table-row>
        <table:table-row table:style-name="ro1">
          <table:table-cell/>
          <table:table-cell office:value-type="float" office:value="2.66209824236648">
            <text:p>2.6620982424</text:p>
          </table:table-cell>
          <table:table-cell office:value-type="float" office:value="7.16653754828872">
            <text:p>7.1665375483</text:p>
          </table:table-cell>
          <table:table-cell office:value-type="float" office:value="12.6848714221042">
            <text:p>12.6848714221</text:p>
          </table:table-cell>
          <table:table-cell office:value-type="float" office:value="17.9683356597689">
            <text:p>17.9683356598</text:p>
          </table:table-cell>
          <table:table-cell office:value-type="float" office:value="20.3594596715038">
            <text:p>20.3594596715</text:p>
          </table:table-cell>
          <table:table-cell office:value-type="float" office:value="23.8557599802316">
            <text:p>23.8557599802</text:p>
          </table:table-cell>
          <table:table-cell office:value-type="float" office:value="32.5824575446841">
            <text:p>32.5824575447</text:p>
          </table:table-cell>
          <table:table-cell office:value-type="float" office:value="54.0333490971061">
            <text:p>54.0333490971</text:p>
          </table:table-cell>
          <table:table-cell office:value-type="float" office:value="64.8158705630485">
            <text:p>64.815870563</text:p>
          </table:table-cell>
        </table:table-row>
        <table:table-row table:style-name="ro1">
          <table:table-cell/>
          <table:table-cell office:value-type="float" office:value="6.56467752745721">
            <text:p>6.5646775275</text:p>
          </table:table-cell>
          <table:table-cell office:value-type="float" office:value="7.49354374201494">
            <text:p>7.493543742</text:p>
          </table:table-cell>
          <table:table-cell office:value-type="float" office:value="11.7426273854817">
            <text:p>11.7426273855</text:p>
          </table:table-cell>
          <table:table-cell office:value-type="float" office:value="17.1488857271124">
            <text:p>17.1488857271</text:p>
          </table:table-cell>
          <table:table-cell office:value-type="float" office:value="19.8445108988662">
            <text:p>19.8445108989</text:p>
          </table:table-cell>
          <table:table-cell office:value-type="float" office:value="33.4177056156395">
            <text:p>33.4177056156</text:p>
          </table:table-cell>
          <table:table-cell office:value-type="float" office:value="40.3867698298936">
            <text:p>40.3867698299</text:p>
          </table:table-cell>
          <table:table-cell office:value-type="float" office:value="50.3027358803247">
            <text:p>50.3027358803</text:p>
          </table:table-cell>
          <table:table-cell office:value-type="float" office:value="68.5971525269833">
            <text:p>68.597152527</text:p>
          </table:table-cell>
        </table:table-row>
        <table:table-row table:style-name="ro1">
          <table:table-cell/>
          <table:table-cell office:value-type="float" office:value="4.64020395340492">
            <text:p>4.6402039534</text:p>
          </table:table-cell>
          <table:table-cell office:value-type="float" office:value="10.2605278512965">
            <text:p>10.2605278513</text:p>
          </table:table-cell>
          <table:table-cell office:value-type="float" office:value="15.3726097661834">
            <text:p>15.3726097662</text:p>
          </table:table-cell>
          <table:table-cell office:value-type="float" office:value="17.8628658669004">
            <text:p>17.8628658669</text:p>
          </table:table-cell>
          <table:table-cell office:value-type="float" office:value="19.2542327360002">
            <text:p>19.254232736</text:p>
          </table:table-cell>
          <table:table-cell office:value-type="float" office:value="31.6820664961633">
            <text:p>31.6820664962</text:p>
          </table:table-cell>
          <table:table-cell office:value-type="float" office:value="35.8477734465214">
            <text:p>35.8477734465</text:p>
          </table:table-cell>
          <table:table-cell office:value-type="float" office:value="49.6865623801823">
            <text:p>49.6865623802</text:p>
          </table:table-cell>
          <table:table-cell office:value-type="float" office:value="62.2824582837602">
            <text:p>62.2824582838</text:p>
          </table:table-cell>
        </table:table-row>
        <table:table-row table:style-name="ro1">
          <table:table-cell/>
          <table:table-cell office:value-type="float" office:value="4.57496883660292">
            <text:p>4.5749688366</text:p>
          </table:table-cell>
          <table:table-cell office:value-type="float" office:value="8.28190840778279">
            <text:p>8.2819084078</text:p>
          </table:table-cell>
          <table:table-cell office:value-type="float" office:value="16.2988023157809">
            <text:p>16.2988023158</text:p>
          </table:table-cell>
          <table:table-cell office:value-type="float" office:value="18.0486034680494">
            <text:p>18.048603468</text:p>
          </table:table-cell>
          <table:table-cell office:value-type="float" office:value="20.6328666841796">
            <text:p>20.6328666842</text:p>
          </table:table-cell>
          <table:table-cell office:value-type="float" office:value="27.951960431209">
            <text:p>27.9519604312</text:p>
          </table:table-cell>
          <table:table-cell office:value-type="float" office:value="47.2766772357281">
            <text:p>47.2766772357</text:p>
          </table:table-cell>
          <table:table-cell office:value-type="float" office:value="56.9175124775775">
            <text:p>56.9175124776</text:p>
          </table:table-cell>
          <table:table-cell office:value-type="float" office:value="63.6572717048493">
            <text:p>63.6572717048</text:p>
          </table:table-cell>
        </table:table-row>
        <table:table-row table:style-name="ro1">
          <table:table-cell/>
          <table:table-cell office:value-type="float" office:value="3.335889827274">
            <text:p>3.3358898273</text:p>
          </table:table-cell>
          <table:table-cell office:value-type="float" office:value="8.28100199804931">
            <text:p>8.281001998</text:p>
          </table:table-cell>
          <table:table-cell office:value-type="float" office:value="10.0753006439481">
            <text:p>10.0753006439</text:p>
          </table:table-cell>
          <table:table-cell office:value-type="float" office:value="16.7798147607182">
            <text:p>16.7798147607</text:p>
          </table:table-cell>
          <table:table-cell office:value-type="float" office:value="19.4783237424467">
            <text:p>19.4783237424</text:p>
          </table:table-cell>
          <table:table-cell office:value-type="float" office:value="36.1889223670651">
            <text:p>36.1889223671</text:p>
          </table:table-cell>
          <table:table-cell office:value-type="float" office:value="40.5473554678692">
            <text:p>40.5473554679</text:p>
          </table:table-cell>
          <table:table-cell office:value-type="float" office:value="55.2975481971243">
            <text:p>55.2975481971</text:p>
          </table:table-cell>
          <table:table-cell office:value-type="float" office:value="58.757982144296">
            <text:p>58.7579821443</text:p>
          </table:table-cell>
        </table:table-row>
        <table:table-row table:style-name="ro1">
          <table:table-cell/>
          <table:table-cell office:value-type="float" office:value="3.28607473650823">
            <text:p>3.2860747365</text:p>
          </table:table-cell>
          <table:table-cell office:value-type="float" office:value="10.2918076497294">
            <text:p>10.2918076497</text:p>
          </table:table-cell>
          <table:table-cell office:value-type="float" office:value="12.952914203589">
            <text:p>12.9529142036</text:p>
          </table:table-cell>
          <table:table-cell office:value-type="float" office:value="14.8524164733676">
            <text:p>14.8524164734</text:p>
          </table:table-cell>
          <table:table-cell office:value-type="float" office:value="21.5367830077626">
            <text:p>21.5367830078</text:p>
          </table:table-cell>
          <table:table-cell office:value-type="float" office:value="36.3411302584327">
            <text:p>36.3411302584</text:p>
          </table:table-cell>
          <table:table-cell office:value-type="float" office:value="45.5433830225611">
            <text:p>45.5433830226</text:p>
          </table:table-cell>
          <table:table-cell office:value-type="float" office:value="50.7465370001391">
            <text:p>50.7465370001</text:p>
          </table:table-cell>
          <table:table-cell office:value-type="float" office:value="85.1252902129563">
            <text:p>85.125290213</text:p>
          </table:table-cell>
        </table:table-row>
        <table:table-row table:style-name="ro1">
          <table:table-cell/>
          <table:table-cell office:value-type="float" office:value="3.29869831867586">
            <text:p>3.2986983187</text:p>
          </table:table-cell>
          <table:table-cell office:value-type="float" office:value="10.8427107543575">
            <text:p>10.8427107544</text:p>
          </table:table-cell>
          <table:table-cell office:value-type="float" office:value="11.2236428494998">
            <text:p>11.2236428495</text:p>
          </table:table-cell>
          <table:table-cell office:value-type="float" office:value="20.1529270967208">
            <text:p>20.1529270967</text:p>
          </table:table-cell>
          <table:table-cell office:value-type="float" office:value="18.0622552028012">
            <text:p>18.0622552028</text:p>
          </table:table-cell>
          <table:table-cell office:value-type="float" office:value="33.7290565566273">
            <text:p>33.7290565566</text:p>
          </table:table-cell>
          <table:table-cell office:value-type="float" office:value="38.8486400580641">
            <text:p>38.8486400581</text:p>
          </table:table-cell>
          <table:table-cell office:value-type="float" office:value="50.3629626743677">
            <text:p>50.3629626744</text:p>
          </table:table-cell>
          <table:table-cell office:value-type="float" office:value="64.4301506132433">
            <text:p>64.4301506132</text:p>
          </table:table-cell>
        </table:table-row>
        <table:table-row table:style-name="ro1">
          <table:table-cell/>
          <table:table-cell office:value-type="float" office:value="3.76199281879576">
            <text:p>3.7619928188</text:p>
          </table:table-cell>
          <table:table-cell office:value-type="float" office:value="9.33664100967144">
            <text:p>9.3366410097</text:p>
          </table:table-cell>
          <table:table-cell office:value-type="float" office:value="13.9337068750897">
            <text:p>13.9337068751</text:p>
          </table:table-cell>
          <table:table-cell office:value-type="float" office:value="17.0248762682936">
            <text:p>17.0248762683</text:p>
          </table:table-cell>
          <table:table-cell office:value-type="float" office:value="19.4848324267291">
            <text:p>19.4848324267</text:p>
          </table:table-cell>
          <table:table-cell office:value-type="float" office:value="30.7122388856606">
            <text:p>30.7122388857</text:p>
          </table:table-cell>
          <table:table-cell office:value-type="float" office:value="41.4557109682255">
            <text:p>41.4557109682</text:p>
          </table:table-cell>
          <table:table-cell office:value-type="float" office:value="59.3363683781772">
            <text:p>59.3363683782</text:p>
          </table:table-cell>
          <table:table-cell office:value-type="float" office:value="59.8408575369995">
            <text:p>59.840857537</text:p>
          </table:table-cell>
        </table:table-row>
        <table:table-row table:style-name="ro1">
          <table:table-cell/>
          <table:table-cell office:value-type="float" office:value="3.9257130391893">
            <text:p>3.9257130392</text:p>
          </table:table-cell>
          <table:table-cell office:value-type="float" office:value="9.37231440823712">
            <text:p>9.3723144082</text:p>
          </table:table-cell>
          <table:table-cell office:value-type="float" office:value="17.1743357771411">
            <text:p>17.1743357771</text:p>
          </table:table-cell>
          <table:table-cell office:value-type="float" office:value="21.9280986100057">
            <text:p>21.92809861</text:p>
          </table:table-cell>
          <table:table-cell office:value-type="float" office:value="20.2284535280141">
            <text:p>20.228453528</text:p>
          </table:table-cell>
          <table:table-cell office:value-type="float" office:value="41.5502569564696">
            <text:p>41.5502569565</text:p>
          </table:table-cell>
          <table:table-cell office:value-type="float" office:value="36.6115077139038">
            <text:p>36.6115077139</text:p>
          </table:table-cell>
          <table:table-cell office:value-type="float" office:value="58.7144567831438">
            <text:p>58.7144567831</text:p>
          </table:table-cell>
          <table:table-cell office:value-type="float" office:value="63.4586665367569">
            <text:p>63.4586665368</text:p>
          </table:table-cell>
        </table:table-row>
        <table:table-row table:style-name="ro1">
          <table:table-cell/>
          <table:table-cell office:value-type="float" office:value="4.11830241670396">
            <text:p>4.1183024167</text:p>
          </table:table-cell>
          <table:table-cell office:value-type="float" office:value="11.3672641912551">
            <text:p>11.3672641913</text:p>
          </table:table-cell>
          <table:table-cell office:value-type="float" office:value="9.29058431177782">
            <text:p>9.2905843118</text:p>
          </table:table-cell>
          <table:table-cell office:value-type="float" office:value="22.0356691491734">
            <text:p>22.0356691492</text:p>
          </table:table-cell>
          <table:table-cell office:value-type="float" office:value="20.7362456182741">
            <text:p>20.7362456183</text:p>
          </table:table-cell>
          <table:table-cell office:value-type="float" office:value="33.8952064215064">
            <text:p>33.8952064215</text:p>
          </table:table-cell>
          <table:table-cell office:value-type="float" office:value="38.9653263815553">
            <text:p>38.9653263816</text:p>
          </table:table-cell>
          <table:table-cell office:value-type="float" office:value="50.552125118018">
            <text:p>50.552125118</text:p>
          </table:table-cell>
          <table:table-cell office:value-type="float" office:value="57.304941227103">
            <text:p>57.3049412271</text:p>
          </table:table-cell>
        </table:table-row>
        <table:table-row table:style-name="ro1">
          <table:table-cell/>
          <table:table-cell office:value-type="float" office:value="5.34950753430246">
            <text:p>5.3495075343</text:p>
          </table:table-cell>
          <table:table-cell office:value-type="float" office:value="8.94714052316476">
            <text:p>8.9471405232</text:p>
          </table:table-cell>
          <table:table-cell office:value-type="float" office:value="11.4510142661979">
            <text:p>11.4510142662</text:p>
          </table:table-cell>
          <table:table-cell office:value-type="float" office:value="16.3350080270175">
            <text:p>16.335008027</text:p>
          </table:table-cell>
          <table:table-cell office:value-type="float" office:value="23.1841678224609">
            <text:p>23.1841678225</text:p>
          </table:table-cell>
          <table:table-cell office:value-type="float" office:value="40.4440631131056">
            <text:p>40.4440631131</text:p>
          </table:table-cell>
          <table:table-cell office:value-type="float" office:value="46.5401163211045">
            <text:p>46.5401163211</text:p>
          </table:table-cell>
          <table:table-cell office:value-type="float" office:value="53.6188102843407">
            <text:p>53.6188102843</text:p>
          </table:table-cell>
          <table:table-cell office:value-type="float" office:value="74.2052253795228">
            <text:p>74.2052253795</text:p>
          </table:table-cell>
        </table:table-row>
        <table:table-row table:style-name="ro1">
          <table:table-cell/>
          <table:table-cell office:value-type="float" office:value="3.49467801563708">
            <text:p>3.4946780156</text:p>
          </table:table-cell>
          <table:table-cell office:value-type="float" office:value="9.48354600109747">
            <text:p>9.4835460011</text:p>
          </table:table-cell>
          <table:table-cell office:value-type="float" office:value="12.8729423917948">
            <text:p>12.8729423918</text:p>
          </table:table-cell>
          <table:table-cell office:value-type="float" office:value="15.6798343288383">
            <text:p>15.6798343288</text:p>
          </table:table-cell>
          <table:table-cell office:value-type="float" office:value="23.3901366912428">
            <text:p>23.3901366912</text:p>
          </table:table-cell>
          <table:table-cell office:value-type="float" office:value="26.9708927768452">
            <text:p>26.9708927768</text:p>
          </table:table-cell>
          <table:table-cell office:value-type="float" office:value="36.1633579933577">
            <text:p>36.1633579934</text:p>
          </table:table-cell>
          <table:table-cell office:value-type="float" office:value="54.8046321396305">
            <text:p>54.8046321396</text:p>
          </table:table-cell>
          <table:table-cell office:value-type="float" office:value="65.3451428484786">
            <text:p>65.3451428485</text:p>
          </table:table-cell>
        </table:table-row>
        <table:table-row table:style-name="ro1">
          <table:table-cell/>
          <table:table-cell office:value-type="float" office:value="5.4734139978608">
            <text:p>5.4734139979</text:p>
          </table:table-cell>
          <table:table-cell office:value-type="float" office:value="7.21690038437123">
            <text:p>7.2169003844</text:p>
          </table:table-cell>
          <table:table-cell office:value-type="float" office:value="11.0781490269533">
            <text:p>11.078149027</text:p>
          </table:table-cell>
          <table:table-cell office:value-type="float" office:value="18.1578587818094">
            <text:p>18.1578587818</text:p>
          </table:table-cell>
          <table:table-cell office:value-type="float" office:value="24.3115779800573">
            <text:p>24.3115779801</text:p>
          </table:table-cell>
          <table:table-cell office:value-type="float" office:value="26.8022301955561">
            <text:p>26.8022301956</text:p>
          </table:table-cell>
          <table:table-cell office:value-type="float" office:value="37.1684170333128">
            <text:p>37.1684170333</text:p>
          </table:table-cell>
          <table:table-cell office:value-type="float" office:value="49.5389980264554">
            <text:p>49.5389980265</text:p>
          </table:table-cell>
          <table:table-cell office:value-type="float" office:value="71.2188282369316">
            <text:p>71.2188282369</text:p>
          </table:table-cell>
        </table:table-row>
        <table:table-row table:style-name="ro1">
          <table:table-cell/>
          <table:table-cell office:value-type="float" office:value="3.6723427915158">
            <text:p>3.6723427915</text:p>
          </table:table-cell>
          <table:table-cell office:value-type="float" office:value="6.72779460832362">
            <text:p>6.7277946083</text:p>
          </table:table-cell>
          <table:table-cell office:value-type="float" office:value="10.9590256287261">
            <text:p>10.9590256287</text:p>
          </table:table-cell>
          <table:table-cell office:value-type="float" office:value="16.5464349397471">
            <text:p>16.5464349397</text:p>
          </table:table-cell>
          <table:table-cell office:value-type="float" office:value="23.3042646982772">
            <text:p>23.3042646983</text:p>
          </table:table-cell>
          <table:table-cell office:value-type="float" office:value="32.8172990948178">
            <text:p>32.8172990948</text:p>
          </table:table-cell>
          <table:table-cell office:value-type="float" office:value="39.271541592303">
            <text:p>39.2715415923</text:p>
          </table:table-cell>
          <table:table-cell office:value-type="float" office:value="49.5439399251709">
            <text:p>49.5439399252</text:p>
          </table:table-cell>
          <table:table-cell office:value-type="float" office:value="57.141604987859">
            <text:p>57.1416049879</text:p>
          </table:table-cell>
        </table:table-row>
        <table:table-row table:style-name="ro1">
          <table:table-cell/>
          <table:table-cell office:value-type="float" office:value="4.04351310966445">
            <text:p>4.0435131097</text:p>
          </table:table-cell>
          <table:table-cell office:value-type="float" office:value="9.26879013755115">
            <text:p>9.2687901376</text:p>
          </table:table-cell>
          <table:table-cell office:value-type="float" office:value="13.2983302493876">
            <text:p>13.2983302494</text:p>
          </table:table-cell>
          <table:table-cell office:value-type="float" office:value="17.9838437391604">
            <text:p>17.9838437392</text:p>
          </table:table-cell>
          <table:table-cell office:value-type="float" office:value="21.7961224002916">
            <text:p>21.7961224003</text:p>
          </table:table-cell>
          <table:table-cell office:value-type="float" office:value="36.2149883427155">
            <text:p>36.2149883427</text:p>
          </table:table-cell>
          <table:table-cell office:value-type="float" office:value="42.3997332593981">
            <text:p>42.3997332594</text:p>
          </table:table-cell>
          <table:table-cell office:value-type="float" office:value="54.5394433714318">
            <text:p>54.5394433714</text:p>
          </table:table-cell>
          <table:table-cell office:value-type="float" office:value="72.3511302504594">
            <text:p>72.3511302505</text:p>
          </table:table-cell>
        </table:table-row>
        <table:table-row table:style-name="ro1">
          <table:table-cell/>
          <table:table-cell office:value-type="float" office:value="5.39991006696073">
            <text:p>5.399910067</text:p>
          </table:table-cell>
          <table:table-cell office:value-type="float" office:value="10.5799943757047">
            <text:p>10.5799943757</text:p>
          </table:table-cell>
          <table:table-cell office:value-type="float" office:value="9.12952370643779">
            <text:p>9.1295237064</text:p>
          </table:table-cell>
          <table:table-cell office:value-type="float" office:value="17.7634477273036">
            <text:p>17.7634477273</text:p>
          </table:table-cell>
          <table:table-cell office:value-type="float" office:value="19.4920635342951">
            <text:p>19.4920635343</text:p>
          </table:table-cell>
          <table:table-cell office:value-type="float" office:value="28.3708594993895">
            <text:p>28.3708594994</text:p>
          </table:table-cell>
          <table:table-cell office:value-type="float" office:value="42.0318534616008">
            <text:p>42.0318534616</text:p>
          </table:table-cell>
          <table:table-cell office:value-type="float" office:value="45.213417355013">
            <text:p>45.213417355</text:p>
          </table:table-cell>
          <table:table-cell office:value-type="float" office:value="62.0475942807443">
            <text:p>62.0475942807</text:p>
          </table:table-cell>
        </table:table-row>
        <table:table-row table:style-name="ro1">
          <table:table-cell/>
          <table:table-cell office:value-type="float" office:value="4.26923429701799">
            <text:p>4.269234297</text:p>
          </table:table-cell>
          <table:table-cell office:value-type="float" office:value="7.75680249875904">
            <text:p>7.7568024988</text:p>
          </table:table-cell>
          <table:table-cell office:value-type="float" office:value="11.4146316755127">
            <text:p>11.4146316755</text:p>
          </table:table-cell>
          <table:table-cell office:value-type="float" office:value="15.7818509738513">
            <text:p>15.7818509739</text:p>
          </table:table-cell>
          <table:table-cell office:value-type="float" office:value="24.3491692854709">
            <text:p>24.3491692855</text:p>
          </table:table-cell>
          <table:table-cell office:value-type="float" office:value="33.3860929255607">
            <text:p>33.3860929256</text:p>
          </table:table-cell>
          <table:table-cell office:value-type="float" office:value="49.6111145774548">
            <text:p>49.6111145775</text:p>
          </table:table-cell>
          <table:table-cell office:value-type="float" office:value="55.6335292178628">
            <text:p>55.6335292179</text:p>
          </table:table-cell>
          <table:table-cell office:value-type="float" office:value="66.5978124282556">
            <text:p>66.5978124283</text:p>
          </table:table-cell>
        </table:table-row>
        <table:table-row table:style-name="ro1">
          <table:table-cell/>
          <table:table-cell office:value-type="float" office:value="6.17648732162695">
            <text:p>6.1764873216</text:p>
          </table:table-cell>
          <table:table-cell office:value-type="float" office:value="6.68332780789956">
            <text:p>6.6833278079</text:p>
          </table:table-cell>
          <table:table-cell office:value-type="float" office:value="18.7993739253036">
            <text:p>18.7993739253</text:p>
          </table:table-cell>
          <table:table-cell office:value-type="float" office:value="18.1530190537082">
            <text:p>18.1530190537</text:p>
          </table:table-cell>
          <table:table-cell office:value-type="float" office:value="25.1999731708488">
            <text:p>25.1999731708</text:p>
          </table:table-cell>
          <table:table-cell office:value-type="float" office:value="34.0830398687267">
            <text:p>34.0830398687</text:p>
          </table:table-cell>
          <table:table-cell office:value-type="float" office:value="37.2114432850676">
            <text:p>37.2114432851</text:p>
          </table:table-cell>
          <table:table-cell office:value-type="float" office:value="57.7043178104905">
            <text:p>57.7043178105</text:p>
          </table:table-cell>
          <table:table-cell office:value-type="float" office:value="65.9656086816194">
            <text:p>65.9656086816</text:p>
          </table:table-cell>
        </table:table-row>
        <table:table-row table:style-name="ro1">
          <table:table-cell/>
          <table:table-cell office:value-type="float" office:value="6.37851094321206">
            <text:p>6.3785109432</text:p>
          </table:table-cell>
          <table:table-cell office:value-type="float" office:value="7.62763878007604">
            <text:p>7.6276387801</text:p>
          </table:table-cell>
          <table:table-cell office:value-type="float" office:value="10.7384846659133">
            <text:p>10.7384846659</text:p>
          </table:table-cell>
          <table:table-cell office:value-type="float" office:value="15.462061914347">
            <text:p>15.4620619143</text:p>
          </table:table-cell>
          <table:table-cell office:value-type="float" office:value="17.2761392624793">
            <text:p>17.2761392625</text:p>
          </table:table-cell>
          <table:table-cell office:value-type="float" office:value="29.2084079844772">
            <text:p>29.2084079845</text:p>
          </table:table-cell>
          <table:table-cell office:value-type="float" office:value="44.8401567422588">
            <text:p>44.8401567423</text:p>
          </table:table-cell>
          <table:table-cell office:value-type="float" office:value="47.6242425986438">
            <text:p>47.6242425986</text:p>
          </table:table-cell>
          <table:table-cell office:value-type="float" office:value="83.2087374547282">
            <text:p>83.2087374547</text:p>
          </table:table-cell>
        </table:table-row>
        <table:table-row table:style-name="ro1">
          <table:table-cell/>
          <table:table-cell office:value-type="float" office:value="4.86125412890738">
            <text:p>4.8612541289</text:p>
          </table:table-cell>
          <table:table-cell office:value-type="float" office:value="7.195699245284">
            <text:p>7.1956992453</text:p>
          </table:table-cell>
          <table:table-cell office:value-type="float" office:value="12.5388638115987">
            <text:p>12.5388638116</text:p>
          </table:table-cell>
          <table:table-cell office:value-type="float" office:value="13.099973723497">
            <text:p>13.0999737235</text:p>
          </table:table-cell>
          <table:table-cell office:value-type="float" office:value="27.0051461496819">
            <text:p>27.0051461497</text:p>
          </table:table-cell>
          <table:table-cell office:value-type="float" office:value="31.6638032729525">
            <text:p>31.663803273</text:p>
          </table:table-cell>
          <table:table-cell office:value-type="float" office:value="47.8597062847375">
            <text:p>47.8597062847</text:p>
          </table:table-cell>
          <table:table-cell office:value-type="float" office:value="45.2241093029224">
            <text:p>45.2241093029</text:p>
          </table:table-cell>
          <table:table-cell office:value-type="float" office:value="65.3544113693351">
            <text:p>65.3544113693</text:p>
          </table:table-cell>
        </table:table-row>
        <table:table-row table:style-name="ro1">
          <table:table-cell office:value-type="string">
            <text:p>Avwerage</text:p>
          </table:table-cell>
          <table:table-cell table:formula="of:=AVERAGE([.B3:.B32])" office:value-type="float" office:value="4.42084991254392">
            <text:p>4.4208499125</text:p>
          </table:table-cell>
          <table:table-cell table:formula="of:=AVERAGE([.C3:.C32])" office:value-type="float" office:value="8.47071492131416">
            <text:p>8.4707149213</text:p>
          </table:table-cell>
          <table:table-cell table:formula="of:=AVERAGE([.D3:.D32])" office:value-type="float" office:value="12.3988817779043">
            <text:p>12.3988817779</text:p>
          </table:table-cell>
          <table:table-cell table:formula="of:=AVERAGE([.E3:.E32])" office:value-type="float" office:value="17.2707200691209">
            <text:p>17.2707200691</text:p>
          </table:table-cell>
          <table:table-cell table:formula="of:=AVERAGE([.F3:.F32])" office:value-type="float" office:value="21.8327704100992">
            <text:p>21.8327704101</text:p>
          </table:table-cell>
          <table:table-cell table:formula="of:=AVERAGE([.G3:.G32])" office:value-type="float" office:value="32.3555047434186">
            <text:p>32.3555047434</text:p>
          </table:table-cell>
          <table:table-cell table:formula="of:=AVERAGE([.H3:.H32])" office:value-type="float" office:value="41.8873597567292">
            <text:p>41.8873597567</text:p>
          </table:table-cell>
          <table:table-cell table:formula="of:=AVERAGE([.I3:.I32])" office:value-type="float" office:value="52.5262586041287">
            <text:p>52.5262586041</text:p>
          </table:table-cell>
          <table:table-cell table:formula="of:=AVERAGE([.J3:.J32])" office:value-type="float" office:value="64.4095701471193">
            <text:p>64.4095701471</text:p>
          </table:table-cell>
        </table:table-row>
        <table:table-row table:style-name="ro1">
          <table:table-cell/>
          <table:table-cell office:value-type="float" office:value="4.42">
            <text:p>4.42</text:p>
          </table:table-cell>
          <table:table-cell office:value-type="float" office:value="8.47">
            <text:p>8.47</text:p>
          </table:table-cell>
          <table:table-cell office:value-type="float" office:value="12.39">
            <text:p>12.39</text:p>
          </table:table-cell>
          <table:table-cell office:value-type="float" office:value="17.27">
            <text:p>17.27</text:p>
          </table:table-cell>
          <table:table-cell office:value-type="float" office:value="21.83">
            <text:p>21.83</text:p>
          </table:table-cell>
          <table:table-cell office:value-type="float" office:value="32.35">
            <text:p>32.35</text:p>
          </table:table-cell>
          <table:table-cell office:value-type="float" office:value="41.88">
            <text:p>41.88</text:p>
          </table:table-cell>
          <table:table-cell office:value-type="float" office:value="52.52">
            <text:p>52.52</text:p>
          </table:table-cell>
          <table:table-cell office:value-type="float" office:value="64.4">
            <text:p>64.4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`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1">
          <table:table-cell office:value-type="string">
            <text:p>EcOpt 0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/>
          <table:table-cell office:value-type="float" office:value="3.59723516175654">
            <text:p>3.5972351618</text:p>
          </table:table-cell>
          <table:table-cell office:value-type="float" office:value="8.54315670916276">
            <text:p>8.5431567092</text:p>
          </table:table-cell>
          <table:table-cell office:value-type="float" office:value="11.2349066191898">
            <text:p>11.2349066192</text:p>
          </table:table-cell>
          <table:table-cell office:value-type="float" office:value="18.3782531493698">
            <text:p>18.3782531494</text:p>
          </table:table-cell>
          <table:table-cell office:value-type="float" office:value="22.5254513881787">
            <text:p>22.5254513882</text:p>
          </table:table-cell>
          <table:table-cell office:value-type="float" office:value="28.8060900736618">
            <text:p>28.8060900737</text:p>
          </table:table-cell>
          <table:table-cell office:value-type="float" office:value="37.2732135906699">
            <text:p>37.2732135907</text:p>
          </table:table-cell>
          <table:table-cell office:value-type="float" office:value="50.8548158678441">
            <text:p>50.8548158678</text:p>
          </table:table-cell>
          <table:table-cell office:value-type="float" office:value="60.4061641446824">
            <text:p>60.4061641447</text:p>
          </table:table-cell>
        </table:table-row>
        <table:table-row table:style-name="ro1">
          <table:table-cell/>
          <table:table-cell office:value-type="float" office:value="4.14434247663462">
            <text:p>4.1443424766</text:p>
          </table:table-cell>
          <table:table-cell office:value-type="float" office:value="6.33471857149334">
            <text:p>6.3347185715</text:p>
          </table:table-cell>
          <table:table-cell office:value-type="float" office:value="12.5635216121179">
            <text:p>12.5635216121</text:p>
          </table:table-cell>
          <table:table-cell office:value-type="float" office:value="13.1257805448827">
            <text:p>13.1257805449</text:p>
          </table:table-cell>
          <table:table-cell office:value-type="float" office:value="20.6302755486686">
            <text:p>20.6302755487</text:p>
          </table:table-cell>
          <table:table-cell office:value-type="float" office:value="30.953306643637">
            <text:p>30.9533066436</text:p>
          </table:table-cell>
          <table:table-cell office:value-type="float" office:value="43.1162640889434">
            <text:p>43.1162640889</text:p>
          </table:table-cell>
          <table:table-cell office:value-type="float" office:value="50.5465789640966">
            <text:p>50.5465789641</text:p>
          </table:table-cell>
          <table:table-cell office:value-type="float" office:value="63.9508268489626">
            <text:p>63.950826849</text:p>
          </table:table-cell>
        </table:table-row>
        <table:table-row table:style-name="ro1">
          <table:table-cell/>
          <table:table-cell office:value-type="float" office:value="6.47705697507058">
            <text:p>6.4770569751</text:p>
          </table:table-cell>
          <table:table-cell office:value-type="float" office:value="8.55748895783381">
            <text:p>8.5574889578</text:p>
          </table:table-cell>
          <table:table-cell office:value-type="float" office:value="10.9413039455483">
            <text:p>10.9413039455</text:p>
          </table:table-cell>
          <table:table-cell office:value-type="float" office:value="18.5533050049849">
            <text:p>18.553305005</text:p>
          </table:table-cell>
          <table:table-cell office:value-type="float" office:value="18.592012004633">
            <text:p>18.5920120046</text:p>
          </table:table-cell>
          <table:table-cell office:value-type="float" office:value="28.4719616716829">
            <text:p>28.4719616717</text:p>
          </table:table-cell>
          <table:table-cell office:value-type="float" office:value="41.0974670811138">
            <text:p>41.0974670811</text:p>
          </table:table-cell>
          <table:table-cell office:value-type="float" office:value="49.2098413045005">
            <text:p>49.2098413045</text:p>
          </table:table-cell>
          <table:table-cell office:value-type="float" office:value="65.0273545265554">
            <text:p>65.0273545266</text:p>
          </table:table-cell>
        </table:table-row>
        <table:table-row table:style-name="ro1">
          <table:table-cell/>
          <table:table-cell office:value-type="float" office:value="4.09030297555501">
            <text:p>4.0903029756</text:p>
          </table:table-cell>
          <table:table-cell office:value-type="float" office:value="6.23600997748008">
            <text:p>6.2360099775</text:p>
          </table:table-cell>
          <table:table-cell office:value-type="float" office:value="12.2261589519771">
            <text:p>12.226158952</text:p>
          </table:table-cell>
          <table:table-cell office:value-type="float" office:value="14.4614166419783">
            <text:p>14.461416642</text:p>
          </table:table-cell>
          <table:table-cell office:value-type="float" office:value="15.3446581193739">
            <text:p>15.3446581194</text:p>
          </table:table-cell>
          <table:table-cell office:value-type="float" office:value="33.8521302398176">
            <text:p>33.8521302398</text:p>
          </table:table-cell>
          <table:table-cell office:value-type="float" office:value="41.3737934739129">
            <text:p>41.3737934739</text:p>
          </table:table-cell>
          <table:table-cell office:value-type="float" office:value="44.8360122717677">
            <text:p>44.8360122718</text:p>
          </table:table-cell>
          <table:table-cell office:value-type="float" office:value="56.7113554122552">
            <text:p>56.7113554123</text:p>
          </table:table-cell>
        </table:table-row>
        <table:table-row table:style-name="ro1">
          <table:table-cell/>
          <table:table-cell office:value-type="float" office:value="4.01800448541906">
            <text:p>4.0180044854</text:p>
          </table:table-cell>
          <table:table-cell office:value-type="float" office:value="7.29376332691641">
            <text:p>7.2937633269</text:p>
          </table:table-cell>
          <table:table-cell office:value-type="float" office:value="10.7440204566096">
            <text:p>10.7440204566</text:p>
          </table:table-cell>
          <table:table-cell office:value-type="float" office:value="18.8874169452902">
            <text:p>18.8874169453</text:p>
          </table:table-cell>
          <table:table-cell office:value-type="float" office:value="21.6073748348313">
            <text:p>21.6073748348</text:p>
          </table:table-cell>
          <table:table-cell office:value-type="float" office:value="28.5041571510628">
            <text:p>28.5041571511</text:p>
          </table:table-cell>
          <table:table-cell office:value-type="float" office:value="43.6576934834811">
            <text:p>43.6576934835</text:p>
          </table:table-cell>
          <table:table-cell office:value-type="float" office:value="42.6877524369011">
            <text:p>42.6877524369</text:p>
          </table:table-cell>
          <table:table-cell office:value-type="float" office:value="55.3033239544366">
            <text:p>55.3033239544</text:p>
          </table:table-cell>
        </table:table-row>
        <table:table-row table:style-name="ro1">
          <table:table-cell/>
          <table:table-cell office:value-type="float" office:value="4.26035178263157">
            <text:p>4.2603517826</text:p>
          </table:table-cell>
          <table:table-cell office:value-type="float" office:value="9.87313480765033">
            <text:p>9.8731348077</text:p>
          </table:table-cell>
          <table:table-cell office:value-type="float" office:value="12.5553038018779">
            <text:p>12.5553038019</text:p>
          </table:table-cell>
          <table:table-cell office:value-type="float" office:value="18.6266176627651">
            <text:p>18.6266176628</text:p>
          </table:table-cell>
          <table:table-cell office:value-type="float" office:value="19.0289458321367">
            <text:p>19.0289458321</text:p>
          </table:table-cell>
          <table:table-cell office:value-type="float" office:value="32.0736287770378">
            <text:p>32.073628777</text:p>
          </table:table-cell>
          <table:table-cell office:value-type="float" office:value="39.9019219772617">
            <text:p>39.9019219773</text:p>
          </table:table-cell>
          <table:table-cell office:value-type="float" office:value="58.0127214673248">
            <text:p>58.0127214673</text:p>
          </table:table-cell>
          <table:table-cell office:value-type="float" office:value="57.7974851442923">
            <text:p>57.7974851443</text:p>
          </table:table-cell>
        </table:table-row>
        <table:table-row table:style-name="ro1">
          <table:table-cell/>
          <table:table-cell office:value-type="float" office:value="3.84083831226349">
            <text:p>3.8408383123</text:p>
          </table:table-cell>
          <table:table-cell office:value-type="float" office:value="9.1766341498485">
            <text:p>9.1766341498</text:p>
          </table:table-cell>
          <table:table-cell office:value-type="float" office:value="12.2175397652366">
            <text:p>12.2175397652</text:p>
          </table:table-cell>
          <table:table-cell office:value-type="float" office:value="15.8353350415764">
            <text:p>15.8353350416</text:p>
          </table:table-cell>
          <table:table-cell office:value-type="float" office:value="24.4071932877923">
            <text:p>24.4071932878</text:p>
          </table:table-cell>
          <table:table-cell office:value-type="float" office:value="29.6274584176581">
            <text:p>29.6274584177</text:p>
          </table:table-cell>
          <table:table-cell office:value-type="float" office:value="33.0808415386791">
            <text:p>33.0808415387</text:p>
          </table:table-cell>
          <table:table-cell office:value-type="float" office:value="59.4560782788158">
            <text:p>59.4560782788</text:p>
          </table:table-cell>
          <table:table-cell office:value-type="float" office:value="63.7038720814198">
            <text:p>63.7038720814</text:p>
          </table:table-cell>
        </table:table-row>
        <table:table-row table:style-name="ro1">
          <table:table-cell/>
          <table:table-cell office:value-type="float" office:value="6.8761330520789">
            <text:p>6.8761330521</text:p>
          </table:table-cell>
          <table:table-cell office:value-type="float" office:value="7.55397306444138">
            <text:p>7.5539730644</text:p>
          </table:table-cell>
          <table:table-cell office:value-type="float" office:value="13.0715847997735">
            <text:p>13.0715847998</text:p>
          </table:table-cell>
          <table:table-cell office:value-type="float" office:value="17.368825355793">
            <text:p>17.3688253558</text:p>
          </table:table-cell>
          <table:table-cell office:value-type="float" office:value="20.2225402370764">
            <text:p>20.2225402371</text:p>
          </table:table-cell>
          <table:table-cell office:value-type="float" office:value="31.4765421103639">
            <text:p>31.4765421104</text:p>
          </table:table-cell>
          <table:table-cell office:value-type="float" office:value="40.4709324291371">
            <text:p>40.4709324291</text:p>
          </table:table-cell>
          <table:table-cell office:value-type="float" office:value="50.328955009767">
            <text:p>50.3289550098</text:p>
          </table:table-cell>
          <table:table-cell office:value-type="float" office:value="66.1502243280302">
            <text:p>66.150224328</text:p>
          </table:table-cell>
        </table:table-row>
        <table:table-row table:style-name="ro1">
          <table:table-cell/>
          <table:table-cell office:value-type="float" office:value="2.95409260109614">
            <text:p>2.9540926011</text:p>
          </table:table-cell>
          <table:table-cell office:value-type="float" office:value="8.9072787210896">
            <text:p>8.9072787211</text:p>
          </table:table-cell>
          <table:table-cell office:value-type="float" office:value="10.4807968455671">
            <text:p>10.4807968456</text:p>
          </table:table-cell>
          <table:table-cell office:value-type="float" office:value="19.6136613578487">
            <text:p>19.6136613578</text:p>
          </table:table-cell>
          <table:table-cell office:value-type="float" office:value="18.6076392419745">
            <text:p>18.607639242</text:p>
          </table:table-cell>
          <table:table-cell office:value-type="float" office:value="29.4468766035689">
            <text:p>29.4468766036</text:p>
          </table:table-cell>
          <table:table-cell office:value-type="float" office:value="41.4849320028507">
            <text:p>41.4849320029</text:p>
          </table:table-cell>
          <table:table-cell office:value-type="float" office:value="54.5242430640792">
            <text:p>54.5242430641</text:p>
          </table:table-cell>
          <table:table-cell office:value-type="float" office:value="53.4391597783015">
            <text:p>53.4391597783</text:p>
          </table:table-cell>
        </table:table-row>
        <table:table-row table:style-name="ro1">
          <table:table-cell/>
          <table:table-cell office:value-type="float" office:value="2.69452962967">
            <text:p>2.6945296297</text:p>
          </table:table-cell>
          <table:table-cell office:value-type="float" office:value="8.35476819865994">
            <text:p>8.3547681987</text:p>
          </table:table-cell>
          <table:table-cell office:value-type="float" office:value="11.5221790652736">
            <text:p>11.5221790653</text:p>
          </table:table-cell>
          <table:table-cell office:value-type="float" office:value="15.7739007902533">
            <text:p>15.7739007903</text:p>
          </table:table-cell>
          <table:table-cell office:value-type="float" office:value="24.4346903054502">
            <text:p>24.4346903055</text:p>
          </table:table-cell>
          <table:table-cell office:value-type="float" office:value="31.3123119315642">
            <text:p>31.3123119316</text:p>
          </table:table-cell>
          <table:table-cell office:value-type="float" office:value="38.7660234186778">
            <text:p>38.7660234187</text:p>
          </table:table-cell>
          <table:table-cell office:value-type="float" office:value="53.6552073106232">
            <text:p>53.6552073106</text:p>
          </table:table-cell>
          <table:table-cell office:value-type="float" office:value="64.7864020437301">
            <text:p>64.7864020437</text:p>
          </table:table-cell>
        </table:table-row>
        <table:table-row table:style-name="ro1">
          <table:table-cell/>
          <table:table-cell office:value-type="float" office:value="3.77824711351934">
            <text:p>3.7782471135</text:p>
          </table:table-cell>
          <table:table-cell office:value-type="float" office:value="9.11635887911666">
            <text:p>9.1163588791</text:p>
          </table:table-cell>
          <table:table-cell office:value-type="float" office:value="13.5459222790682">
            <text:p>13.5459222791</text:p>
          </table:table-cell>
          <table:table-cell office:value-type="float" office:value="14.5656734907861">
            <text:p>14.5656734908</text:p>
          </table:table-cell>
          <table:table-cell office:value-type="float" office:value="20.8420295454089">
            <text:p>20.8420295454</text:p>
          </table:table-cell>
          <table:table-cell office:value-type="float" office:value="31.8351904707279">
            <text:p>31.8351904707</text:p>
          </table:table-cell>
          <table:table-cell office:value-type="float" office:value="46.7990254467368">
            <text:p>46.7990254467</text:p>
          </table:table-cell>
          <table:table-cell office:value-type="float" office:value="42.8657673288762">
            <text:p>42.8657673289</text:p>
          </table:table-cell>
          <table:table-cell office:value-type="float" office:value="63.6228502066842">
            <text:p>63.6228502067</text:p>
          </table:table-cell>
        </table:table-row>
        <table:table-row table:style-name="ro1">
          <table:table-cell/>
          <table:table-cell office:value-type="float" office:value="3.92770854442415">
            <text:p>3.9277085444</text:p>
          </table:table-cell>
          <table:table-cell office:value-type="float" office:value="8.98052328274048">
            <text:p>8.9805232827</text:p>
          </table:table-cell>
          <table:table-cell office:value-type="float" office:value="10.5230478739561">
            <text:p>10.523047874</text:p>
          </table:table-cell>
          <table:table-cell office:value-type="float" office:value="14.4111523584197">
            <text:p>14.4111523584</text:p>
          </table:table-cell>
          <table:table-cell office:value-type="float" office:value="21.8480944110411">
            <text:p>21.848094411</text:p>
          </table:table-cell>
          <table:table-cell office:value-type="float" office:value="27.2178653849041">
            <text:p>27.2178653849</text:p>
          </table:table-cell>
          <table:table-cell office:value-type="float" office:value="43.2414371769801">
            <text:p>43.241437177</text:p>
          </table:table-cell>
          <table:table-cell office:value-type="float" office:value="56.2958419184743">
            <text:p>56.2958419185</text:p>
          </table:table-cell>
          <table:table-cell office:value-type="float" office:value="53.8813634155868">
            <text:p>53.8813634156</text:p>
          </table:table-cell>
        </table:table-row>
        <table:table-row table:style-name="ro1">
          <table:table-cell/>
          <table:table-cell office:value-type="float" office:value="3.32399259840372">
            <text:p>3.3239925984</text:p>
          </table:table-cell>
          <table:table-cell office:value-type="float" office:value="8.92731185557659">
            <text:p>8.9273118556</text:p>
          </table:table-cell>
          <table:table-cell office:value-type="float" office:value="11.746847583554">
            <text:p>11.7468475836</text:p>
          </table:table-cell>
          <table:table-cell office:value-type="float" office:value="18.7084307947712">
            <text:p>18.7084307948</text:p>
          </table:table-cell>
          <table:table-cell office:value-type="float" office:value="20.4599828237938">
            <text:p>20.4599828238</text:p>
          </table:table-cell>
          <table:table-cell office:value-type="float" office:value="35.219001325072">
            <text:p>35.2190013251</text:p>
          </table:table-cell>
          <table:table-cell office:value-type="float" office:value="45.4122975654009">
            <text:p>45.4122975654</text:p>
          </table:table-cell>
          <table:table-cell office:value-type="float" office:value="60.9321529127265">
            <text:p>60.9321529127</text:p>
          </table:table-cell>
          <table:table-cell office:value-type="float" office:value="65.6041985283937">
            <text:p>65.6041985284</text:p>
          </table:table-cell>
        </table:table-row>
        <table:table-row table:style-name="ro1">
          <table:table-cell/>
          <table:table-cell office:value-type="float" office:value="4.00565719303313">
            <text:p>4.005657193</text:p>
          </table:table-cell>
          <table:table-cell office:value-type="float" office:value="8.06681701396838">
            <text:p>8.066817014</text:p>
          </table:table-cell>
          <table:table-cell office:value-type="float" office:value="10.6177267335456">
            <text:p>10.6177267335</text:p>
          </table:table-cell>
          <table:table-cell office:value-type="float" office:value="14.3582421381802">
            <text:p>14.3582421382</text:p>
          </table:table-cell>
          <table:table-cell office:value-type="float" office:value="19.1796710934173">
            <text:p>19.1796710934</text:p>
          </table:table-cell>
          <table:table-cell office:value-type="float" office:value="29.2164586474664">
            <text:p>29.2164586475</text:p>
          </table:table-cell>
          <table:table-cell office:value-type="float" office:value="40.4659842961055">
            <text:p>40.4659842961</text:p>
          </table:table-cell>
          <table:table-cell office:value-type="float" office:value="48.7572138884971">
            <text:p>48.7572138885</text:p>
          </table:table-cell>
          <table:table-cell office:value-type="float" office:value="64.9678430850036">
            <text:p>64.967843085</text:p>
          </table:table-cell>
        </table:table-row>
        <table:table-row table:style-name="ro1">
          <table:table-cell/>
          <table:table-cell office:value-type="float" office:value="4.97753873946169">
            <text:p>4.9775387395</text:p>
          </table:table-cell>
          <table:table-cell office:value-type="float" office:value="8.87992160205499">
            <text:p>8.8799216021</text:p>
          </table:table-cell>
          <table:table-cell office:value-type="float" office:value="10.5223940408066">
            <text:p>10.5223940408</text:p>
          </table:table-cell>
          <table:table-cell office:value-type="float" office:value="13.9210956405364">
            <text:p>13.9210956405</text:p>
          </table:table-cell>
          <table:table-cell office:value-type="float" office:value="19.2528129637958">
            <text:p>19.2528129638</text:p>
          </table:table-cell>
          <table:table-cell office:value-type="float" office:value="28.955552170908">
            <text:p>28.9555521709</text:p>
          </table:table-cell>
          <table:table-cell office:value-type="float" office:value="38.1718232126277">
            <text:p>38.1718232126</text:p>
          </table:table-cell>
          <table:table-cell office:value-type="float" office:value="54.1088483595286">
            <text:p>54.1088483595</text:p>
          </table:table-cell>
          <table:table-cell office:value-type="float" office:value="56.6314211344761">
            <text:p>56.6314211345</text:p>
          </table:table-cell>
        </table:table-row>
        <table:table-row table:style-name="ro1">
          <table:table-cell/>
          <table:table-cell office:value-type="float" office:value="3.39909287994897">
            <text:p>3.3990928799</text:p>
          </table:table-cell>
          <table:table-cell office:value-type="float" office:value="12.4636174129296">
            <text:p>12.4636174129</text:p>
          </table:table-cell>
          <table:table-cell office:value-type="float" office:value="14.2936233018381">
            <text:p>14.2936233018</text:p>
          </table:table-cell>
          <table:table-cell office:value-type="float" office:value="14.8346591488271">
            <text:p>14.8346591488</text:p>
          </table:table-cell>
          <table:table-cell office:value-type="float" office:value="20.8698944587431">
            <text:p>20.8698944587</text:p>
          </table:table-cell>
          <table:table-cell office:value-type="float" office:value="30.6855221084688">
            <text:p>30.6855221085</text:p>
          </table:table-cell>
          <table:table-cell office:value-type="float" office:value="40.1705457172857">
            <text:p>40.1705457173</text:p>
          </table:table-cell>
          <table:table-cell office:value-type="float" office:value="52.9897450942826">
            <text:p>52.9897450943</text:p>
          </table:table-cell>
          <table:table-cell office:value-type="float" office:value="50.9114371268934">
            <text:p>50.9114371269</text:p>
          </table:table-cell>
        </table:table-row>
        <table:table-row table:style-name="ro1">
          <table:table-cell/>
          <table:table-cell office:value-type="float" office:value="3.29290692492702">
            <text:p>3.2929069249</text:p>
          </table:table-cell>
          <table:table-cell office:value-type="float" office:value="7.88140419823731">
            <text:p>7.8814041982</text:p>
          </table:table-cell>
          <table:table-cell office:value-type="float" office:value="13.1713543812502">
            <text:p>13.1713543813</text:p>
          </table:table-cell>
          <table:table-cell office:value-type="float" office:value="15.1120082263433">
            <text:p>15.1120082263</text:p>
          </table:table-cell>
          <table:table-cell office:value-type="float" office:value="23.8945651868803">
            <text:p>23.8945651869</text:p>
          </table:table-cell>
          <table:table-cell office:value-type="float" office:value="33.1413038019155">
            <text:p>33.1413038019</text:p>
          </table:table-cell>
          <table:table-cell office:value-type="float" office:value="50.0710280909962">
            <text:p>50.071028091</text:p>
          </table:table-cell>
          <table:table-cell office:value-type="float" office:value="48.2304469055289">
            <text:p>48.2304469055</text:p>
          </table:table-cell>
          <table:table-cell office:value-type="float" office:value="56.332338494638">
            <text:p>56.3323384946</text:p>
          </table:table-cell>
        </table:table-row>
        <table:table-row table:style-name="ro1">
          <table:table-cell/>
          <table:table-cell office:value-type="float" office:value="4.11538955432616">
            <text:p>4.1153895543</text:p>
          </table:table-cell>
          <table:table-cell office:value-type="float" office:value="7.90464004450928">
            <text:p>7.9046400445</text:p>
          </table:table-cell>
          <table:table-cell office:value-type="float" office:value="11.3298230000098">
            <text:p>11.329823</text:p>
          </table:table-cell>
          <table:table-cell office:value-type="float" office:value="17.7446801348588">
            <text:p>17.7446801349</text:p>
          </table:table-cell>
          <table:table-cell office:value-type="float" office:value="21.5838958059903">
            <text:p>21.583895806</text:p>
          </table:table-cell>
          <table:table-cell office:value-type="float" office:value="34.2059200256272">
            <text:p>34.2059200256</text:p>
          </table:table-cell>
          <table:table-cell office:value-type="float" office:value="48.2777547744245">
            <text:p>48.2777547744</text:p>
          </table:table-cell>
          <table:table-cell office:value-type="float" office:value="50.8709003059848">
            <text:p>50.870900306</text:p>
          </table:table-cell>
          <table:table-cell office:value-type="float" office:value="61.5238586646592">
            <text:p>61.5238586647</text:p>
          </table:table-cell>
        </table:table-row>
        <table:table-row table:style-name="ro1">
          <table:table-cell/>
          <table:table-cell office:value-type="float" office:value="3.93525625070515">
            <text:p>3.9352562507</text:p>
          </table:table-cell>
          <table:table-cell office:value-type="float" office:value="6.07377572755536">
            <text:p>6.0737757276</text:p>
          </table:table-cell>
          <table:table-cell office:value-type="float" office:value="11.6986444355389">
            <text:p>11.6986444355</text:p>
          </table:table-cell>
          <table:table-cell office:value-type="float" office:value="17.3949433498747">
            <text:p>17.3949433499</text:p>
          </table:table-cell>
          <table:table-cell office:value-type="float" office:value="22.0144162447327">
            <text:p>22.0144162447</text:p>
          </table:table-cell>
          <table:table-cell office:value-type="float" office:value="30.6520033938878">
            <text:p>30.6520033939</text:p>
          </table:table-cell>
          <table:table-cell office:value-type="float" office:value="43.4091670153875">
            <text:p>43.4091670154</text:p>
          </table:table-cell>
          <table:table-cell office:value-type="float" office:value="56.6301971668672">
            <text:p>56.6301971669</text:p>
          </table:table-cell>
          <table:table-cell office:value-type="float" office:value="62.7787382428105">
            <text:p>62.7787382428</text:p>
          </table:table-cell>
        </table:table-row>
        <table:table-row table:style-name="ro1">
          <table:table-cell/>
          <table:table-cell office:value-type="float" office:value="4.12103296251848">
            <text:p>4.1210329625</text:p>
          </table:table-cell>
          <table:table-cell office:value-type="float" office:value="9.80679428892586">
            <text:p>9.8067942889</text:p>
          </table:table-cell>
          <table:table-cell office:value-type="float" office:value="16.4326554028478">
            <text:p>16.4326554028</text:p>
          </table:table-cell>
          <table:table-cell office:value-type="float" office:value="14.5286300279522">
            <text:p>14.528630028</text:p>
          </table:table-cell>
          <table:table-cell office:value-type="float" office:value="23.3875107877984">
            <text:p>23.3875107878</text:p>
          </table:table-cell>
          <table:table-cell office:value-type="float" office:value="32.9098972972288">
            <text:p>32.9098972972</text:p>
          </table:table-cell>
          <table:table-cell office:value-type="float" office:value="40.571537274368">
            <text:p>40.5715372744</text:p>
          </table:table-cell>
          <table:table-cell office:value-type="float" office:value="51.3328867181153">
            <text:p>51.3328867181</text:p>
          </table:table-cell>
          <table:table-cell office:value-type="float" office:value="67.2107465819227">
            <text:p>67.2107465819</text:p>
          </table:table-cell>
        </table:table-row>
        <table:table-row table:style-name="ro1">
          <table:table-cell/>
          <table:table-cell office:value-type="float" office:value="6.10351785319222">
            <text:p>6.1035178532</text:p>
          </table:table-cell>
          <table:table-cell office:value-type="float" office:value="6.68663421400174">
            <text:p>6.686634214</text:p>
          </table:table-cell>
          <table:table-cell office:value-type="float" office:value="11.1385716150326">
            <text:p>11.138571615</text:p>
          </table:table-cell>
          <table:table-cell office:value-type="float" office:value="16.8873998379918">
            <text:p>16.887399838</text:p>
          </table:table-cell>
          <table:table-cell office:value-type="float" office:value="19.8629586708457">
            <text:p>19.8629586708</text:p>
          </table:table-cell>
          <table:table-cell office:value-type="float" office:value="32.9173076941515">
            <text:p>32.9173076942</text:p>
          </table:table-cell>
          <table:table-cell office:value-type="float" office:value="41.232985510198">
            <text:p>41.2329855102</text:p>
          </table:table-cell>
          <table:table-cell office:value-type="float" office:value="49.7979737852656">
            <text:p>49.7979737853</text:p>
          </table:table-cell>
          <table:table-cell office:value-type="float" office:value="54.8588030111932">
            <text:p>54.8588030112</text:p>
          </table:table-cell>
        </table:table-row>
        <table:table-row table:style-name="ro1">
          <table:table-cell/>
          <table:table-cell office:value-type="float" office:value="4.15551466238935">
            <text:p>4.1555146624</text:p>
          </table:table-cell>
          <table:table-cell office:value-type="float" office:value="9.28710717560375">
            <text:p>9.2871071756</text:p>
          </table:table-cell>
          <table:table-cell office:value-type="float" office:value="11.5662137901636">
            <text:p>11.5662137902</text:p>
          </table:table-cell>
          <table:table-cell office:value-type="float" office:value="15.1712678711187">
            <text:p>15.1712678711</text:p>
          </table:table-cell>
          <table:table-cell office:value-type="float" office:value="24.2099246453649">
            <text:p>24.2099246454</text:p>
          </table:table-cell>
          <table:table-cell office:value-type="float" office:value="35.1555044305123">
            <text:p>35.1555044305</text:p>
          </table:table-cell>
          <table:table-cell office:value-type="float" office:value="47.3959534216074">
            <text:p>47.3959534216</text:p>
          </table:table-cell>
          <table:table-cell office:value-type="float" office:value="46.2591979739955">
            <text:p>46.259197974</text:p>
          </table:table-cell>
          <table:table-cell office:value-type="float" office:value="69.7428689300032">
            <text:p>69.74286893</text:p>
          </table:table-cell>
        </table:table-row>
        <table:table-row table:style-name="ro1">
          <table:table-cell/>
          <table:table-cell office:value-type="float" office:value="4.18983232076937">
            <text:p>4.1898323208</text:p>
          </table:table-cell>
          <table:table-cell office:value-type="float" office:value="6.77625862743003">
            <text:p>6.7762586274</text:p>
          </table:table-cell>
          <table:table-cell office:value-type="float" office:value="13.3257194824682">
            <text:p>13.3257194825</text:p>
          </table:table-cell>
          <table:table-cell office:value-type="float" office:value="15.4175746893011">
            <text:p>15.4175746893</text:p>
          </table:table-cell>
          <table:table-cell office:value-type="float" office:value="19.4898805061184">
            <text:p>19.4898805061</text:p>
          </table:table-cell>
          <table:table-cell office:value-type="float" office:value="37.6997359641218">
            <text:p>37.6997359641</text:p>
          </table:table-cell>
          <table:table-cell office:value-type="float" office:value="35.1105712733734">
            <text:p>35.1105712734</text:p>
          </table:table-cell>
          <table:table-cell office:value-type="float" office:value="50.5292805854497">
            <text:p>50.5292805854</text:p>
          </table:table-cell>
          <table:table-cell office:value-type="float" office:value="55.7332480640816">
            <text:p>55.7332480641</text:p>
          </table:table-cell>
        </table:table-row>
        <table:table-row table:style-name="ro1">
          <table:table-cell/>
          <table:table-cell office:value-type="float" office:value="4.17258846032678">
            <text:p>4.1725884603</text:p>
          </table:table-cell>
          <table:table-cell office:value-type="float" office:value="6.73371930327721">
            <text:p>6.7337193033</text:p>
          </table:table-cell>
          <table:table-cell office:value-type="float" office:value="11.9590477585193">
            <text:p>11.9590477585</text:p>
          </table:table-cell>
          <table:table-cell office:value-type="float" office:value="15.8216894613802">
            <text:p>15.8216894614</text:p>
          </table:table-cell>
          <table:table-cell office:value-type="float" office:value="21.5425991782413">
            <text:p>21.5425991782</text:p>
          </table:table-cell>
          <table:table-cell office:value-type="float" office:value="30.9199896081391">
            <text:p>30.9199896081</text:p>
          </table:table-cell>
          <table:table-cell office:value-type="float" office:value="41.0374182384112">
            <text:p>41.0374182384</text:p>
          </table:table-cell>
          <table:table-cell office:value-type="float" office:value="48.2891356275486">
            <text:p>48.2891356275</text:p>
          </table:table-cell>
          <table:table-cell office:value-type="float" office:value="66.1165525616561">
            <text:p>66.1165525617</text:p>
          </table:table-cell>
        </table:table-row>
        <table:table-row table:style-name="ro1">
          <table:table-cell/>
          <table:table-cell office:value-type="float" office:value="4.64224448066375">
            <text:p>4.6422444807</text:p>
          </table:table-cell>
          <table:table-cell office:value-type="float" office:value="7.47786623880597">
            <text:p>7.4778662388</text:p>
          </table:table-cell>
          <table:table-cell office:value-type="float" office:value="12.5545853907906">
            <text:p>12.5545853908</text:p>
          </table:table-cell>
          <table:table-cell office:value-type="float" office:value="15.3607167868781">
            <text:p>15.3607167869</text:p>
          </table:table-cell>
          <table:table-cell office:value-type="float" office:value="21.9800905821339">
            <text:p>21.9800905821</text:p>
          </table:table-cell>
          <table:table-cell office:value-type="float" office:value="32.3618227821589">
            <text:p>32.3618227822</text:p>
          </table:table-cell>
          <table:table-cell office:value-type="float" office:value="40.6866716248624">
            <text:p>40.6866716249</text:p>
          </table:table-cell>
          <table:table-cell office:value-type="float" office:value="44.5803113927868">
            <text:p>44.5803113928</text:p>
          </table:table-cell>
          <table:table-cell office:value-type="float" office:value="60.0712533889418">
            <text:p>60.0712533889</text:p>
          </table:table-cell>
        </table:table-row>
        <table:table-row table:style-name="ro1">
          <table:table-cell/>
          <table:table-cell office:value-type="float" office:value="3.80395550300102">
            <text:p>3.803955503</text:p>
          </table:table-cell>
          <table:table-cell office:value-type="float" office:value="11.9068524844702">
            <text:p>11.9068524845</text:p>
          </table:table-cell>
          <table:table-cell office:value-type="float" office:value="11.5186857593133">
            <text:p>11.5186857593</text:p>
          </table:table-cell>
          <table:table-cell office:value-type="float" office:value="18.545881392959">
            <text:p>18.545881393</text:p>
          </table:table-cell>
          <table:table-cell office:value-type="float" office:value="18.6239265125068">
            <text:p>18.6239265125</text:p>
          </table:table-cell>
          <table:table-cell office:value-type="float" office:value="33.3667892287121">
            <text:p>33.3667892287</text:p>
          </table:table-cell>
          <table:table-cell office:value-type="float" office:value="42.3327292045606">
            <text:p>42.3327292046</text:p>
          </table:table-cell>
          <table:table-cell office:value-type="float" office:value="53.6201237783243">
            <text:p>53.6201237783</text:p>
          </table:table-cell>
          <table:table-cell office:value-type="float" office:value="53.6528261377935">
            <text:p>53.6528261378</text:p>
          </table:table-cell>
        </table:table-row>
        <table:table-row table:style-name="ro1">
          <table:table-cell/>
          <table:table-cell office:value-type="float" office:value="3.14744720499198">
            <text:p>3.147447205</text:p>
          </table:table-cell>
          <table:table-cell office:value-type="float" office:value="7.38779832964019">
            <text:p>7.3877983296</text:p>
          </table:table-cell>
          <table:table-cell office:value-type="float" office:value="12.1864298260866">
            <text:p>12.1864298261</text:p>
          </table:table-cell>
          <table:table-cell office:value-type="float" office:value="15.6158547564492">
            <text:p>15.6158547564</text:p>
          </table:table-cell>
          <table:table-cell office:value-type="float" office:value="19.1106155904622">
            <text:p>19.1106155905</text:p>
          </table:table-cell>
          <table:table-cell office:value-type="float" office:value="30.8040450922863">
            <text:p>30.8040450923</text:p>
          </table:table-cell>
          <table:table-cell office:value-type="float" office:value="34.244297647424">
            <text:p>34.2442976474</text:p>
          </table:table-cell>
          <table:table-cell office:value-type="float" office:value="55.0754000746138">
            <text:p>55.0754000746</text:p>
          </table:table-cell>
          <table:table-cell office:value-type="float" office:value="54.915299260354">
            <text:p>54.9152992604</text:p>
          </table:table-cell>
        </table:table-row>
        <table:table-row table:style-name="ro1">
          <table:table-cell/>
          <table:table-cell office:value-type="float" office:value="3.72566594257046">
            <text:p>3.7256659426</text:p>
          </table:table-cell>
          <table:table-cell office:value-type="float" office:value="6.74886653923454">
            <text:p>6.7488665392</text:p>
          </table:table-cell>
          <table:table-cell office:value-type="float" office:value="11.4036659793735">
            <text:p>11.4036659794</text:p>
          </table:table-cell>
          <table:table-cell office:value-type="float" office:value="14.9167273871035">
            <text:p>14.9167273871</text:p>
          </table:table-cell>
          <table:table-cell office:value-type="float" office:value="14.720827416018">
            <text:p>14.720827416</text:p>
          </table:table-cell>
          <table:table-cell office:value-type="float" office:value="31.316436940172">
            <text:p>31.3164369402</text:p>
          </table:table-cell>
          <table:table-cell office:value-type="float" office:value="39.8487944389653">
            <text:p>39.848794439</text:p>
          </table:table-cell>
          <table:table-cell office:value-type="float" office:value="49.4952675759341">
            <text:p>49.4952675759</text:p>
          </table:table-cell>
          <table:table-cell office:value-type="float" office:value="68.3203766871557">
            <text:p>68.3203766872</text:p>
          </table:table-cell>
        </table:table-row>
        <table:table-row table:style-name="ro1">
          <table:table-cell/>
          <table:table-cell office:value-type="float" office:value="4.1581893116263">
            <text:p>4.1581893116</text:p>
          </table:table-cell>
          <table:table-cell office:value-type="float" office:value="7.57530387996735">
            <text:p>7.57530388</text:p>
          </table:table-cell>
          <table:table-cell office:value-type="float" office:value="12.2693281272998">
            <text:p>12.2693281273</text:p>
          </table:table-cell>
          <table:table-cell office:value-type="float" office:value="17.1466327234421">
            <text:p>17.1466327234</text:p>
          </table:table-cell>
          <table:table-cell office:value-type="float" office:value="17.9185149787272">
            <text:p>17.9185149787</text:p>
          </table:table-cell>
          <table:table-cell office:value-type="float" office:value="26.5632035420094">
            <text:p>26.563203542</text:p>
          </table:table-cell>
          <table:table-cell office:value-type="float" office:value="40.2212294838664">
            <text:p>40.2212294839</text:p>
          </table:table-cell>
          <table:table-cell office:value-type="float" office:value="54.2735871885798">
            <text:p>54.2735871886</text:p>
          </table:table-cell>
          <table:table-cell office:value-type="float" office:value="62.7312281945797">
            <text:p>62.7312281946</text:p>
          </table:table-cell>
        </table:table-row>
        <table:table-row table:style-name="ro1">
          <table:table-cell/>
          <table:table-cell office:value-type="float" office:value="4.53091966781005">
            <text:p>4.5309196678</text:p>
          </table:table-cell>
          <table:table-cell office:value-type="float" office:value="8.40735307338173">
            <text:p>8.4073530734</text:p>
          </table:table-cell>
          <table:table-cell office:value-type="float" office:value="12.4225604336757">
            <text:p>12.4225604337</text:p>
          </table:table-cell>
          <table:table-cell office:value-type="float" office:value="12.9396667646629">
            <text:p>12.9396667647</text:p>
          </table:table-cell>
          <table:table-cell office:value-type="float" office:value="20.0720346701437">
            <text:p>20.0720346701</text:p>
          </table:table-cell>
          <table:table-cell office:value-type="float" office:value="36.3827146581089">
            <text:p>36.3827146581</text:p>
          </table:table-cell>
          <table:table-cell office:value-type="float" office:value="36.8159332967743">
            <text:p>36.8159332968</text:p>
          </table:table-cell>
          <table:table-cell office:value-type="float" office:value="57.9230387369989">
            <text:p>57.923038737</text:p>
          </table:table-cell>
          <table:table-cell office:value-type="float" office:value="61.0488553998566">
            <text:p>61.0488553999</text:p>
          </table:table-cell>
        </table:table-row>
        <table:table-row table:style-name="ro1">
          <table:table-cell office:value-type="string">
            <text:p>Average</text:p>
          </table:table-cell>
          <table:table-cell table:formula="of:=AVERAGE([.B3:.B32])" office:value-type="float" office:value="4.14865285402617">
            <text:p>4.148652854</text:p>
          </table:table-cell>
          <table:table-cell table:formula="of:=AVERAGE([.C3:.C32])" office:value-type="float" office:value="8.26399502186678">
            <text:p>8.2639950219</text:p>
          </table:table-cell>
          <table:table-cell table:formula="of:=AVERAGE([.D3:.D32])" office:value-type="float" office:value="12.0594721019437">
            <text:p>12.0594721019</text:p>
          </table:table-cell>
          <table:table-cell table:formula="of:=AVERAGE([.E3:.E32])" office:value-type="float" office:value="16.1342479825526">
            <text:p>16.1342479826</text:p>
          </table:table-cell>
          <table:table-cell table:formula="of:=AVERAGE([.F3:.F32])" office:value-type="float" office:value="20.5421675624093">
            <text:p>20.5421675624</text:p>
          </table:table-cell>
          <table:table-cell table:formula="of:=AVERAGE([.G3:.G32])" office:value-type="float" office:value="31.5350242728878">
            <text:p>31.5350242729</text:p>
          </table:table-cell>
          <table:table-cell table:formula="of:=AVERAGE([.H3:.H32])" office:value-type="float" office:value="41.1913422598361">
            <text:p>41.1913422598</text:p>
          </table:table-cell>
          <table:table-cell table:formula="of:=AVERAGE([.I3:.I32])" office:value-type="float" office:value="51.56565077647">
            <text:p>51.5656507765</text:p>
          </table:table-cell>
          <table:table-cell table:formula="of:=AVERAGE([.J3:.J32])" office:value-type="float" office:value="60.597742512645">
            <text:p>60.5977425126</text:p>
          </table:table-cell>
        </table:table-row>
        <table:table-row table:style-name="ro1">
          <table:table-cell/>
          <table:table-cell office:value-type="float" office:value="4.14">
            <text:p>4.14</text:p>
          </table:table-cell>
          <table:table-cell office:value-type="float" office:value="8.2">
            <text:p>8.2</text:p>
          </table:table-cell>
          <table:table-cell office:value-type="float" office:value="12.05">
            <text:p>12.05</text:p>
          </table:table-cell>
          <table:table-cell office:value-type="float" office:value="16.13">
            <text:p>16.13</text:p>
          </table:table-cell>
          <table:table-cell office:value-type="float" office:value="20.54">
            <text:p>20.54</text:p>
          </table:table-cell>
          <table:table-cell office:value-type="float" office:value="31.53">
            <text:p>31.53</text:p>
          </table:table-cell>
          <table:table-cell office:value-type="float" office:value="41.19">
            <text:p>41.19</text:p>
          </table:table-cell>
          <table:table-cell office:value-type="float" office:value="51.56">
            <text:p>51.56</text:p>
          </table:table-cell>
          <table:table-cell office:value-type="float" office:value="60.59">
            <text:p>60.59</text:p>
          </table:table-cell>
        </table:table-row>
      </table:table>
      <table:table table:name="Sheet3" table:style-name="ta1">
        <table:table-column table:style-name="co1" table:number-columns-repeated="10" table:default-cell-style-name="Default"/>
        <table:table-row table:style-name="ro1">
          <table:table-cell office:value-type="string">
            <text:p>EcOpt 1.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/>
          <table:table-cell office:value-type="float" office:value="3.23269873057905">
            <text:p>3.2326987306</text:p>
          </table:table-cell>
          <table:table-cell office:value-type="float" office:value="7.10879375056265">
            <text:p>7.1087937506</text:p>
          </table:table-cell>
          <table:table-cell office:value-type="float" office:value="13.3597757617288">
            <text:p>13.3597757617</text:p>
          </table:table-cell>
          <table:table-cell office:value-type="float" office:value="17.5840011824425">
            <text:p>17.5840011824</text:p>
          </table:table-cell>
          <table:table-cell office:value-type="float" office:value="20.3839550367002">
            <text:p>20.3839550367</text:p>
          </table:table-cell>
          <table:table-cell office:value-type="float" office:value="26.4682549298577">
            <text:p>26.4682549299</text:p>
          </table:table-cell>
          <table:table-cell office:value-type="float" office:value="37.8514180268194">
            <text:p>37.8514180268</text:p>
          </table:table-cell>
          <table:table-cell office:value-type="float" office:value="52.7664083230793">
            <text:p>52.7664083231</text:p>
          </table:table-cell>
          <table:table-cell office:value-type="float" office:value="56.4903211325272">
            <text:p>56.4903211325</text:p>
          </table:table-cell>
        </table:table-row>
        <table:table-row table:style-name="ro1">
          <table:table-cell/>
          <table:table-cell office:value-type="float" office:value="3.98291044736186">
            <text:p>3.9829104474</text:p>
          </table:table-cell>
          <table:table-cell office:value-type="float" office:value="7.0146328740434">
            <text:p>7.014632874</text:p>
          </table:table-cell>
          <table:table-cell office:value-type="float" office:value="10.6183150990441">
            <text:p>10.618315099</text:p>
          </table:table-cell>
          <table:table-cell office:value-type="float" office:value="14.3557602273481">
            <text:p>14.3557602273</text:p>
          </table:table-cell>
          <table:table-cell office:value-type="float" office:value="18.2120377798306">
            <text:p>18.2120377798</text:p>
          </table:table-cell>
          <table:table-cell office:value-type="float" office:value="27.5766110331524">
            <text:p>27.5766110332</text:p>
          </table:table-cell>
          <table:table-cell office:value-type="float" office:value="42.1474496475485">
            <text:p>42.1474496475</text:p>
          </table:table-cell>
          <table:table-cell office:value-type="float" office:value="43.0840177797018">
            <text:p>43.0840177797</text:p>
          </table:table-cell>
          <table:table-cell office:value-type="float" office:value="57.2299228321226">
            <text:p>57.2299228321</text:p>
          </table:table-cell>
        </table:table-row>
        <table:table-row table:style-name="ro1">
          <table:table-cell/>
          <table:table-cell office:value-type="float" office:value="3.98877300436936">
            <text:p>3.9887730044</text:p>
          </table:table-cell>
          <table:table-cell office:value-type="float" office:value="8.22757496172812">
            <text:p>8.2275749617</text:p>
          </table:table-cell>
          <table:table-cell office:value-type="float" office:value="12.0496115763722">
            <text:p>12.0496115764</text:p>
          </table:table-cell>
          <table:table-cell office:value-type="float" office:value="14.595521952921">
            <text:p>14.5955219529</text:p>
          </table:table-cell>
          <table:table-cell office:value-type="float" office:value="19.8755162445705">
            <text:p>19.8755162446</text:p>
          </table:table-cell>
          <table:table-cell office:value-type="float" office:value="30.8789094599861">
            <text:p>30.87890946</text:p>
          </table:table-cell>
          <table:table-cell office:value-type="float" office:value="37.27540569148">
            <text:p>37.2754056915</text:p>
          </table:table-cell>
          <table:table-cell office:value-type="float" office:value="53.6862014385642">
            <text:p>53.6862014386</text:p>
          </table:table-cell>
          <table:table-cell office:value-type="float" office:value="66.2042945240082">
            <text:p>66.204294524</text:p>
          </table:table-cell>
        </table:table-row>
        <table:table-row table:style-name="ro1">
          <table:table-cell/>
          <table:table-cell office:value-type="float" office:value="4.00935664196174">
            <text:p>4.009356642</text:p>
          </table:table-cell>
          <table:table-cell office:value-type="float" office:value="8.67230355743504">
            <text:p>8.6723035574</text:p>
          </table:table-cell>
          <table:table-cell office:value-type="float" office:value="13.2262010335517">
            <text:p>13.2262010336</text:p>
          </table:table-cell>
          <table:table-cell office:value-type="float" office:value="14.4085935305407">
            <text:p>14.4085935305</text:p>
          </table:table-cell>
          <table:table-cell office:value-type="float" office:value="16.5499609310468">
            <text:p>16.549960931</text:p>
          </table:table-cell>
          <table:table-cell office:value-type="float" office:value="27.7264204422972">
            <text:p>27.7264204423</text:p>
          </table:table-cell>
          <table:table-cell office:value-type="float" office:value="39.7868732171064">
            <text:p>39.7868732171</text:p>
          </table:table-cell>
          <table:table-cell office:value-type="float" office:value="38.5570485083535">
            <text:p>38.5570485084</text:p>
          </table:table-cell>
          <table:table-cell office:value-type="float" office:value="55.6873372564005">
            <text:p>55.6873372564</text:p>
          </table:table-cell>
        </table:table-row>
        <table:table-row table:style-name="ro1">
          <table:table-cell/>
          <table:table-cell office:value-type="float" office:value="3.01304131957306">
            <text:p>3.0130413196</text:p>
          </table:table-cell>
          <table:table-cell office:value-type="float" office:value="6.64035702224851">
            <text:p>6.6403570222</text:p>
          </table:table-cell>
          <table:table-cell office:value-type="float" office:value="11.2776620613699">
            <text:p>11.2776620614</text:p>
          </table:table-cell>
          <table:table-cell office:value-type="float" office:value="13.7859774126364">
            <text:p>13.7859774126</text:p>
          </table:table-cell>
          <table:table-cell office:value-type="float" office:value="18.3486251697914">
            <text:p>18.3486251698</text:p>
          </table:table-cell>
          <table:table-cell office:value-type="float" office:value="28.2962360418496">
            <text:p>28.2962360418</text:p>
          </table:table-cell>
          <table:table-cell office:value-type="float" office:value="46.3199958966161">
            <text:p>46.3199958966</text:p>
          </table:table-cell>
          <table:table-cell office:value-type="float" office:value="53.3006589524193">
            <text:p>53.3006589524</text:p>
          </table:table-cell>
          <table:table-cell office:value-type="float" office:value="62.7326138693516">
            <text:p>62.7326138694</text:p>
          </table:table-cell>
        </table:table-row>
        <table:table-row table:style-name="ro1">
          <table:table-cell/>
          <table:table-cell office:value-type="float" office:value="3.5666471873617">
            <text:p>3.5666471874</text:p>
          </table:table-cell>
          <table:table-cell office:value-type="float" office:value="8.05697133366584">
            <text:p>8.0569713337</text:p>
          </table:table-cell>
          <table:table-cell office:value-type="float" office:value="10.4019558214936">
            <text:p>10.4019558215</text:p>
          </table:table-cell>
          <table:table-cell office:value-type="float" office:value="13.4008603604993">
            <text:p>13.4008603605</text:p>
          </table:table-cell>
          <table:table-cell office:value-type="float" office:value="17.237784984678">
            <text:p>17.2377849847</text:p>
          </table:table-cell>
          <table:table-cell office:value-type="float" office:value="30.3782194576743">
            <text:p>30.3782194577</text:p>
          </table:table-cell>
          <table:table-cell office:value-type="float" office:value="38.3659320566958">
            <text:p>38.3659320567</text:p>
          </table:table-cell>
          <table:table-cell office:value-type="float" office:value="40.3948485757574">
            <text:p>40.3948485758</text:p>
          </table:table-cell>
          <table:table-cell office:value-type="float" office:value="60.3962460386228">
            <text:p>60.3962460386</text:p>
          </table:table-cell>
        </table:table-row>
        <table:table-row table:style-name="ro1">
          <table:table-cell/>
          <table:table-cell office:value-type="float" office:value="4.12003840344755">
            <text:p>4.1200384034</text:p>
          </table:table-cell>
          <table:table-cell office:value-type="float" office:value="7.92126547158409">
            <text:p>7.9212654716</text:p>
          </table:table-cell>
          <table:table-cell office:value-type="float" office:value="9.94893228284241">
            <text:p>9.9489322828</text:p>
          </table:table-cell>
          <table:table-cell office:value-type="float" office:value="13.7431517986238">
            <text:p>13.7431517986</text:p>
          </table:table-cell>
          <table:table-cell office:value-type="float" office:value="16.353181687351">
            <text:p>16.3531816874</text:p>
          </table:table-cell>
          <table:table-cell office:value-type="float" office:value="27.3258379604276">
            <text:p>27.3258379604</text:p>
          </table:table-cell>
          <table:table-cell office:value-type="float" office:value="34.9833805408925">
            <text:p>34.9833805409</text:p>
          </table:table-cell>
          <table:table-cell office:value-type="float" office:value="47.5123577844734">
            <text:p>47.5123577845</text:p>
          </table:table-cell>
          <table:table-cell office:value-type="float" office:value="63.4549085124108">
            <text:p>63.4549085124</text:p>
          </table:table-cell>
        </table:table-row>
        <table:table-row table:style-name="ro1">
          <table:table-cell/>
          <table:table-cell office:value-type="float" office:value="4.45955061482209">
            <text:p>4.4595506148</text:p>
          </table:table-cell>
          <table:table-cell office:value-type="float" office:value="7.44485929149528">
            <text:p>7.4448592915</text:p>
          </table:table-cell>
          <table:table-cell office:value-type="float" office:value="10.7470827593866">
            <text:p>10.7470827594</text:p>
          </table:table-cell>
          <table:table-cell office:value-type="float" office:value="16.8731512699956">
            <text:p>16.87315127</text:p>
          </table:table-cell>
          <table:table-cell office:value-type="float" office:value="19.1459356569926">
            <text:p>19.145935657</text:p>
          </table:table-cell>
          <table:table-cell office:value-type="float" office:value="31.1887486599508">
            <text:p>31.18874866</text:p>
          </table:table-cell>
          <table:table-cell office:value-type="float" office:value="40.9580214279604">
            <text:p>40.958021428</text:p>
          </table:table-cell>
          <table:table-cell office:value-type="float" office:value="52.8978708599061">
            <text:p>52.8978708599</text:p>
          </table:table-cell>
          <table:table-cell office:value-type="float" office:value="65.2776077804483">
            <text:p>65.2776077804</text:p>
          </table:table-cell>
        </table:table-row>
        <table:table-row table:style-name="ro1">
          <table:table-cell/>
          <table:table-cell office:value-type="float" office:value="3.54300345228012">
            <text:p>3.5430034523</text:p>
          </table:table-cell>
          <table:table-cell office:value-type="float" office:value="7.83004874751805">
            <text:p>7.8300487475</text:p>
          </table:table-cell>
          <table:table-cell office:value-type="float" office:value="10.861932327191">
            <text:p>10.8619323272</text:p>
          </table:table-cell>
          <table:table-cell office:value-type="float" office:value="19.1478407716309">
            <text:p>19.1478407716</text:p>
          </table:table-cell>
          <table:table-cell office:value-type="float" office:value="21.6700308353156">
            <text:p>21.6700308353</text:p>
          </table:table-cell>
          <table:table-cell office:value-type="float" office:value="27.2979084369881">
            <text:p>27.297908437</text:p>
          </table:table-cell>
          <table:table-cell office:value-type="float" office:value="41.642946209854">
            <text:p>41.6429462099</text:p>
          </table:table-cell>
          <table:table-cell office:value-type="float" office:value="40.5031335405383">
            <text:p>40.5031335405</text:p>
          </table:table-cell>
          <table:table-cell office:value-type="float" office:value="55.5252359002861">
            <text:p>55.5252359003</text:p>
          </table:table-cell>
        </table:table-row>
        <table:table-row table:style-name="ro1">
          <table:table-cell/>
          <table:table-cell office:value-type="float" office:value="3.43064461539143">
            <text:p>3.4306446154</text:p>
          </table:table-cell>
          <table:table-cell office:value-type="float" office:value="7.74279519080756">
            <text:p>7.7427951908</text:p>
          </table:table-cell>
          <table:table-cell office:value-type="float" office:value="11.2324150896688">
            <text:p>11.2324150897</text:p>
          </table:table-cell>
          <table:table-cell office:value-type="float" office:value="16.5193058376035">
            <text:p>16.5193058376</text:p>
          </table:table-cell>
          <table:table-cell office:value-type="float" office:value="19.3819276754834">
            <text:p>19.3819276755</text:p>
          </table:table-cell>
          <table:table-cell office:value-type="float" office:value="26.7914575470359">
            <text:p>26.791457547</text:p>
          </table:table-cell>
          <table:table-cell office:value-type="float" office:value="39.1235855725945">
            <text:p>39.1235855726</text:p>
          </table:table-cell>
          <table:table-cell office:value-type="float" office:value="44.458461448834">
            <text:p>44.4584614488</text:p>
          </table:table-cell>
          <table:table-cell office:value-type="float" office:value="61.6887023311247">
            <text:p>61.6887023311</text:p>
          </table:table-cell>
        </table:table-row>
        <table:table-row table:style-name="ro1">
          <table:table-cell/>
          <table:table-cell office:value-type="float" office:value="3.82427568636672">
            <text:p>3.8242756864</text:p>
          </table:table-cell>
          <table:table-cell office:value-type="float" office:value="8.7582790571837">
            <text:p>8.7582790572</text:p>
          </table:table-cell>
          <table:table-cell office:value-type="float" office:value="11.0004215888098">
            <text:p>11.0004215888</text:p>
          </table:table-cell>
          <table:table-cell office:value-type="float" office:value="17.3559767109546">
            <text:p>17.355976711</text:p>
          </table:table-cell>
          <table:table-cell office:value-type="float" office:value="20.5848121483664">
            <text:p>20.5848121484</text:p>
          </table:table-cell>
          <table:table-cell office:value-type="float" office:value="28.5522587884652">
            <text:p>28.5522587885</text:p>
          </table:table-cell>
          <table:table-cell office:value-type="float" office:value="40.1691329059868">
            <text:p>40.169132906</text:p>
          </table:table-cell>
          <table:table-cell office:value-type="float" office:value="46.628050778294">
            <text:p>46.6280507783</text:p>
          </table:table-cell>
          <table:table-cell office:value-type="float" office:value="57.9693038931655">
            <text:p>57.9693038932</text:p>
          </table:table-cell>
        </table:table-row>
        <table:table-row table:style-name="ro1">
          <table:table-cell/>
          <table:table-cell office:value-type="float" office:value="3.85578281037601">
            <text:p>3.8557828104</text:p>
          </table:table-cell>
          <table:table-cell office:value-type="float" office:value="7.27455448637807">
            <text:p>7.2745544864</text:p>
          </table:table-cell>
          <table:table-cell office:value-type="float" office:value="11.4702702585696">
            <text:p>11.4702702586</text:p>
          </table:table-cell>
          <table:table-cell office:value-type="float" office:value="15.7185514758817">
            <text:p>15.7185514759</text:p>
          </table:table-cell>
          <table:table-cell office:value-type="float" office:value="17.3320664387493">
            <text:p>17.3320664387</text:p>
          </table:table-cell>
          <table:table-cell office:value-type="float" office:value="34.0873085569056">
            <text:p>34.0873085569</text:p>
          </table:table-cell>
          <table:table-cell office:value-type="float" office:value="33.5260022743942">
            <text:p>33.5260022744</text:p>
          </table:table-cell>
          <table:table-cell office:value-type="float" office:value="45.4568422085649">
            <text:p>45.4568422086</text:p>
          </table:table-cell>
          <table:table-cell office:value-type="float" office:value="58.2953675399003">
            <text:p>58.2953675399</text:p>
          </table:table-cell>
        </table:table-row>
        <table:table-row table:style-name="ro1">
          <table:table-cell/>
          <table:table-cell office:value-type="float" office:value="3.06863825000482">
            <text:p>3.06863825</text:p>
          </table:table-cell>
          <table:table-cell office:value-type="float" office:value="7.24980691651217">
            <text:p>7.2498069165</text:p>
          </table:table-cell>
          <table:table-cell office:value-type="float" office:value="11.6837706870592">
            <text:p>11.6837706871</text:p>
          </table:table-cell>
          <table:table-cell office:value-type="float" office:value="15.2224103627395">
            <text:p>15.2224103627</text:p>
          </table:table-cell>
          <table:table-cell office:value-type="float" office:value="19.3951799515362">
            <text:p>19.3951799515</text:p>
          </table:table-cell>
          <table:table-cell office:value-type="float" office:value="33.2184668871196">
            <text:p>33.2184668871</text:p>
          </table:table-cell>
          <table:table-cell office:value-type="float" office:value="41.4973290837106">
            <text:p>41.4973290837</text:p>
          </table:table-cell>
          <table:table-cell office:value-type="float" office:value="49.8437756150342">
            <text:p>49.843775615</text:p>
          </table:table-cell>
          <table:table-cell office:value-type="float" office:value="54.0753528674904">
            <text:p>54.0753528675</text:p>
          </table:table-cell>
        </table:table-row>
        <table:table-row table:style-name="ro1">
          <table:table-cell/>
          <table:table-cell office:value-type="float" office:value="3.97863583010815">
            <text:p>3.9786358301</text:p>
          </table:table-cell>
          <table:table-cell office:value-type="float" office:value="8.06747570038601">
            <text:p>8.0674757004</text:p>
          </table:table-cell>
          <table:table-cell office:value-type="float" office:value="11.4481418255723">
            <text:p>11.4481418256</text:p>
          </table:table-cell>
          <table:table-cell office:value-type="float" office:value="13.8673440064513">
            <text:p>13.8673440065</text:p>
          </table:table-cell>
          <table:table-cell office:value-type="float" office:value="14.8464576195547">
            <text:p>14.8464576196</text:p>
          </table:table-cell>
          <table:table-cell office:value-type="float" office:value="29.7227612221131">
            <text:p>29.7227612221</text:p>
          </table:table-cell>
          <table:table-cell office:value-type="float" office:value="37.0058210803973">
            <text:p>37.0058210804</text:p>
          </table:table-cell>
          <table:table-cell office:value-type="float" office:value="56.9096161272364">
            <text:p>56.9096161272</text:p>
          </table:table-cell>
          <table:table-cell office:value-type="float" office:value="62.5123146886363">
            <text:p>62.5123146886</text:p>
          </table:table-cell>
        </table:table-row>
        <table:table-row table:style-name="ro1">
          <table:table-cell/>
          <table:table-cell office:value-type="float" office:value="3.05479122994575">
            <text:p>3.0547912299</text:p>
          </table:table-cell>
          <table:table-cell office:value-type="float" office:value="8.54994450570644">
            <text:p>8.5499445057</text:p>
          </table:table-cell>
          <table:table-cell office:value-type="float" office:value="10.3741553886221">
            <text:p>10.3741553886</text:p>
          </table:table-cell>
          <table:table-cell office:value-type="float" office:value="19.4763479890735">
            <text:p>19.4763479891</text:p>
          </table:table-cell>
          <table:table-cell office:value-type="float" office:value="18.1005066758244">
            <text:p>18.1005066758</text:p>
          </table:table-cell>
          <table:table-cell office:value-type="float" office:value="26.7602280887222">
            <text:p>26.7602280887</text:p>
          </table:table-cell>
          <table:table-cell office:value-type="float" office:value="40.9155990355739">
            <text:p>40.9155990356</text:p>
          </table:table-cell>
          <table:table-cell office:value-type="float" office:value="46.8685429456291">
            <text:p>46.8685429456</text:p>
          </table:table-cell>
          <table:table-cell office:value-type="float" office:value="64.6623839728982">
            <text:p>64.6623839729</text:p>
          </table:table-cell>
        </table:table-row>
        <table:table-row table:style-name="ro1">
          <table:table-cell/>
          <table:table-cell office:value-type="float" office:value="3.81706672767666">
            <text:p>3.8170667277</text:p>
          </table:table-cell>
          <table:table-cell office:value-type="float" office:value="9.20851188256029">
            <text:p>9.2085118826</text:p>
          </table:table-cell>
          <table:table-cell office:value-type="float" office:value="9.66238704912576">
            <text:p>9.6623870491</text:p>
          </table:table-cell>
          <table:table-cell office:value-type="float" office:value="16.5292365189753">
            <text:p>16.529236519</text:p>
          </table:table-cell>
          <table:table-cell office:value-type="float" office:value="21.951445762516">
            <text:p>21.9514457625</text:p>
          </table:table-cell>
          <table:table-cell office:value-type="float" office:value="30.9515884341718">
            <text:p>30.9515884342</text:p>
          </table:table-cell>
          <table:table-cell office:value-type="float" office:value="35.6256440845509">
            <text:p>35.6256440846</text:p>
          </table:table-cell>
          <table:table-cell office:value-type="float" office:value="49.9008189723827">
            <text:p>49.9008189724</text:p>
          </table:table-cell>
          <table:table-cell office:value-type="float" office:value="53.6817572805758">
            <text:p>53.6817572806</text:p>
          </table:table-cell>
        </table:table-row>
        <table:table-row table:style-name="ro1">
          <table:table-cell/>
          <table:table-cell office:value-type="float" office:value="4.22622446636467">
            <text:p>4.2262244664</text:p>
          </table:table-cell>
          <table:table-cell office:value-type="float" office:value="6.85674411605169">
            <text:p>6.8567441161</text:p>
          </table:table-cell>
          <table:table-cell office:value-type="float" office:value="10.215337164253">
            <text:p>10.2153371643</text:p>
          </table:table-cell>
          <table:table-cell office:value-type="float" office:value="14.7671457076945">
            <text:p>14.7671457077</text:p>
          </table:table-cell>
          <table:table-cell office:value-type="float" office:value="19.5472454040528">
            <text:p>19.5472454041</text:p>
          </table:table-cell>
          <table:table-cell office:value-type="float" office:value="26.9923978780389">
            <text:p>26.992397878</text:p>
          </table:table-cell>
          <table:table-cell office:value-type="float" office:value="33.1777082697872">
            <text:p>33.1777082698</text:p>
          </table:table-cell>
          <table:table-cell office:value-type="float" office:value="54.2864188817639">
            <text:p>54.2864188818</text:p>
          </table:table-cell>
          <table:table-cell office:value-type="float" office:value="66.8783247072824">
            <text:p>66.8783247073</text:p>
          </table:table-cell>
        </table:table-row>
        <table:table-row table:style-name="ro1">
          <table:table-cell/>
          <table:table-cell office:value-type="float" office:value="3.28467953990003">
            <text:p>3.2846795399</text:p>
          </table:table-cell>
          <table:table-cell office:value-type="float" office:value="8.44210096052916">
            <text:p>8.4421009605</text:p>
          </table:table-cell>
          <table:table-cell office:value-type="float" office:value="12.2279024081408">
            <text:p>12.2279024081</text:p>
          </table:table-cell>
          <table:table-cell office:value-type="float" office:value="17.4588102827188">
            <text:p>17.4588102827</text:p>
          </table:table-cell>
          <table:table-cell office:value-type="float" office:value="22.2947197900953">
            <text:p>22.2947197901</text:p>
          </table:table-cell>
          <table:table-cell office:value-type="float" office:value="27.2302467787013">
            <text:p>27.2302467787</text:p>
          </table:table-cell>
          <table:table-cell office:value-type="float" office:value="38.6080427043307">
            <text:p>38.6080427043</text:p>
          </table:table-cell>
          <table:table-cell office:value-type="float" office:value="45.3858894570712">
            <text:p>45.3858894571</text:p>
          </table:table-cell>
          <table:table-cell office:value-type="float" office:value="64.0706112735497">
            <text:p>64.0706112735</text:p>
          </table:table-cell>
        </table:table-row>
        <table:table-row table:style-name="ro1">
          <table:table-cell/>
          <table:table-cell office:value-type="float" office:value="3.87838859113253">
            <text:p>3.8783885911</text:p>
          </table:table-cell>
          <table:table-cell office:value-type="float" office:value="8.55521941300617">
            <text:p>8.555219413</text:p>
          </table:table-cell>
          <table:table-cell office:value-type="float" office:value="12.5848641534333">
            <text:p>12.5848641534</text:p>
          </table:table-cell>
          <table:table-cell office:value-type="float" office:value="15.9086202801263">
            <text:p>15.9086202801</text:p>
          </table:table-cell>
          <table:table-cell office:value-type="float" office:value="18.7258611680281">
            <text:p>18.725861168</text:p>
          </table:table-cell>
          <table:table-cell office:value-type="float" office:value="31.5028655874012">
            <text:p>31.5028655874</text:p>
          </table:table-cell>
          <table:table-cell office:value-type="float" office:value="34.8380205808735">
            <text:p>34.8380205809</text:p>
          </table:table-cell>
          <table:table-cell office:value-type="float" office:value="50.4247082072507">
            <text:p>50.4247082073</text:p>
          </table:table-cell>
          <table:table-cell office:value-type="float" office:value="55.7458434177006">
            <text:p>55.7458434177</text:p>
          </table:table-cell>
        </table:table-row>
        <table:table-row table:style-name="ro1">
          <table:table-cell/>
          <table:table-cell office:value-type="float" office:value="3.43337065450191">
            <text:p>3.4333706545</text:p>
          </table:table-cell>
          <table:table-cell office:value-type="float" office:value="7.54187631651598">
            <text:p>7.5418763165</text:p>
          </table:table-cell>
          <table:table-cell office:value-type="float" office:value="10.7895741910629">
            <text:p>10.7895741911</text:p>
          </table:table-cell>
          <table:table-cell office:value-type="float" office:value="16.0547040230026">
            <text:p>16.054704023</text:p>
          </table:table-cell>
          <table:table-cell office:value-type="float" office:value="19.2720248932728">
            <text:p>19.2720248933</text:p>
          </table:table-cell>
          <table:table-cell office:value-type="float" office:value="28.9748921650553">
            <text:p>28.9748921651</text:p>
          </table:table-cell>
          <table:table-cell office:value-type="float" office:value="39.2807463115869">
            <text:p>39.2807463116</text:p>
          </table:table-cell>
          <table:table-cell office:value-type="float" office:value="46.3022332429027">
            <text:p>46.3022332429</text:p>
          </table:table-cell>
          <table:table-cell office:value-type="float" office:value="59.916660773506">
            <text:p>59.9166607735</text:p>
          </table:table-cell>
        </table:table-row>
        <table:table-row table:style-name="ro1">
          <table:table-cell/>
          <table:table-cell office:value-type="float" office:value="3.58213345793774">
            <text:p>3.5821334579</text:p>
          </table:table-cell>
          <table:table-cell office:value-type="float" office:value="8.44625621543173">
            <text:p>8.4462562154</text:p>
          </table:table-cell>
          <table:table-cell office:value-type="float" office:value="10.5853130386633">
            <text:p>10.5853130387</text:p>
          </table:table-cell>
          <table:table-cell office:value-type="float" office:value="17.3081572865344">
            <text:p>17.3081572865</text:p>
          </table:table-cell>
          <table:table-cell office:value-type="float" office:value="21.0110247354637">
            <text:p>21.0110247355</text:p>
          </table:table-cell>
          <table:table-cell office:value-type="float" office:value="33.8037573047095">
            <text:p>33.8037573047</text:p>
          </table:table-cell>
          <table:table-cell office:value-type="float" office:value="39.0356993755149">
            <text:p>39.0356993755</text:p>
          </table:table-cell>
          <table:table-cell office:value-type="float" office:value="51.6735930485211">
            <text:p>51.6735930485</text:p>
          </table:table-cell>
          <table:table-cell office:value-type="float" office:value="53.9386628101511">
            <text:p>53.9386628102</text:p>
          </table:table-cell>
        </table:table-row>
        <table:table-row table:style-name="ro1">
          <table:table-cell/>
          <table:table-cell office:value-type="float" office:value="3.74850003939764">
            <text:p>3.7485000394</text:p>
          </table:table-cell>
          <table:table-cell office:value-type="float" office:value="8.05694296865158">
            <text:p>8.0569429687</text:p>
          </table:table-cell>
          <table:table-cell office:value-type="float" office:value="11.4346422298554">
            <text:p>11.4346422299</text:p>
          </table:table-cell>
          <table:table-cell office:value-type="float" office:value="14.8537003807137">
            <text:p>14.8537003807</text:p>
          </table:table-cell>
          <table:table-cell office:value-type="float" office:value="18.6789769472612">
            <text:p>18.6789769473</text:p>
          </table:table-cell>
          <table:table-cell office:value-type="float" office:value="32.8670185460005">
            <text:p>32.867018546</text:p>
          </table:table-cell>
          <table:table-cell office:value-type="float" office:value="36.5795098594908">
            <text:p>36.5795098595</text:p>
          </table:table-cell>
          <table:table-cell office:value-type="float" office:value="54.8170663992914">
            <text:p>54.8170663993</text:p>
          </table:table-cell>
          <table:table-cell office:value-type="float" office:value="58.0031636351632">
            <text:p>58.0031636352</text:p>
          </table:table-cell>
        </table:table-row>
        <table:table-row table:style-name="ro1">
          <table:table-cell/>
          <table:table-cell office:value-type="float" office:value="4.14725741066081">
            <text:p>4.1472574107</text:p>
          </table:table-cell>
          <table:table-cell office:value-type="float" office:value="9.21712362128642">
            <text:p>9.2171236213</text:p>
          </table:table-cell>
          <table:table-cell office:value-type="float" office:value="12.4905853019591">
            <text:p>12.490585302</text:p>
          </table:table-cell>
          <table:table-cell office:value-type="float" office:value="13.4279263160802">
            <text:p>13.4279263161</text:p>
          </table:table-cell>
          <table:table-cell office:value-type="float" office:value="18.92143274726">
            <text:p>18.9214327473</text:p>
          </table:table-cell>
          <table:table-cell office:value-type="float" office:value="28.7445463238664">
            <text:p>28.7445463239</text:p>
          </table:table-cell>
          <table:table-cell office:value-type="float" office:value="34.2249556152838">
            <text:p>34.2249556153</text:p>
          </table:table-cell>
          <table:table-cell office:value-type="float" office:value="45.2876497726156">
            <text:p>45.2876497726</text:p>
          </table:table-cell>
          <table:table-cell office:value-type="float" office:value="52.3936976544937">
            <text:p>52.3936976545</text:p>
          </table:table-cell>
        </table:table-row>
        <table:table-row table:style-name="ro1">
          <table:table-cell/>
          <table:table-cell office:value-type="float" office:value="4.97564383430949">
            <text:p>4.9756438343</text:p>
          </table:table-cell>
          <table:table-cell office:value-type="float" office:value="6.54218684146736">
            <text:p>6.5421868415</text:p>
          </table:table-cell>
          <table:table-cell office:value-type="float" office:value="12.62672926612">
            <text:p>12.6267292661</text:p>
          </table:table-cell>
          <table:table-cell office:value-type="float" office:value="14.7829611285138">
            <text:p>14.7829611285</text:p>
          </table:table-cell>
          <table:table-cell office:value-type="float" office:value="20.5487221434782">
            <text:p>20.5487221435</text:p>
          </table:table-cell>
          <table:table-cell office:value-type="float" office:value="29.8478578678232">
            <text:p>29.8478578678</text:p>
          </table:table-cell>
          <table:table-cell office:value-type="float" office:value="42.5490105082354">
            <text:p>42.5490105082</text:p>
          </table:table-cell>
          <table:table-cell office:value-type="float" office:value="46.6331038077824">
            <text:p>46.6331038078</text:p>
          </table:table-cell>
          <table:table-cell office:value-type="float" office:value="65.7867579726553">
            <text:p>65.7867579727</text:p>
          </table:table-cell>
        </table:table-row>
        <table:table-row table:style-name="ro1">
          <table:table-cell/>
          <table:table-cell office:value-type="float" office:value="3.5663256402745">
            <text:p>3.5663256403</text:p>
          </table:table-cell>
          <table:table-cell office:value-type="float" office:value="8.80691368948351">
            <text:p>8.8069136895</text:p>
          </table:table-cell>
          <table:table-cell office:value-type="float" office:value="13.100017050424">
            <text:p>13.1000170504</text:p>
          </table:table-cell>
          <table:table-cell office:value-type="float" office:value="15.6580841147193">
            <text:p>15.6580841147</text:p>
          </table:table-cell>
          <table:table-cell office:value-type="float" office:value="21.6652728330896">
            <text:p>21.6652728331</text:p>
          </table:table-cell>
          <table:table-cell office:value-type="float" office:value="31.1538534121828">
            <text:p>31.1538534122</text:p>
          </table:table-cell>
          <table:table-cell office:value-type="float" office:value="38.3698666192749">
            <text:p>38.3698666193</text:p>
          </table:table-cell>
          <table:table-cell office:value-type="float" office:value="49.062235385587">
            <text:p>49.0622353856</text:p>
          </table:table-cell>
          <table:table-cell office:value-type="float" office:value="68.369605112799">
            <text:p>68.3696051128</text:p>
          </table:table-cell>
        </table:table-row>
        <table:table-row table:style-name="ro1">
          <table:table-cell/>
          <table:table-cell office:value-type="float" office:value="4.45394895286961">
            <text:p>4.4539489529</text:p>
          </table:table-cell>
          <table:table-cell office:value-type="float" office:value="7.22952702657972">
            <text:p>7.2295270266</text:p>
          </table:table-cell>
          <table:table-cell office:value-type="float" office:value="11.5598053729977">
            <text:p>11.559805373</text:p>
          </table:table-cell>
          <table:table-cell office:value-type="float" office:value="14.1869297665967">
            <text:p>14.1869297666</text:p>
          </table:table-cell>
          <table:table-cell office:value-type="float" office:value="18.1963694460242">
            <text:p>18.196369446</text:p>
          </table:table-cell>
          <table:table-cell office:value-type="float" office:value="31.8483384086121">
            <text:p>31.8483384086</text:p>
          </table:table-cell>
          <table:table-cell office:value-type="float" office:value="38.2585273718087">
            <text:p>38.2585273718</text:p>
          </table:table-cell>
          <table:table-cell office:value-type="float" office:value="48.0857147749612">
            <text:p>48.085714775</text:p>
          </table:table-cell>
          <table:table-cell office:value-type="float" office:value="57.8929070959821">
            <text:p>57.892907096</text:p>
          </table:table-cell>
        </table:table-row>
        <table:table-row table:style-name="ro1">
          <table:table-cell/>
          <table:table-cell office:value-type="float" office:value="4.23095101668173">
            <text:p>4.2309510167</text:p>
          </table:table-cell>
          <table:table-cell office:value-type="float" office:value="6.51986131894046">
            <text:p>6.5198613189</text:p>
          </table:table-cell>
          <table:table-cell office:value-type="float" office:value="11.5452135815999">
            <text:p>11.5452135816</text:p>
          </table:table-cell>
          <table:table-cell office:value-type="float" office:value="12.5221807724001">
            <text:p>12.5221807724</text:p>
          </table:table-cell>
          <table:table-cell office:value-type="float" office:value="21.1557255069583">
            <text:p>21.155725507</text:p>
          </table:table-cell>
          <table:table-cell office:value-type="float" office:value="27.2587993502284">
            <text:p>27.2587993502</text:p>
          </table:table-cell>
          <table:table-cell office:value-type="float" office:value="39.7348801853623">
            <text:p>39.7348801854</text:p>
          </table:table-cell>
          <table:table-cell office:value-type="float" office:value="46.2297205187097">
            <text:p>46.2297205187</text:p>
          </table:table-cell>
          <table:table-cell office:value-type="float" office:value="53.7313903294526">
            <text:p>53.7313903295</text:p>
          </table:table-cell>
        </table:table-row>
        <table:table-row table:style-name="ro1">
          <table:table-cell/>
          <table:table-cell office:value-type="float" office:value="4.50544241095986">
            <text:p>4.505442411</text:p>
          </table:table-cell>
          <table:table-cell office:value-type="float" office:value="6.46163932395803">
            <text:p>6.461639324</text:p>
          </table:table-cell>
          <table:table-cell office:value-type="float" office:value="10.7046592518586">
            <text:p>10.7046592519</text:p>
          </table:table-cell>
          <table:table-cell office:value-type="float" office:value="14.4116813904734">
            <text:p>14.4116813905</text:p>
          </table:table-cell>
          <table:table-cell office:value-type="float" office:value="19.372858377626">
            <text:p>19.3728583776</text:p>
          </table:table-cell>
          <table:table-cell office:value-type="float" office:value="25.0503260419273">
            <text:p>25.0503260419</text:p>
          </table:table-cell>
          <table:table-cell office:value-type="float" office:value="42.7135215920844">
            <text:p>42.7135215921</text:p>
          </table:table-cell>
          <table:table-cell office:value-type="float" office:value="44.4491511232818">
            <text:p>44.4491511233</text:p>
          </table:table-cell>
          <table:table-cell office:value-type="float" office:value="56.7582761596568">
            <text:p>56.7582761597</text:p>
          </table:table-cell>
        </table:table-row>
        <table:table-row table:style-name="ro1">
          <table:table-cell/>
          <table:table-cell office:value-type="float" office:value="3.82532974199137">
            <text:p>3.825329742</text:p>
          </table:table-cell>
          <table:table-cell office:value-type="float" office:value="7.40045980068385">
            <text:p>7.4004598007</text:p>
          </table:table-cell>
          <table:table-cell office:value-type="float" office:value="12.057351407193">
            <text:p>12.0573514072</text:p>
          </table:table-cell>
          <table:table-cell office:value-type="float" office:value="13.4406789971554">
            <text:p>13.4406789972</text:p>
          </table:table-cell>
          <table:table-cell office:value-type="float" office:value="22.6194529105192">
            <text:p>22.6194529105</text:p>
          </table:table-cell>
          <table:table-cell office:value-type="float" office:value="31.2132042841486">
            <text:p>31.2132042841</text:p>
          </table:table-cell>
          <table:table-cell office:value-type="float" office:value="35.7718378169766">
            <text:p>35.771837817</text:p>
          </table:table-cell>
          <table:table-cell office:value-type="float" office:value="46.9688515195885">
            <text:p>46.9688515196</text:p>
          </table:table-cell>
          <table:table-cell office:value-type="float" office:value="63.7412266621977">
            <text:p>63.7412266622</text:p>
          </table:table-cell>
        </table:table-row>
        <table:table-row table:style-name="ro1">
          <table:table-cell/>
          <table:table-cell office:value-type="float" office:value="4.46158233199708">
            <text:p>4.461582332</text:p>
          </table:table-cell>
          <table:table-cell office:value-type="float" office:value="7.29440334080186">
            <text:p>7.2944033408</text:p>
          </table:table-cell>
          <table:table-cell office:value-type="float" office:value="9.20570341475195">
            <text:p>9.2057034148</text:p>
          </table:table-cell>
          <table:table-cell office:value-type="float" office:value="18.0316100860928">
            <text:p>18.0316100861</text:p>
          </table:table-cell>
          <table:table-cell office:value-type="float" office:value="18.1852592943724">
            <text:p>18.1852592944</text:p>
          </table:table-cell>
          <table:table-cell office:value-type="float" office:value="27.9333356962006">
            <text:p>27.9333356962</text:p>
          </table:table-cell>
          <table:table-cell office:value-type="float" office:value="41.6994388477333">
            <text:p>41.6994388477</text:p>
          </table:table-cell>
          <table:table-cell office:value-type="float" office:value="46.4350442683899">
            <text:p>46.4350442684</text:p>
          </table:table-cell>
          <table:table-cell office:value-type="float" office:value="70.8797942886176">
            <text:p>70.8797942886</text:p>
          </table:table-cell>
        </table:table-row>
        <table:table-row table:style-name="ro1">
          <table:table-cell office:value-type="string">
            <text:p>average</text:p>
          </table:table-cell>
          <table:table-cell table:formula="of:=AVERAGE([.B3:.B32])" office:value-type="float" office:value="3.84218776802017">
            <text:p>3.842187768</text:p>
          </table:table-cell>
          <table:table-cell table:formula="of:=AVERAGE([.C3:.C32])" office:value-type="float" office:value="7.77131432344009">
            <text:p>7.7713143234</text:p>
          </table:table-cell>
          <table:table-cell table:formula="of:=AVERAGE([.D3:.D32])" office:value-type="float" office:value="11.3496909480907">
            <text:p>11.3496909481</text:p>
          </table:table-cell>
          <table:table-cell table:formula="of:=AVERAGE([.E3:.E32])" office:value-type="float" office:value="15.5132407313713">
            <text:p>15.5132407314</text:p>
          </table:table-cell>
          <table:table-cell table:formula="of:=AVERAGE([.F3:.F32])" office:value-type="float" office:value="19.3188123598603">
            <text:p>19.3188123599</text:p>
          </table:table-cell>
          <table:table-cell table:formula="of:=AVERAGE([.G3:.G32])" office:value-type="float" office:value="29.3880885197204">
            <text:p>29.3880885197</text:p>
          </table:table-cell>
          <table:table-cell table:formula="of:=AVERAGE([.H3:.H32])" office:value-type="float" office:value="38.7345434136842">
            <text:p>38.7345434137</text:p>
          </table:table-cell>
          <table:table-cell table:formula="of:=AVERAGE([.I3:.I32])" office:value-type="float" office:value="47.9603344755495">
            <text:p>47.9603344755</text:p>
          </table:table-cell>
          <table:table-cell table:formula="of:=AVERAGE([.J3:.J32])" office:value-type="float" office:value="60.1330197437726">
            <text:p>60.1330197438</text:p>
          </table:table-cell>
        </table:table-row>
        <table:table-row table:style-name="ro1">
          <table:table-cell/>
          <table:table-cell office:value-type="float" office:value="3.84">
            <text:p>3.84</text:p>
          </table:table-cell>
          <table:table-cell office:value-type="float" office:value="7.77">
            <text:p>7.77</text:p>
          </table:table-cell>
          <table:table-cell office:value-type="float" office:value="11.34">
            <text:p>11.34</text:p>
          </table:table-cell>
          <table:table-cell office:value-type="float" office:value="15.5">
            <text:p>15.5</text:p>
          </table:table-cell>
          <table:table-cell office:value-type="float" office:value="19.3">
            <text:p>19.3</text:p>
          </table:table-cell>
          <table:table-cell office:value-type="float" office:value="29.38">
            <text:p>29.38</text:p>
          </table:table-cell>
          <table:table-cell office:value-type="float" office:value="38.73">
            <text:p>38.73</text:p>
          </table:table-cell>
          <table:table-cell office:value-type="float" office:value="47.96">
            <text:p>47.96</text:p>
          </table:table-cell>
          <table:table-cell office:value-type="float" office:value="60.13">
            <text:p>60.13</text:p>
          </table:table-cell>
        </table:table-row>
      </table:table>
      <table:table table:name="Sheet4" table:style-name="ta1">
        <table:table-column table:style-name="co1" table:number-columns-repeated="10" table:default-cell-style-name="Default"/>
        <table:table-row table:style-name="ro1">
          <table:table-cell office:value-type="string">
            <text:p>Opt 1.5 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/>
          <table:table-cell office:value-type="float" office:value="3.55170952559672">
            <text:p>3.5517095256</text:p>
          </table:table-cell>
          <table:table-cell office:value-type="float" office:value="7.87059731933664">
            <text:p>7.8705973193</text:p>
          </table:table-cell>
          <table:table-cell office:value-type="float" office:value="9.69240595791257">
            <text:p>9.6924059579</text:p>
          </table:table-cell>
          <table:table-cell office:value-type="float" office:value="16.7767899600267">
            <text:p>16.77678996</text:p>
          </table:table-cell>
          <table:table-cell office:value-type="float" office:value="16.1189085383621">
            <text:p>16.1189085384</text:p>
          </table:table-cell>
          <table:table-cell office:value-type="float" office:value="26.5200596679724">
            <text:p>26.520059668</text:p>
          </table:table-cell>
          <table:table-cell office:value-type="float" office:value="40.5652267045289">
            <text:p>40.5652267045</text:p>
          </table:table-cell>
          <table:table-cell office:value-type="float" office:value="52.8430038208535">
            <text:p>52.8430038209</text:p>
          </table:table-cell>
          <table:table-cell office:value-type="float" office:value="54.54463520434">
            <text:p>54.5446352043</text:p>
          </table:table-cell>
        </table:table-row>
        <table:table-row table:style-name="ro1">
          <table:table-cell/>
          <table:table-cell office:value-type="float" office:value="4.92221293814134">
            <text:p>4.9222129381</text:p>
          </table:table-cell>
          <table:table-cell office:value-type="float" office:value="8.27136196544689">
            <text:p>8.2713619654</text:p>
          </table:table-cell>
          <table:table-cell office:value-type="float" office:value="9.48424091682341">
            <text:p>9.4842409168</text:p>
          </table:table-cell>
          <table:table-cell office:value-type="float" office:value="14.8246898429843">
            <text:p>14.824689843</text:p>
          </table:table-cell>
          <table:table-cell office:value-type="float" office:value="18.18979886646">
            <text:p>18.1897988665</text:p>
          </table:table-cell>
          <table:table-cell office:value-type="float" office:value="29.938070855399">
            <text:p>29.9380708554</text:p>
          </table:table-cell>
          <table:table-cell office:value-type="float" office:value="45.8020711901936">
            <text:p>45.8020711902</text:p>
          </table:table-cell>
          <table:table-cell office:value-type="float" office:value="51.6605161187235">
            <text:p>51.6605161187</text:p>
          </table:table-cell>
          <table:table-cell office:value-type="float" office:value="57.5410944907489">
            <text:p>57.5410944907</text:p>
          </table:table-cell>
        </table:table-row>
        <table:table-row table:style-name="ro1">
          <table:table-cell/>
          <table:table-cell office:value-type="float" office:value="4.36970749401701">
            <text:p>4.369707494</text:p>
          </table:table-cell>
          <table:table-cell office:value-type="float" office:value="7.0998926445568">
            <text:p>7.0998926446</text:p>
          </table:table-cell>
          <table:table-cell office:value-type="float" office:value="11.3455085181777">
            <text:p>11.3455085182</text:p>
          </table:table-cell>
          <table:table-cell office:value-type="float" office:value="17.2456392590652">
            <text:p>17.2456392591</text:p>
          </table:table-cell>
          <table:table-cell office:value-type="float" office:value="19.1596319771184">
            <text:p>19.1596319771</text:p>
          </table:table-cell>
          <table:table-cell office:value-type="float" office:value="29.0171164280246">
            <text:p>29.017116428</text:p>
          </table:table-cell>
          <table:table-cell office:value-type="float" office:value="39.5229847164246">
            <text:p>39.5229847164</text:p>
          </table:table-cell>
          <table:table-cell office:value-type="float" office:value="48.8106024908302">
            <text:p>48.8106024908</text:p>
          </table:table-cell>
          <table:table-cell office:value-type="float" office:value="58.168295456293">
            <text:p>58.1682954563</text:p>
          </table:table-cell>
        </table:table-row>
        <table:table-row table:style-name="ro1">
          <table:table-cell/>
          <table:table-cell office:value-type="float" office:value="3.63702473935757">
            <text:p>3.6370247394</text:p>
          </table:table-cell>
          <table:table-cell office:value-type="float" office:value="5.85713017474518">
            <text:p>5.8571301747</text:p>
          </table:table-cell>
          <table:table-cell office:value-type="float" office:value="12.5656719988019">
            <text:p>12.5656719988</text:p>
          </table:table-cell>
          <table:table-cell office:value-type="float" office:value="13.5263576632196">
            <text:p>13.5263576632</text:p>
          </table:table-cell>
          <table:table-cell office:value-type="float" office:value="19.0676064626232">
            <text:p>19.0676064626</text:p>
          </table:table-cell>
          <table:table-cell office:value-type="float" office:value="29.8870576586796">
            <text:p>29.8870576587</text:p>
          </table:table-cell>
          <table:table-cell office:value-type="float" office:value="38.7993115059126">
            <text:p>38.7993115059</text:p>
          </table:table-cell>
          <table:table-cell office:value-type="float" office:value="52.1309128829962">
            <text:p>52.130912883</text:p>
          </table:table-cell>
          <table:table-cell office:value-type="float" office:value="51.9166255579039">
            <text:p>51.9166255579</text:p>
          </table:table-cell>
        </table:table-row>
        <table:table-row table:style-name="ro1">
          <table:table-cell/>
          <table:table-cell office:value-type="float" office:value="3.52544111155214">
            <text:p>3.5254411116</text:p>
          </table:table-cell>
          <table:table-cell office:value-type="float" office:value="7.74882151775364">
            <text:p>7.7488215178</text:p>
          </table:table-cell>
          <table:table-cell office:value-type="float" office:value="12.0307806932196">
            <text:p>12.0307806932</text:p>
          </table:table-cell>
          <table:table-cell office:value-type="float" office:value="14.9114109353063">
            <text:p>14.9114109353</text:p>
          </table:table-cell>
          <table:table-cell office:value-type="float" office:value="18.6798493255747">
            <text:p>18.6798493256</text:p>
          </table:table-cell>
          <table:table-cell office:value-type="float" office:value="26.7881412804336">
            <text:p>26.7881412804</text:p>
          </table:table-cell>
          <table:table-cell office:value-type="float" office:value="33.4077044928354">
            <text:p>33.4077044928</text:p>
          </table:table-cell>
          <table:table-cell office:value-type="float" office:value="52.3272599171905">
            <text:p>52.3272599172</text:p>
          </table:table-cell>
          <table:table-cell office:value-type="float" office:value="63.3861692788687">
            <text:p>63.3861692789</text:p>
          </table:table-cell>
        </table:table-row>
        <table:table-row table:style-name="ro1">
          <table:table-cell/>
          <table:table-cell office:value-type="float" office:value="3.9490555735249">
            <text:p>3.9490555735</text:p>
          </table:table-cell>
          <table:table-cell office:value-type="float" office:value="7.43278252251776">
            <text:p>7.4327825225</text:p>
          </table:table-cell>
          <table:table-cell office:value-type="float" office:value="11.3217872408834">
            <text:p>11.3217872409</text:p>
          </table:table-cell>
          <table:table-cell office:value-type="float" office:value="15.2370782957582">
            <text:p>15.2370782958</text:p>
          </table:table-cell>
          <table:table-cell office:value-type="float" office:value="18.13365211376">
            <text:p>18.1336521138</text:p>
          </table:table-cell>
          <table:table-cell office:value-type="float" office:value="31.2175052478124">
            <text:p>31.2175052478</text:p>
          </table:table-cell>
          <table:table-cell office:value-type="float" office:value="43.5168144857262">
            <text:p>43.5168144857</text:p>
          </table:table-cell>
          <table:table-cell office:value-type="float" office:value="48.8093240381731">
            <text:p>48.8093240382</text:p>
          </table:table-cell>
          <table:table-cell office:value-type="float" office:value="60.8245416095924">
            <text:p>60.8245416096</text:p>
          </table:table-cell>
        </table:table-row>
        <table:table-row table:style-name="ro1">
          <table:table-cell/>
          <table:table-cell office:value-type="float" office:value="3.53399196467842">
            <text:p>3.5339919647</text:p>
          </table:table-cell>
          <table:table-cell office:value-type="float" office:value="8.08471946978489">
            <text:p>8.0847194698</text:p>
          </table:table-cell>
          <table:table-cell office:value-type="float" office:value="14.022000732095">
            <text:p>14.0220007321</text:p>
          </table:table-cell>
          <table:table-cell office:value-type="float" office:value="15.1285496045666">
            <text:p>15.1285496046</text:p>
          </table:table-cell>
          <table:table-cell office:value-type="float" office:value="17.4057860381445">
            <text:p>17.4057860381</text:p>
          </table:table-cell>
          <table:table-cell office:value-type="float" office:value="30.6212641912789">
            <text:p>30.6212641913</text:p>
          </table:table-cell>
          <table:table-cell office:value-type="float" office:value="39.7564153361891">
            <text:p>39.7564153362</text:p>
          </table:table-cell>
          <table:table-cell office:value-type="float" office:value="49.1610611965152">
            <text:p>49.1610611965</text:p>
          </table:table-cell>
          <table:table-cell office:value-type="float" office:value="61.4357173206408">
            <text:p>61.4357173206</text:p>
          </table:table-cell>
        </table:table-row>
        <table:table-row table:style-name="ro1">
          <table:table-cell/>
          <table:table-cell office:value-type="float" office:value="3.14240475993006">
            <text:p>3.1424047599</text:p>
          </table:table-cell>
          <table:table-cell office:value-type="float" office:value="7.3633351494916">
            <text:p>7.3633351495</text:p>
          </table:table-cell>
          <table:table-cell office:value-type="float" office:value="11.7882641929818">
            <text:p>11.788264193</text:p>
          </table:table-cell>
          <table:table-cell office:value-type="float" office:value="15.2347958155824">
            <text:p>15.2347958156</text:p>
          </table:table-cell>
          <table:table-cell office:value-type="float" office:value="18.9913708436384">
            <text:p>18.9913708436</text:p>
          </table:table-cell>
          <table:table-cell office:value-type="float" office:value="28.7729302702792">
            <text:p>28.7729302703</text:p>
          </table:table-cell>
          <table:table-cell office:value-type="float" office:value="34.5318766885202">
            <text:p>34.5318766885</text:p>
          </table:table-cell>
          <table:table-cell office:value-type="float" office:value="56.5914712007198">
            <text:p>56.5914712007</text:p>
          </table:table-cell>
          <table:table-cell office:value-type="float" office:value="58.2630275949996">
            <text:p>58.263027595</text:p>
          </table:table-cell>
        </table:table-row>
        <table:table-row table:style-name="ro1">
          <table:table-cell/>
          <table:table-cell office:value-type="float" office:value="3.38596026313587">
            <text:p>3.3859602631</text:p>
          </table:table-cell>
          <table:table-cell office:value-type="float" office:value="7.21423332592713">
            <text:p>7.2142333259</text:p>
          </table:table-cell>
          <table:table-cell office:value-type="float" office:value="9.45246928822462">
            <text:p>9.4524692882</text:p>
          </table:table-cell>
          <table:table-cell office:value-type="float" office:value="12.6972875837196">
            <text:p>12.6972875837</text:p>
          </table:table-cell>
          <table:table-cell office:value-type="float" office:value="18.9880837255146">
            <text:p>18.9880837255</text:p>
          </table:table-cell>
          <table:table-cell office:value-type="float" office:value="25.8258092909246">
            <text:p>25.8258092909</text:p>
          </table:table-cell>
          <table:table-cell office:value-type="float" office:value="39.9530955877763">
            <text:p>39.9530955878</text:p>
          </table:table-cell>
          <table:table-cell office:value-type="float" office:value="49.6506499096668">
            <text:p>49.6506499097</text:p>
          </table:table-cell>
          <table:table-cell office:value-type="float" office:value="69.9542604295166">
            <text:p>69.9542604295</text:p>
          </table:table-cell>
        </table:table-row>
        <table:table-row table:style-name="ro1">
          <table:table-cell/>
          <table:table-cell office:value-type="float" office:value="3.4694139543451">
            <text:p>3.4694139543</text:p>
          </table:table-cell>
          <table:table-cell office:value-type="float" office:value="10.2079016636126">
            <text:p>10.2079016636</text:p>
          </table:table-cell>
          <table:table-cell office:value-type="float" office:value="13.2115452131661">
            <text:p>13.2115452132</text:p>
          </table:table-cell>
          <table:table-cell office:value-type="float" office:value="12.3592699739529">
            <text:p>12.359269974</text:p>
          </table:table-cell>
          <table:table-cell office:value-type="float" office:value="20.2982094411641">
            <text:p>20.2982094412</text:p>
          </table:table-cell>
          <table:table-cell office:value-type="float" office:value="30.6251855696819">
            <text:p>30.6251855697</text:p>
          </table:table-cell>
          <table:table-cell office:value-type="float" office:value="38.59578274057">
            <text:p>38.5957827406</text:p>
          </table:table-cell>
          <table:table-cell office:value-type="float" office:value="53.1650896332685">
            <text:p>53.1650896333</text:p>
          </table:table-cell>
          <table:table-cell office:value-type="float" office:value="62.6218892460038">
            <text:p>62.621889246</text:p>
          </table:table-cell>
        </table:table-row>
        <table:table-row table:style-name="ro1">
          <table:table-cell/>
          <table:table-cell office:value-type="float" office:value="3.73539962478674">
            <text:p>3.7353996248</text:p>
          </table:table-cell>
          <table:table-cell office:value-type="float" office:value="7.82116248040256">
            <text:p>7.8211624804</text:p>
          </table:table-cell>
          <table:table-cell office:value-type="float" office:value="12.65505265811">
            <text:p>12.6550526581</text:p>
          </table:table-cell>
          <table:table-cell office:value-type="float" office:value="14.6944630047951">
            <text:p>14.6944630048</text:p>
          </table:table-cell>
          <table:table-cell office:value-type="float" office:value="19.8572575407784">
            <text:p>19.8572575408</text:p>
          </table:table-cell>
          <table:table-cell office:value-type="float" office:value="25.8336136370981">
            <text:p>25.8336136371</text:p>
          </table:table-cell>
          <table:table-cell office:value-type="float" office:value="37.8713672830454">
            <text:p>37.871367283</text:p>
          </table:table-cell>
          <table:table-cell office:value-type="float" office:value="56.1477553133554">
            <text:p>56.1477553134</text:p>
          </table:table-cell>
          <table:table-cell office:value-type="float" office:value="61.4162670951209">
            <text:p>61.4162670951</text:p>
          </table:table-cell>
        </table:table-row>
        <table:table-row table:style-name="ro1">
          <table:table-cell/>
          <table:table-cell office:value-type="float" office:value="3.14741794160125">
            <text:p>3.1474179416</text:p>
          </table:table-cell>
          <table:table-cell office:value-type="float" office:value="8.27562701280544">
            <text:p>8.2756270128</text:p>
          </table:table-cell>
          <table:table-cell office:value-type="float" office:value="8.98573864924811">
            <text:p>8.9857386492</text:p>
          </table:table-cell>
          <table:table-cell office:value-type="float" office:value="13.3409031399642">
            <text:p>13.34090314</text:p>
          </table:table-cell>
          <table:table-cell office:value-type="float" office:value="19.9109021257168">
            <text:p>19.9109021257</text:p>
          </table:table-cell>
          <table:table-cell office:value-type="float" office:value="28.278713901087">
            <text:p>28.2787139011</text:p>
          </table:table-cell>
          <table:table-cell office:value-type="float" office:value="45.0057079097942">
            <text:p>45.0057079098</text:p>
          </table:table-cell>
          <table:table-cell office:value-type="float" office:value="47.4515586880425">
            <text:p>47.451558688</text:p>
          </table:table-cell>
          <table:table-cell office:value-type="float" office:value="55.2992303798655">
            <text:p>55.2992303799</text:p>
          </table:table-cell>
        </table:table-row>
        <table:table-row table:style-name="ro1">
          <table:table-cell/>
          <table:table-cell office:value-type="float" office:value="4.19341157030885">
            <text:p>4.1934115703</text:p>
          </table:table-cell>
          <table:table-cell office:value-type="float" office:value="7.01083572298694">
            <text:p>7.010835723</text:p>
          </table:table-cell>
          <table:table-cell office:value-type="float" office:value="11.6253419438783">
            <text:p>11.6253419439</text:p>
          </table:table-cell>
          <table:table-cell office:value-type="float" office:value="16.5185568387142">
            <text:p>16.5185568387</text:p>
          </table:table-cell>
          <table:table-cell office:value-type="float" office:value="20.0871678466024">
            <text:p>20.0871678466</text:p>
          </table:table-cell>
          <table:table-cell office:value-type="float" office:value="30.9040516589439">
            <text:p>30.9040516589</text:p>
          </table:table-cell>
          <table:table-cell office:value-type="float" office:value="40.8873084005381">
            <text:p>40.8873084005</text:p>
          </table:table-cell>
          <table:table-cell office:value-type="float" office:value="56.4491329775265">
            <text:p>56.4491329775</text:p>
          </table:table-cell>
          <table:table-cell office:value-type="float" office:value="54.9211144191631">
            <text:p>54.9211144192</text:p>
          </table:table-cell>
        </table:table-row>
        <table:table-row table:style-name="ro1">
          <table:table-cell/>
          <table:table-cell office:value-type="float" office:value="3.78761644329086">
            <text:p>3.7876164433</text:p>
          </table:table-cell>
          <table:table-cell office:value-type="float" office:value="7.50325302662827">
            <text:p>7.5032530266</text:p>
          </table:table-cell>
          <table:table-cell office:value-type="float" office:value="12.8302362602681">
            <text:p>12.8302362603</text:p>
          </table:table-cell>
          <table:table-cell office:value-type="float" office:value="16.7941080714554">
            <text:p>16.7941080715</text:p>
          </table:table-cell>
          <table:table-cell office:value-type="float" office:value="23.029018527383">
            <text:p>23.0290185274</text:p>
          </table:table-cell>
          <table:table-cell office:value-type="float" office:value="29.6527983866654">
            <text:p>29.6527983867</text:p>
          </table:table-cell>
          <table:table-cell office:value-type="float" office:value="36.1200326592052">
            <text:p>36.1200326592</text:p>
          </table:table-cell>
          <table:table-cell office:value-type="float" office:value="48.3530182417253">
            <text:p>48.3530182417</text:p>
          </table:table-cell>
          <table:table-cell office:value-type="float" office:value="56.629623955494">
            <text:p>56.6296239555</text:p>
          </table:table-cell>
        </table:table-row>
        <table:table-row table:style-name="ro1">
          <table:table-cell/>
          <table:table-cell office:value-type="float" office:value="4.26743864674597">
            <text:p>4.2674386467</text:p>
          </table:table-cell>
          <table:table-cell office:value-type="float" office:value="7.98152864523786">
            <text:p>7.9815286452</text:p>
          </table:table-cell>
          <table:table-cell office:value-type="float" office:value="10.7307765166538">
            <text:p>10.7307765167</text:p>
          </table:table-cell>
          <table:table-cell office:value-type="float" office:value="16.7305833589508">
            <text:p>16.730583359</text:p>
          </table:table-cell>
          <table:table-cell office:value-type="float" office:value="19.536882106941">
            <text:p>19.5368821069</text:p>
          </table:table-cell>
          <table:table-cell office:value-type="float" office:value="29.2434573289884">
            <text:p>29.243457329</text:p>
          </table:table-cell>
          <table:table-cell office:value-type="float" office:value="36.6735864374741">
            <text:p>36.6735864375</text:p>
          </table:table-cell>
          <table:table-cell office:value-type="float" office:value="39.2193639225916">
            <text:p>39.2193639226</text:p>
          </table:table-cell>
          <table:table-cell office:value-type="float" office:value="62.047904368259">
            <text:p>62.0479043683</text:p>
          </table:table-cell>
        </table:table-row>
        <table:table-row table:style-name="ro1">
          <table:table-cell/>
          <table:table-cell office:value-type="float" office:value="4.3374880267495">
            <text:p>4.3374880267</text:p>
          </table:table-cell>
          <table:table-cell office:value-type="float" office:value="6.72556011534857">
            <text:p>6.7255601153</text:p>
          </table:table-cell>
          <table:table-cell office:value-type="float" office:value="9.66359094043855">
            <text:p>9.6635909404</text:p>
          </table:table-cell>
          <table:table-cell office:value-type="float" office:value="16.3899816156249">
            <text:p>16.3899816156</text:p>
          </table:table-cell>
          <table:table-cell office:value-type="float" office:value="15.9332025563072">
            <text:p>15.9332025563</text:p>
          </table:table-cell>
          <table:table-cell office:value-type="float" office:value="29.892426946667">
            <text:p>29.8924269467</text:p>
          </table:table-cell>
          <table:table-cell office:value-type="float" office:value="36.9005070568719">
            <text:p>36.9005070569</text:p>
          </table:table-cell>
          <table:table-cell office:value-type="float" office:value="45.8264383205351">
            <text:p>45.8264383205</text:p>
          </table:table-cell>
          <table:table-cell office:value-type="float" office:value="58.0257077009665">
            <text:p>58.025707701</text:p>
          </table:table-cell>
        </table:table-row>
        <table:table-row table:style-name="ro1">
          <table:table-cell/>
          <table:table-cell office:value-type="float" office:value="4.0521932018404">
            <text:p>4.0521932018</text:p>
          </table:table-cell>
          <table:table-cell office:value-type="float" office:value="9.16304052379974">
            <text:p>9.1630405238</text:p>
          </table:table-cell>
          <table:table-cell office:value-type="float" office:value="11.5772334713829">
            <text:p>11.5772334714</text:p>
          </table:table-cell>
          <table:table-cell office:value-type="float" office:value="17.4783807843833">
            <text:p>17.4783807844</text:p>
          </table:table-cell>
          <table:table-cell office:value-type="float" office:value="17.272965013723">
            <text:p>17.2729650137</text:p>
          </table:table-cell>
          <table:table-cell office:value-type="float" office:value="30.7246344494506">
            <text:p>30.7246344495</text:p>
          </table:table-cell>
          <table:table-cell office:value-type="float" office:value="37.0629625765387">
            <text:p>37.0629625765</text:p>
          </table:table-cell>
          <table:table-cell office:value-type="float" office:value="44.6614644430993">
            <text:p>44.6614644431</text:p>
          </table:table-cell>
          <table:table-cell office:value-type="float" office:value="60.3899817107049">
            <text:p>60.3899817107</text:p>
          </table:table-cell>
        </table:table-row>
        <table:table-row table:style-name="ro1">
          <table:table-cell/>
          <table:table-cell office:value-type="float" office:value="4.54083422211761">
            <text:p>4.5408342221</text:p>
          </table:table-cell>
          <table:table-cell office:value-type="float" office:value="8.05538300900594">
            <text:p>8.055383009</text:p>
          </table:table-cell>
          <table:table-cell office:value-type="float" office:value="11.3547160874059">
            <text:p>11.3547160874</text:p>
          </table:table-cell>
          <table:table-cell office:value-type="float" office:value="16.583968686803">
            <text:p>16.5839686868</text:p>
          </table:table-cell>
          <table:table-cell office:value-type="float" office:value="20.6086544685436">
            <text:p>20.6086544685</text:p>
          </table:table-cell>
          <table:table-cell office:value-type="float" office:value="26.8398202906355">
            <text:p>26.8398202906</text:p>
          </table:table-cell>
          <table:table-cell office:value-type="float" office:value="39.2359286436067">
            <text:p>39.2359286436</text:p>
          </table:table-cell>
          <table:table-cell office:value-type="float" office:value="42.8350583375741">
            <text:p>42.8350583376</text:p>
          </table:table-cell>
          <table:table-cell office:value-type="float" office:value="59.3536358244055">
            <text:p>59.3536358244</text:p>
          </table:table-cell>
        </table:table-row>
        <table:table-row table:style-name="ro1">
          <table:table-cell/>
          <table:table-cell office:value-type="float" office:value="4.2467769578401">
            <text:p>4.2467769578</text:p>
          </table:table-cell>
          <table:table-cell office:value-type="float" office:value="8.1428860114786">
            <text:p>8.1428860115</text:p>
          </table:table-cell>
          <table:table-cell office:value-type="float" office:value="9.60026403911525">
            <text:p>9.6002640391</text:p>
          </table:table-cell>
          <table:table-cell office:value-type="float" office:value="13.8066302247698">
            <text:p>13.8066302248</text:p>
          </table:table-cell>
          <table:table-cell office:value-type="float" office:value="18.4627189248017">
            <text:p>18.4627189248</text:p>
          </table:table-cell>
          <table:table-cell office:value-type="float" office:value="30.1715060206616">
            <text:p>30.1715060207</text:p>
          </table:table-cell>
          <table:table-cell office:value-type="float" office:value="42.1125450942645">
            <text:p>42.1125450943</text:p>
          </table:table-cell>
          <table:table-cell office:value-type="float" office:value="47.8169603707174">
            <text:p>47.8169603707</text:p>
          </table:table-cell>
          <table:table-cell office:value-type="float" office:value="51.5875400223922">
            <text:p>51.5875400224</text:p>
          </table:table-cell>
        </table:table-row>
        <table:table-row table:style-name="ro1">
          <table:table-cell/>
          <table:table-cell office:value-type="float" office:value="3.97759936940588">
            <text:p>3.9775993694</text:p>
          </table:table-cell>
          <table:table-cell office:value-type="float" office:value="6.67974827653529">
            <text:p>6.6797482765</text:p>
          </table:table-cell>
          <table:table-cell office:value-type="float" office:value="11.1442324030054">
            <text:p>11.144232403</text:p>
          </table:table-cell>
          <table:table-cell office:value-type="float" office:value="16.80623110226">
            <text:p>16.8062311023</text:p>
          </table:table-cell>
          <table:table-cell office:value-type="float" office:value="17.4726276617671">
            <text:p>17.4726276618</text:p>
          </table:table-cell>
          <table:table-cell office:value-type="float" office:value="30.4910675449828">
            <text:p>30.491067545</text:p>
          </table:table-cell>
          <table:table-cell office:value-type="float" office:value="42.1386125142662">
            <text:p>42.1386125143</text:p>
          </table:table-cell>
          <table:table-cell office:value-type="float" office:value="48.0005593665101">
            <text:p>48.0005593665</text:p>
          </table:table-cell>
          <table:table-cell office:value-type="float" office:value="54.9483929036633">
            <text:p>54.9483929037</text:p>
          </table:table-cell>
        </table:table-row>
        <table:table-row table:style-name="ro1">
          <table:table-cell/>
          <table:table-cell office:value-type="float" office:value="3.43593207122728">
            <text:p>3.4359320712</text:p>
          </table:table-cell>
          <table:table-cell office:value-type="float" office:value="7.28806737680588">
            <text:p>7.2880673768</text:p>
          </table:table-cell>
          <table:table-cell office:value-type="float" office:value="12.0330104556376">
            <text:p>12.0330104556</text:p>
          </table:table-cell>
          <table:table-cell office:value-type="float" office:value="16.7140051918195">
            <text:p>16.7140051918</text:p>
          </table:table-cell>
          <table:table-cell office:value-type="float" office:value="18.4571891950645">
            <text:p>18.4571891951</text:p>
          </table:table-cell>
          <table:table-cell office:value-type="float" office:value="29.0065180113843">
            <text:p>29.0065180114</text:p>
          </table:table-cell>
          <table:table-cell office:value-type="float" office:value="39.6802449788647">
            <text:p>39.6802449789</text:p>
          </table:table-cell>
          <table:table-cell office:value-type="float" office:value="53.3118198401135">
            <text:p>53.3118198401</text:p>
          </table:table-cell>
          <table:table-cell office:value-type="float" office:value="62.0383396354355">
            <text:p>62.0383396354</text:p>
          </table:table-cell>
        </table:table-row>
        <table:table-row table:style-name="ro1">
          <table:table-cell/>
          <table:table-cell office:value-type="float" office:value="3.19397805825804">
            <text:p>3.1939780583</text:p>
          </table:table-cell>
          <table:table-cell office:value-type="float" office:value="8.41934863113488">
            <text:p>8.4193486311</text:p>
          </table:table-cell>
          <table:table-cell office:value-type="float" office:value="12.670804670867">
            <text:p>12.6708046709</text:p>
          </table:table-cell>
          <table:table-cell office:value-type="float" office:value="15.0585886228073">
            <text:p>15.0585886228</text:p>
          </table:table-cell>
          <table:table-cell office:value-type="float" office:value="15.5328496474513">
            <text:p>15.5328496475</text:p>
          </table:table-cell>
          <table:table-cell office:value-type="float" office:value="29.6294860727294">
            <text:p>29.6294860727</text:p>
          </table:table-cell>
          <table:table-cell office:value-type="float" office:value="38.260480173697">
            <text:p>38.2604801737</text:p>
          </table:table-cell>
          <table:table-cell office:value-type="float" office:value="47.4290680722661">
            <text:p>47.4290680723</text:p>
          </table:table-cell>
          <table:table-cell office:value-type="float" office:value="54.383785557935">
            <text:p>54.3837855579</text:p>
          </table:table-cell>
        </table:table-row>
        <table:table-row table:style-name="ro1">
          <table:table-cell/>
          <table:table-cell office:value-type="float" office:value="4.4968178944722">
            <text:p>4.4968178945</text:p>
          </table:table-cell>
          <table:table-cell office:value-type="float" office:value="7.33597976526812">
            <text:p>7.3359797653</text:p>
          </table:table-cell>
          <table:table-cell office:value-type="float" office:value="9.61847534239814">
            <text:p>9.6184753424</text:p>
          </table:table-cell>
          <table:table-cell office:value-type="float" office:value="15.8665623050642">
            <text:p>15.8665623051</text:p>
          </table:table-cell>
          <table:table-cell office:value-type="float" office:value="22.3988819639389">
            <text:p>22.3988819639</text:p>
          </table:table-cell>
          <table:table-cell office:value-type="float" office:value="31.8033496368052">
            <text:p>31.8033496368</text:p>
          </table:table-cell>
          <table:table-cell office:value-type="float" office:value="40.4667097149868">
            <text:p>40.466709715</text:p>
          </table:table-cell>
          <table:table-cell office:value-type="float" office:value="45.5598588564098">
            <text:p>45.5598588564</text:p>
          </table:table-cell>
          <table:table-cell office:value-type="float" office:value="52.5974993175823">
            <text:p>52.5974993176</text:p>
          </table:table-cell>
        </table:table-row>
        <table:table-row table:style-name="ro1">
          <table:table-cell/>
          <table:table-cell office:value-type="float" office:value="3.37428133926517">
            <text:p>3.3742813393</text:p>
          </table:table-cell>
          <table:table-cell office:value-type="float" office:value="6.36184002091545">
            <text:p>6.3618400209</text:p>
          </table:table-cell>
          <table:table-cell office:value-type="float" office:value="11.0421862953997">
            <text:p>11.0421862954</text:p>
          </table:table-cell>
          <table:table-cell office:value-type="float" office:value="16.5198737177602">
            <text:p>16.5198737178</text:p>
          </table:table-cell>
          <table:table-cell office:value-type="float" office:value="20.1895214743959">
            <text:p>20.1895214744</text:p>
          </table:table-cell>
          <table:table-cell office:value-type="float" office:value="27.2431021116536">
            <text:p>27.2431021117</text:p>
          </table:table-cell>
          <table:table-cell office:value-type="float" office:value="34.8319830930886">
            <text:p>34.8319830931</text:p>
          </table:table-cell>
          <table:table-cell office:value-type="float" office:value="48.4780506363968">
            <text:p>48.4780506364</text:p>
          </table:table-cell>
          <table:table-cell office:value-type="float" office:value="51.9456627922482">
            <text:p>51.9456627922</text:p>
          </table:table-cell>
        </table:table-row>
        <table:table-row table:style-name="ro1">
          <table:table-cell/>
          <table:table-cell office:value-type="float" office:value="3.41132805493544">
            <text:p>3.4113280549</text:p>
          </table:table-cell>
          <table:table-cell office:value-type="float" office:value="8.1970703560371">
            <text:p>8.197070356</text:p>
          </table:table-cell>
          <table:table-cell office:value-type="float" office:value="13.7371418583434">
            <text:p>13.7371418583</text:p>
          </table:table-cell>
          <table:table-cell office:value-type="float" office:value="12.5736460897583">
            <text:p>12.5736460898</text:p>
          </table:table-cell>
          <table:table-cell office:value-type="float" office:value="21.5466061579709">
            <text:p>21.546606158</text:p>
          </table:table-cell>
          <table:table-cell office:value-type="float" office:value="28.8461265730421">
            <text:p>28.846126573</text:p>
          </table:table-cell>
          <table:table-cell office:value-type="float" office:value="36.0061019761615">
            <text:p>36.0061019762</text:p>
          </table:table-cell>
          <table:table-cell office:value-type="float" office:value="41.9474658050476">
            <text:p>41.947465805</text:p>
          </table:table-cell>
          <table:table-cell office:value-type="float" office:value="60.2135422193405">
            <text:p>60.2135422193</text:p>
          </table:table-cell>
        </table:table-row>
        <table:table-row table:style-name="ro1">
          <table:table-cell/>
          <table:table-cell office:value-type="float" office:value="4.66638377796073">
            <text:p>4.666383778</text:p>
          </table:table-cell>
          <table:table-cell office:value-type="float" office:value="7.39592460320705">
            <text:p>7.3959246032</text:p>
          </table:table-cell>
          <table:table-cell office:value-type="float" office:value="10.2750199430611">
            <text:p>10.2750199431</text:p>
          </table:table-cell>
          <table:table-cell office:value-type="float" office:value="14.5342239074544">
            <text:p>14.5342239075</text:p>
          </table:table-cell>
          <table:table-cell office:value-type="float" office:value="18.3285308365262">
            <text:p>18.3285308365</text:p>
          </table:table-cell>
          <table:table-cell office:value-type="float" office:value="27.9199825408396">
            <text:p>27.9199825408</text:p>
          </table:table-cell>
          <table:table-cell office:value-type="float" office:value="40.2437094878278">
            <text:p>40.2437094878</text:p>
          </table:table-cell>
          <table:table-cell office:value-type="float" office:value="46.7788013824593">
            <text:p>46.7788013825</text:p>
          </table:table-cell>
          <table:table-cell office:value-type="float" office:value="56.5796974591049">
            <text:p>56.5796974591</text:p>
          </table:table-cell>
        </table:table-row>
        <table:table-row table:style-name="ro1">
          <table:table-cell/>
          <table:table-cell office:value-type="float" office:value="3.77950722976004">
            <text:p>3.7795072298</text:p>
          </table:table-cell>
          <table:table-cell office:value-type="float" office:value="7.85972094020917">
            <text:p>7.8597209402</text:p>
          </table:table-cell>
          <table:table-cell office:value-type="float" office:value="10.667550541586">
            <text:p>10.6675505416</text:p>
          </table:table-cell>
          <table:table-cell office:value-type="float" office:value="15.1301632655313">
            <text:p>15.1301632655</text:p>
          </table:table-cell>
          <table:table-cell office:value-type="float" office:value="17.6285208015688">
            <text:p>17.6285208016</text:p>
          </table:table-cell>
          <table:table-cell office:value-type="float" office:value="29.4917559026671">
            <text:p>29.4917559027</text:p>
          </table:table-cell>
          <table:table-cell office:value-type="float" office:value="32.576636370929">
            <text:p>32.5766363709</text:p>
          </table:table-cell>
          <table:table-cell office:value-type="float" office:value="45.3575523605359">
            <text:p>45.3575523605</text:p>
          </table:table-cell>
          <table:table-cell office:value-type="float" office:value="53.2488380819723">
            <text:p>53.248838082</text:p>
          </table:table-cell>
        </table:table-row>
        <table:table-row table:style-name="ro1">
          <table:table-cell/>
          <table:table-cell office:value-type="float" office:value="3.97914089376161">
            <text:p>3.9791408938</text:p>
          </table:table-cell>
          <table:table-cell office:value-type="float" office:value="6.07766507051178">
            <text:p>6.0776650705</text:p>
          </table:table-cell>
          <table:table-cell office:value-type="float" office:value="13.2503417207693">
            <text:p>13.2503417208</text:p>
          </table:table-cell>
          <table:table-cell office:value-type="float" office:value="15.514217811015">
            <text:p>15.514217811</text:p>
          </table:table-cell>
          <table:table-cell office:value-type="float" office:value="20.1149034061868">
            <text:p>20.1149034062</text:p>
          </table:table-cell>
          <table:table-cell office:value-type="float" office:value="27.3656905108301">
            <text:p>27.3656905108</text:p>
          </table:table-cell>
          <table:table-cell office:value-type="float" office:value="42.7940501125076">
            <text:p>42.7940501125</text:p>
          </table:table-cell>
          <table:table-cell office:value-type="float" office:value="43.3147550940794">
            <text:p>43.3147550941</text:p>
          </table:table-cell>
          <table:table-cell office:value-type="float" office:value="58.2176366563926">
            <text:p>58.2176366564</text:p>
          </table:table-cell>
        </table:table-row>
        <table:table-row table:style-name="ro1">
          <table:table-cell/>
          <table:table-cell office:value-type="float" office:value="3.37617323760992">
            <text:p>3.3761732376</text:p>
          </table:table-cell>
          <table:table-cell office:value-type="float" office:value="9.33942645821503">
            <text:p>9.3394264582</text:p>
          </table:table-cell>
          <table:table-cell office:value-type="float" office:value="11.4439859710451">
            <text:p>11.443985971</text:p>
          </table:table-cell>
          <table:table-cell office:value-type="float" office:value="14.8435164338844">
            <text:p>14.8435164339</text:p>
          </table:table-cell>
          <table:table-cell office:value-type="float" office:value="15.1016829687187">
            <text:p>15.1016829687</text:p>
          </table:table-cell>
          <table:table-cell office:value-type="float" office:value="32.2844963663319">
            <text:p>32.2844963663</text:p>
          </table:table-cell>
          <table:table-cell office:value-type="float" office:value="45.3945540815621">
            <text:p>45.3945540816</text:p>
          </table:table-cell>
          <table:table-cell office:value-type="float" office:value="53.6118000140614">
            <text:p>53.6118000141</text:p>
          </table:table-cell>
          <table:table-cell office:value-type="float" office:value="52.3000162633634">
            <text:p>52.3000162634</text:p>
          </table:table-cell>
        </table:table-row>
        <table:table-row table:style-name="ro1">
          <table:table-cell/>
          <table:table-cell office:value-type="float" office:value="3.30301082777396">
            <text:p>3.3030108278</text:p>
          </table:table-cell>
          <table:table-cell office:value-type="float" office:value="7.52120886609418">
            <text:p>7.5212088661</text:p>
          </table:table-cell>
          <table:table-cell office:value-type="float" office:value="11.0206980310804">
            <text:p>11.0206980311</text:p>
          </table:table-cell>
          <table:table-cell office:value-type="float" office:value="15.5978404325929">
            <text:p>15.5978404326</text:p>
          </table:table-cell>
          <table:table-cell office:value-type="float" office:value="19.0950560256624">
            <text:p>19.0950560257</text:p>
          </table:table-cell>
          <table:table-cell office:value-type="float" office:value="29.6891902642437">
            <text:p>29.6891902642</text:p>
          </table:table-cell>
          <table:table-cell office:value-type="float" office:value="40.9152102380267">
            <text:p>40.915210238</text:p>
          </table:table-cell>
          <table:table-cell office:value-type="float" office:value="39.6356294736252">
            <text:p>39.6356294736</text:p>
          </table:table-cell>
          <table:table-cell office:value-type="float" office:value="56.8790218820814">
            <text:p>56.8790218821</text:p>
          </table:table-cell>
        </table:table-row>
        <table:table-row table:style-name="ro1">
          <table:table-cell office:value-type="string">
            <text:p>Average</text:p>
          </table:table-cell>
          <table:table-cell table:formula="of:=AVERAGE([.B3:.B32])" office:value-type="float" office:value="3.82632172379969">
            <text:p>3.8263217238</text:p>
          </table:table-cell>
          <table:table-cell table:formula="of:=AVERAGE([.C3:.C32])" office:value-type="float" office:value="7.67686842219337">
            <text:p>7.6768684222</text:p>
          </table:table-cell>
          <table:table-cell table:formula="of:=AVERAGE([.D3:.D32])" office:value-type="float" office:value="11.361369085066">
            <text:p>11.3613690851</text:p>
          </table:table-cell>
          <table:table-cell table:formula="of:=AVERAGE([.E3:.E32])" office:value-type="float" office:value="15.3146104513197">
            <text:p>15.3146104513</text:p>
          </table:table-cell>
          <table:table-cell table:formula="of:=AVERAGE([.F3:.F32])" office:value-type="float" office:value="18.8532678860803">
            <text:p>18.8532678861</text:p>
          </table:table-cell>
          <table:table-cell table:formula="of:=AVERAGE([.G3:.G32])" office:value-type="float" office:value="29.1508309538731">
            <text:p>29.1508309539</text:p>
          </table:table-cell>
          <table:table-cell table:formula="of:=AVERAGE([.H3:.H32])" office:value-type="float" office:value="39.3209840750645">
            <text:p>39.3209840751</text:p>
          </table:table-cell>
          <table:table-cell table:formula="of:=AVERAGE([.I3:.I32])" office:value-type="float" office:value="48.5778667575203">
            <text:p>48.5778667575</text:p>
          </table:table-cell>
          <table:table-cell table:formula="of:=AVERAGE([.J3:.J32])" office:value-type="float" office:value="57.7226564811466">
            <text:p>57.7226564811</text:p>
          </table:table-cell>
        </table:table-row>
        <table:table-row table:style-name="ro1">
          <table:table-cell/>
          <table:table-cell office:value-type="float" office:value="3.82">
            <text:p>3.82</text:p>
          </table:table-cell>
          <table:table-cell office:value-type="float" office:value="7.6">
            <text:p>7.6</text:p>
          </table:table-cell>
          <table:table-cell office:value-type="float" office:value="11.36">
            <text:p>11.36</text:p>
          </table:table-cell>
          <table:table-cell office:value-type="float" office:value="15.31">
            <text:p>15.31</text:p>
          </table:table-cell>
          <table:table-cell office:value-type="float" office:value="18.85">
            <text:p>18.85</text:p>
          </table:table-cell>
          <table:table-cell office:value-type="float" office:value="29.15">
            <text:p>29.15</text:p>
          </table:table-cell>
          <table:table-cell office:value-type="float" office:value="39.32">
            <text:p>39.32</text:p>
          </table:table-cell>
          <table:table-cell office:value-type="float" office:value="48.57">
            <text:p>48.57</text:p>
          </table:table-cell>
          <table:table-cell office:value-type="float" office:value="57.72">
            <text:p>57.72</text:p>
          </table:table-cell>
        </table:table-row>
      </table:table>
      <table:table table:name="Sheet5" table:style-name="ta1">
        <table:table-column table:style-name="co1" table:number-columns-repeated="10" table:default-cell-style-name="Default"/>
        <table:table-row table:style-name="ro1">
          <table:table-cell office:value-type="string">
            <text:p>Opt 2.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/>
          <table:table-cell office:value-type="float" office:value="3.84276818460808">
            <text:p>3.8427681846</text:p>
          </table:table-cell>
          <table:table-cell office:value-type="float" office:value="7.01991283833536">
            <text:p>7.0199128383</text:p>
          </table:table-cell>
          <table:table-cell office:value-type="float" office:value="8.41316131064536">
            <text:p>8.4131613106</text:p>
          </table:table-cell>
          <table:table-cell office:value-type="float" office:value="15.7742390341368">
            <text:p>15.7742390341</text:p>
          </table:table-cell>
          <table:table-cell office:value-type="float" office:value="19.3978826514053">
            <text:p>19.3978826514</text:p>
          </table:table-cell>
          <table:table-cell office:value-type="float" office:value="26.4870955932511">
            <text:p>26.4870955933</text:p>
          </table:table-cell>
          <table:table-cell office:value-type="float" office:value="36.8662931971749">
            <text:p>36.8662931972</text:p>
          </table:table-cell>
          <table:table-cell office:value-type="float" office:value="40.1327618645118">
            <text:p>40.1327618645</text:p>
          </table:table-cell>
          <table:table-cell office:value-type="float" office:value="55.4262895753764">
            <text:p>55.4262895754</text:p>
          </table:table-cell>
        </table:table-row>
        <table:table-row table:style-name="ro1">
          <table:table-cell/>
          <table:table-cell office:value-type="float" office:value="3.79954684457346">
            <text:p>3.7995468446</text:p>
          </table:table-cell>
          <table:table-cell office:value-type="float" office:value="8.72081293602309">
            <text:p>8.720812936</text:p>
          </table:table-cell>
          <table:table-cell office:value-type="float" office:value="12.1483099014777">
            <text:p>12.1483099015</text:p>
          </table:table-cell>
          <table:table-cell office:value-type="float" office:value="16.5591884295177">
            <text:p>16.5591884295</text:p>
          </table:table-cell>
          <table:table-cell office:value-type="float" office:value="21.7408358448874">
            <text:p>21.7408358449</text:p>
          </table:table-cell>
          <table:table-cell office:value-type="float" office:value="21.1781808498135">
            <text:p>21.1781808498</text:p>
          </table:table-cell>
          <table:table-cell office:value-type="float" office:value="39.1276616338937">
            <text:p>39.1276616339</text:p>
          </table:table-cell>
          <table:table-cell office:value-type="float" office:value="49.2592143897546">
            <text:p>49.2592143898</text:p>
          </table:table-cell>
          <table:table-cell office:value-type="float" office:value="64.1964702772257">
            <text:p>64.1964702772</text:p>
          </table:table-cell>
        </table:table-row>
        <table:table-row table:style-name="ro1">
          <table:table-cell/>
          <table:table-cell office:value-type="float" office:value="4.70642270295048">
            <text:p>4.706422703</text:p>
          </table:table-cell>
          <table:table-cell office:value-type="float" office:value="6.83103039549587">
            <text:p>6.8310303955</text:p>
          </table:table-cell>
          <table:table-cell office:value-type="float" office:value="13.5391382361104">
            <text:p>13.5391382361</text:p>
          </table:table-cell>
          <table:table-cell office:value-type="float" office:value="16.1879050440512">
            <text:p>16.1879050441</text:p>
          </table:table-cell>
          <table:table-cell office:value-type="float" office:value="20.7119759746461">
            <text:p>20.7119759746</text:p>
          </table:table-cell>
          <table:table-cell office:value-type="float" office:value="24.3117856143799">
            <text:p>24.3117856144</text:p>
          </table:table-cell>
          <table:table-cell office:value-type="float" office:value="41.9770856981495">
            <text:p>41.9770856981</text:p>
          </table:table-cell>
          <table:table-cell office:value-type="float" office:value="49.2938020816946">
            <text:p>49.2938020817</text:p>
          </table:table-cell>
          <table:table-cell office:value-type="float" office:value="59.9866921351004">
            <text:p>59.9866921351</text:p>
          </table:table-cell>
        </table:table-row>
        <table:table-row table:style-name="ro1">
          <table:table-cell/>
          <table:table-cell office:value-type="float" office:value="3.49154374484567">
            <text:p>3.4915437448</text:p>
          </table:table-cell>
          <table:table-cell office:value-type="float" office:value="6.46538162935667">
            <text:p>6.4653816294</text:p>
          </table:table-cell>
          <table:table-cell office:value-type="float" office:value="9.76371972197285">
            <text:p>9.763719722</text:p>
          </table:table-cell>
          <table:table-cell office:value-type="float" office:value="15.0061833192817">
            <text:p>15.0061833193</text:p>
          </table:table-cell>
          <table:table-cell office:value-type="float" office:value="20.0254504861318">
            <text:p>20.0254504861</text:p>
          </table:table-cell>
          <table:table-cell office:value-type="float" office:value="32.3292327221252">
            <text:p>32.3292327221</text:p>
          </table:table-cell>
          <table:table-cell office:value-type="float" office:value="39.5147898476152">
            <text:p>39.5147898476</text:p>
          </table:table-cell>
          <table:table-cell office:value-type="float" office:value="42.3659647362347">
            <text:p>42.3659647362</text:p>
          </table:table-cell>
          <table:table-cell office:value-type="float" office:value="61.1334776631065">
            <text:p>61.1334776631</text:p>
          </table:table-cell>
        </table:table-row>
        <table:table-row table:style-name="ro1">
          <table:table-cell/>
          <table:table-cell office:value-type="float" office:value="3.31318924848188">
            <text:p>3.3131892485</text:p>
          </table:table-cell>
          <table:table-cell office:value-type="float" office:value="9.08086988173818">
            <text:p>9.0808698817</text:p>
          </table:table-cell>
          <table:table-cell office:value-type="float" office:value="12.1544879347275">
            <text:p>12.1544879347</text:p>
          </table:table-cell>
          <table:table-cell office:value-type="float" office:value="13.7644440171971">
            <text:p>13.7644440172</text:p>
          </table:table-cell>
          <table:table-cell office:value-type="float" office:value="20.0035692327242">
            <text:p>20.0035692327</text:p>
          </table:table-cell>
          <table:table-cell office:value-type="float" office:value="30.4498715304344">
            <text:p>30.4498715304</text:p>
          </table:table-cell>
          <table:table-cell office:value-type="float" office:value="43.7788951980019">
            <text:p>43.778895198</text:p>
          </table:table-cell>
          <table:table-cell office:value-type="float" office:value="46.8350281401035">
            <text:p>46.8350281401</text:p>
          </table:table-cell>
          <table:table-cell office:value-type="float" office:value="61.6912372713687">
            <text:p>61.6912372714</text:p>
          </table:table-cell>
        </table:table-row>
        <table:table-row table:style-name="ro1">
          <table:table-cell/>
          <table:table-cell office:value-type="float" office:value="3.53908483100849">
            <text:p>3.539084831</text:p>
          </table:table-cell>
          <table:table-cell office:value-type="float" office:value="8.94514841022919">
            <text:p>8.9451484102</text:p>
          </table:table-cell>
          <table:table-cell office:value-type="float" office:value="9.82288161283009">
            <text:p>9.8228816128</text:p>
          </table:table-cell>
          <table:table-cell office:value-type="float" office:value="15.1091232622143">
            <text:p>15.1091232622</text:p>
          </table:table-cell>
          <table:table-cell office:value-type="float" office:value="20.5465301488948">
            <text:p>20.5465301489</text:p>
          </table:table-cell>
          <table:table-cell office:value-type="float" office:value="29.5456639727663">
            <text:p>29.5456639728</text:p>
          </table:table-cell>
          <table:table-cell office:value-type="float" office:value="42.1351890592232">
            <text:p>42.1351890592</text:p>
          </table:table-cell>
          <table:table-cell office:value-type="float" office:value="38.9602262990375">
            <text:p>38.960226299</text:p>
          </table:table-cell>
          <table:table-cell office:value-type="float" office:value="61.3932961950304">
            <text:p>61.393296195</text:p>
          </table:table-cell>
        </table:table-row>
        <table:table-row table:style-name="ro1">
          <table:table-cell/>
          <table:table-cell office:value-type="float" office:value="4.25649301892861">
            <text:p>4.2564930189</text:p>
          </table:table-cell>
          <table:table-cell office:value-type="float" office:value="8.03940755776193">
            <text:p>8.0394075578</text:p>
          </table:table-cell>
          <table:table-cell office:value-type="float" office:value="12.5119001122903">
            <text:p>12.5119001123</text:p>
          </table:table-cell>
          <table:table-cell office:value-type="float" office:value="16.85991832746">
            <text:p>16.8599183275</text:p>
          </table:table-cell>
          <table:table-cell office:value-type="float" office:value="19.5780439522009">
            <text:p>19.5780439522</text:p>
          </table:table-cell>
          <table:table-cell office:value-type="float" office:value="31.019070004425">
            <text:p>31.0190700044</text:p>
          </table:table-cell>
          <table:table-cell office:value-type="float" office:value="40.8024722718765">
            <text:p>40.8024722719</text:p>
          </table:table-cell>
          <table:table-cell office:value-type="float" office:value="42.5091443334586">
            <text:p>42.5091443335</text:p>
          </table:table-cell>
          <table:table-cell office:value-type="float" office:value="50.8310564058411">
            <text:p>50.8310564058</text:p>
          </table:table-cell>
        </table:table-row>
        <table:table-row table:style-name="ro1">
          <table:table-cell/>
          <table:table-cell office:value-type="float" office:value="4.26268479934959">
            <text:p>4.2626847993</text:p>
          </table:table-cell>
          <table:table-cell office:value-type="float" office:value="7.97350471627556">
            <text:p>7.9735047163</text:p>
          </table:table-cell>
          <table:table-cell office:value-type="float" office:value="11.6390942673697">
            <text:p>11.6390942674</text:p>
          </table:table-cell>
          <table:table-cell office:value-type="float" office:value="15.8447087926952">
            <text:p>15.8447087927</text:p>
          </table:table-cell>
          <table:table-cell office:value-type="float" office:value="18.6251026241125">
            <text:p>18.6251026241</text:p>
          </table:table-cell>
          <table:table-cell office:value-type="float" office:value="28.0533544534856">
            <text:p>28.0533544535</text:p>
          </table:table-cell>
          <table:table-cell office:value-type="float" office:value="43.9839240228585">
            <text:p>43.9839240229</text:p>
          </table:table-cell>
          <table:table-cell office:value-type="float" office:value="43.8450946336761">
            <text:p>43.8450946337</text:p>
          </table:table-cell>
          <table:table-cell office:value-type="float" office:value="54.6120093684713">
            <text:p>54.6120093685</text:p>
          </table:table-cell>
        </table:table-row>
        <table:table-row table:style-name="ro1">
          <table:table-cell/>
          <table:table-cell office:value-type="float" office:value="3.48334683327027">
            <text:p>3.4833468333</text:p>
          </table:table-cell>
          <table:table-cell office:value-type="float" office:value="7.10983607178787">
            <text:p>7.1098360718</text:p>
          </table:table-cell>
          <table:table-cell office:value-type="float" office:value="13.3423710028687">
            <text:p>13.3423710029</text:p>
          </table:table-cell>
          <table:table-cell office:value-type="float" office:value="16.4920970764224">
            <text:p>16.4920970764</text:p>
          </table:table-cell>
          <table:table-cell office:value-type="float" office:value="18.6668573515826">
            <text:p>18.6668573516</text:p>
          </table:table-cell>
          <table:table-cell office:value-type="float" office:value="29.4019957276769">
            <text:p>29.4019957277</text:p>
          </table:table-cell>
          <table:table-cell office:value-type="float" office:value="41.3335922330271">
            <text:p>41.333592233</text:p>
          </table:table-cell>
          <table:table-cell office:value-type="float" office:value="49.519856112629">
            <text:p>49.5198561126</text:p>
          </table:table-cell>
          <table:table-cell office:value-type="float" office:value="56.3454804993962">
            <text:p>56.3454804994</text:p>
          </table:table-cell>
        </table:table-row>
        <table:table-row table:style-name="ro1">
          <table:table-cell/>
          <table:table-cell office:value-type="float" office:value="3.25213072336078">
            <text:p>3.2521307234</text:p>
          </table:table-cell>
          <table:table-cell office:value-type="float" office:value="7.68446194834792">
            <text:p>7.6844619483</text:p>
          </table:table-cell>
          <table:table-cell office:value-type="float" office:value="11.8334898233961">
            <text:p>11.8334898234</text:p>
          </table:table-cell>
          <table:table-cell office:value-type="float" office:value="14.319121493204">
            <text:p>14.3191214932</text:p>
          </table:table-cell>
          <table:table-cell office:value-type="float" office:value="17.2885126940478">
            <text:p>17.288512694</text:p>
          </table:table-cell>
          <table:table-cell office:value-type="float" office:value="24.8343453646585">
            <text:p>24.8343453647</text:p>
          </table:table-cell>
          <table:table-cell office:value-type="float" office:value="36.8916957344509">
            <text:p>36.8916957345</text:p>
          </table:table-cell>
          <table:table-cell office:value-type="float" office:value="48.1207768206259">
            <text:p>48.1207768206</text:p>
          </table:table-cell>
          <table:table-cell office:value-type="float" office:value="60.1381082362004">
            <text:p>60.1381082362</text:p>
          </table:table-cell>
        </table:table-row>
        <table:table-row table:style-name="ro1">
          <table:table-cell/>
          <table:table-cell office:value-type="float" office:value="3.13134625091004">
            <text:p>3.1313462509</text:p>
          </table:table-cell>
          <table:table-cell office:value-type="float" office:value="7.9861927973493">
            <text:p>7.9861927973</text:p>
          </table:table-cell>
          <table:table-cell office:value-type="float" office:value="13.213289290431">
            <text:p>13.2132892904</text:p>
          </table:table-cell>
          <table:table-cell office:value-type="float" office:value="16.2677984288202">
            <text:p>16.2677984288</text:p>
          </table:table-cell>
          <table:table-cell office:value-type="float" office:value="21.4192454305348">
            <text:p>21.4192454305</text:p>
          </table:table-cell>
          <table:table-cell office:value-type="float" office:value="33.4659945606209">
            <text:p>33.4659945606</text:p>
          </table:table-cell>
          <table:table-cell office:value-type="float" office:value="37.4427962132368">
            <text:p>37.4427962132</text:p>
          </table:table-cell>
          <table:table-cell office:value-type="float" office:value="45.0187657807492">
            <text:p>45.0187657807</text:p>
          </table:table-cell>
          <table:table-cell office:value-type="float" office:value="64.210231575551">
            <text:p>64.2102315756</text:p>
          </table:table-cell>
        </table:table-row>
        <table:table-row table:style-name="ro1">
          <table:table-cell/>
          <table:table-cell office:value-type="float" office:value="3.53722412421314">
            <text:p>3.5372241242</text:p>
          </table:table-cell>
          <table:table-cell office:value-type="float" office:value="7.04919236868886">
            <text:p>7.0491923687</text:p>
          </table:table-cell>
          <table:table-cell office:value-type="float" office:value="11.3519923227109">
            <text:p>11.3519923227</text:p>
          </table:table-cell>
          <table:table-cell office:value-type="float" office:value="15.7685188739779">
            <text:p>15.768518874</text:p>
          </table:table-cell>
          <table:table-cell office:value-type="float" office:value="22.0605924368519">
            <text:p>22.0605924369</text:p>
          </table:table-cell>
          <table:table-cell office:value-type="float" office:value="33.6229780363092">
            <text:p>33.6229780363</text:p>
          </table:table-cell>
          <table:table-cell office:value-type="float" office:value="33.8581638127825">
            <text:p>33.8581638128</text:p>
          </table:table-cell>
          <table:table-cell office:value-type="float" office:value="50.1498097671301">
            <text:p>50.1498097671</text:p>
          </table:table-cell>
          <table:table-cell office:value-type="float" office:value="59.5761934862694">
            <text:p>59.5761934863</text:p>
          </table:table-cell>
        </table:table-row>
        <table:table-row table:style-name="ro1">
          <table:table-cell/>
          <table:table-cell office:value-type="float" office:value="3.85195428604163">
            <text:p>3.851954286</text:p>
          </table:table-cell>
          <table:table-cell office:value-type="float" office:value="7.17205883528141">
            <text:p>7.1720588353</text:p>
          </table:table-cell>
          <table:table-cell office:value-type="float" office:value="11.7183972982468">
            <text:p>11.7183972982</text:p>
          </table:table-cell>
          <table:table-cell office:value-type="float" office:value="14.8498481760935">
            <text:p>14.8498481761</text:p>
          </table:table-cell>
          <table:table-cell office:value-type="float" office:value="20.7760306442765">
            <text:p>20.7760306443</text:p>
          </table:table-cell>
          <table:table-cell office:value-type="float" office:value="27.9863739559687">
            <text:p>27.986373956</text:p>
          </table:table-cell>
          <table:table-cell office:value-type="float" office:value="40.2728813034737">
            <text:p>40.2728813035</text:p>
          </table:table-cell>
          <table:table-cell office:value-type="float" office:value="46.9979272068722">
            <text:p>46.9979272069</text:p>
          </table:table-cell>
          <table:table-cell office:value-type="float" office:value="57.5295987228146">
            <text:p>57.5295987228</text:p>
          </table:table-cell>
        </table:table-row>
        <table:table-row table:style-name="ro1">
          <table:table-cell/>
          <table:table-cell office:value-type="float" office:value="3.9800360737986">
            <text:p>3.9800360738</text:p>
          </table:table-cell>
          <table:table-cell office:value-type="float" office:value="8.43893979603558">
            <text:p>8.438939796</text:p>
          </table:table-cell>
          <table:table-cell office:value-type="float" office:value="10.4994717766474">
            <text:p>10.4994717766</text:p>
          </table:table-cell>
          <table:table-cell office:value-type="float" office:value="14.4889513997887">
            <text:p>14.4889513998</text:p>
          </table:table-cell>
          <table:table-cell office:value-type="float" office:value="17.8322598677009">
            <text:p>17.8322598677</text:p>
          </table:table-cell>
          <table:table-cell office:value-type="float" office:value="27.0404740790109">
            <text:p>27.040474079</text:p>
          </table:table-cell>
          <table:table-cell office:value-type="float" office:value="32.1881807639093">
            <text:p>32.1881807639</text:p>
          </table:table-cell>
          <table:table-cell office:value-type="float" office:value="52.1041497081187">
            <text:p>52.1041497081</text:p>
          </table:table-cell>
          <table:table-cell office:value-type="float" office:value="61.4593516763907">
            <text:p>61.4593516764</text:p>
          </table:table-cell>
        </table:table-row>
        <table:table-row table:style-name="ro1">
          <table:table-cell/>
          <table:table-cell office:value-type="float" office:value="3.78164843105264">
            <text:p>3.7816484311</text:p>
          </table:table-cell>
          <table:table-cell office:value-type="float" office:value="7.317770102753">
            <text:p>7.3177701028</text:p>
          </table:table-cell>
          <table:table-cell office:value-type="float" office:value="11.0196809282211">
            <text:p>11.0196809282</text:p>
          </table:table-cell>
          <table:table-cell office:value-type="float" office:value="17.8677089812491">
            <text:p>17.8677089812</text:p>
          </table:table-cell>
          <table:table-cell office:value-type="float" office:value="20.7533422237811">
            <text:p>20.7533422238</text:p>
          </table:table-cell>
          <table:table-cell office:value-type="float" office:value="27.000198587989">
            <text:p>27.000198588</text:p>
          </table:table-cell>
          <table:table-cell office:value-type="float" office:value="38.9545040588964">
            <text:p>38.9545040589</text:p>
          </table:table-cell>
          <table:table-cell office:value-type="float" office:value="48.5494155887918">
            <text:p>48.5494155888</text:p>
          </table:table-cell>
          <table:table-cell office:value-type="float" office:value="59.251132035226">
            <text:p>59.2511320352</text:p>
          </table:table-cell>
        </table:table-row>
        <table:table-row table:style-name="ro1">
          <table:table-cell/>
          <table:table-cell office:value-type="float" office:value="4.06236384146644">
            <text:p>4.0623638415</text:p>
          </table:table-cell>
          <table:table-cell office:value-type="float" office:value="8.19736463389449">
            <text:p>8.1973646339</text:p>
          </table:table-cell>
          <table:table-cell office:value-type="float" office:value="10.7492731578841">
            <text:p>10.7492731579</text:p>
          </table:table-cell>
          <table:table-cell office:value-type="float" office:value="16.8060507080336">
            <text:p>16.806050708</text:p>
          </table:table-cell>
          <table:table-cell office:value-type="float" office:value="19.5862512345084">
            <text:p>19.5862512345</text:p>
          </table:table-cell>
          <table:table-cell office:value-type="float" office:value="29.6814257525102">
            <text:p>29.6814257525</text:p>
          </table:table-cell>
          <table:table-cell office:value-type="float" office:value="30.042996402206">
            <text:p>30.0429964022</text:p>
          </table:table-cell>
          <table:table-cell office:value-type="float" office:value="51.5476667509611">
            <text:p>51.547666751</text:p>
          </table:table-cell>
          <table:table-cell office:value-type="float" office:value="57.0494017003148">
            <text:p>57.0494017003</text:p>
          </table:table-cell>
        </table:table-row>
        <table:table-row table:style-name="ro1">
          <table:table-cell/>
          <table:table-cell office:value-type="float" office:value="3.73165619266661">
            <text:p>3.7316561927</text:p>
          </table:table-cell>
          <table:table-cell office:value-type="float" office:value="7.02473050527169">
            <text:p>7.0247305053</text:p>
          </table:table-cell>
          <table:table-cell office:value-type="float" office:value="12.2987631725173">
            <text:p>12.2987631725</text:p>
          </table:table-cell>
          <table:table-cell office:value-type="float" office:value="15.6504356312644">
            <text:p>15.6504356313</text:p>
          </table:table-cell>
          <table:table-cell office:value-type="float" office:value="21.2160997181586">
            <text:p>21.2160997182</text:p>
          </table:table-cell>
          <table:table-cell office:value-type="float" office:value="28.2048345607309">
            <text:p>28.2048345607</text:p>
          </table:table-cell>
          <table:table-cell office:value-type="float" office:value="38.393447862939">
            <text:p>38.3934478629</text:p>
          </table:table-cell>
          <table:table-cell office:value-type="float" office:value="56.2728053336086">
            <text:p>56.2728053336</text:p>
          </table:table-cell>
          <table:table-cell office:value-type="float" office:value="58.0315832939341">
            <text:p>58.0315832939</text:p>
          </table:table-cell>
        </table:table-row>
        <table:table-row table:style-name="ro1">
          <table:table-cell/>
          <table:table-cell office:value-type="float" office:value="2.98230000343995">
            <text:p>2.9823000034</text:p>
          </table:table-cell>
          <table:table-cell office:value-type="float" office:value="7.6165389155874">
            <text:p>7.6165389156</text:p>
          </table:table-cell>
          <table:table-cell office:value-type="float" office:value="10.8760703358021">
            <text:p>10.8760703358</text:p>
          </table:table-cell>
          <table:table-cell office:value-type="float" office:value="13.9964903499395">
            <text:p>13.9964903499</text:p>
          </table:table-cell>
          <table:table-cell office:value-type="float" office:value="15.8789342732775">
            <text:p>15.8789342733</text:p>
          </table:table-cell>
          <table:table-cell office:value-type="float" office:value="27.0665843754477">
            <text:p>27.0665843754</text:p>
          </table:table-cell>
          <table:table-cell office:value-type="float" office:value="39.1342707875219">
            <text:p>39.1342707875</text:p>
          </table:table-cell>
          <table:table-cell office:value-type="float" office:value="44.1271447541549">
            <text:p>44.1271447542</text:p>
          </table:table-cell>
          <table:table-cell office:value-type="float" office:value="54.2388030395305">
            <text:p>54.2388030395</text:p>
          </table:table-cell>
        </table:table-row>
        <table:table-row table:style-name="ro1">
          <table:table-cell/>
          <table:table-cell office:value-type="float" office:value="3.96517045423832">
            <text:p>3.9651704542</text:p>
          </table:table-cell>
          <table:table-cell office:value-type="float" office:value="7.16762954763908">
            <text:p>7.1676295476</text:p>
          </table:table-cell>
          <table:table-cell office:value-type="float" office:value="10.6766050922215">
            <text:p>10.6766050922</text:p>
          </table:table-cell>
          <table:table-cell office:value-type="float" office:value="16.3771915167199">
            <text:p>16.3771915167</text:p>
          </table:table-cell>
          <table:table-cell office:value-type="float" office:value="19.6997604845019">
            <text:p>19.6997604845</text:p>
          </table:table-cell>
          <table:table-cell office:value-type="float" office:value="33.31179466516">
            <text:p>33.3117946652</text:p>
          </table:table-cell>
          <table:table-cell office:value-type="float" office:value="31.5461897818241">
            <text:p>31.5461897818</text:p>
          </table:table-cell>
          <table:table-cell office:value-type="float" office:value="50.0305611563563">
            <text:p>50.0305611564</text:p>
          </table:table-cell>
          <table:table-cell office:value-type="float" office:value="64.1615089966872">
            <text:p>64.1615089967</text:p>
          </table:table-cell>
        </table:table-row>
        <table:table-row table:style-name="ro1">
          <table:table-cell/>
          <table:table-cell office:value-type="float" office:value="4.11149540316649">
            <text:p>4.1114954032</text:p>
          </table:table-cell>
          <table:table-cell office:value-type="float" office:value="8.6302428668937">
            <text:p>8.6302428669</text:p>
          </table:table-cell>
          <table:table-cell office:value-type="float" office:value="11.989936700641">
            <text:p>11.9899367006</text:p>
          </table:table-cell>
          <table:table-cell office:value-type="float" office:value="15.6643795115228">
            <text:p>15.6643795115</text:p>
          </table:table-cell>
          <table:table-cell office:value-type="float" office:value="19.2942540256358">
            <text:p>19.2942540256</text:p>
          </table:table-cell>
          <table:table-cell office:value-type="float" office:value="23.5128238052366">
            <text:p>23.5128238052</text:p>
          </table:table-cell>
          <table:table-cell office:value-type="float" office:value="42.4332084718726">
            <text:p>42.4332084719</text:p>
          </table:table-cell>
          <table:table-cell office:value-type="float" office:value="46.9533036133898">
            <text:p>46.9533036134</text:p>
          </table:table-cell>
          <table:table-cell office:value-type="float" office:value="57.8001548276461">
            <text:p>57.8001548276</text:p>
          </table:table-cell>
        </table:table-row>
        <table:table-row table:style-name="ro1">
          <table:table-cell/>
          <table:table-cell office:value-type="float" office:value="4.62593289147344">
            <text:p>4.6259328915</text:p>
          </table:table-cell>
          <table:table-cell office:value-type="float" office:value="8.49817492777675">
            <text:p>8.4981749278</text:p>
          </table:table-cell>
          <table:table-cell office:value-type="float" office:value="11.2715496504698">
            <text:p>11.2715496505</text:p>
          </table:table-cell>
          <table:table-cell office:value-type="float" office:value="14.9714792445729">
            <text:p>14.9714792446</text:p>
          </table:table-cell>
          <table:table-cell office:value-type="float" office:value="21.2700646249459">
            <text:p>21.2700646249</text:p>
          </table:table-cell>
          <table:table-cell office:value-type="float" office:value="25.8532343823445">
            <text:p>25.8532343823</text:p>
          </table:table-cell>
          <table:table-cell office:value-type="float" office:value="39.6006456930845">
            <text:p>39.6006456931</text:p>
          </table:table-cell>
          <table:table-cell office:value-type="float" office:value="51.5317780869154">
            <text:p>51.5317780869</text:p>
          </table:table-cell>
          <table:table-cell office:value-type="float" office:value="62.6862752181314">
            <text:p>62.6862752181</text:p>
          </table:table-cell>
        </table:table-row>
        <table:table-row table:style-name="ro1">
          <table:table-cell/>
          <table:table-cell office:value-type="float" office:value="4.07282268645321">
            <text:p>4.0728226865</text:p>
          </table:table-cell>
          <table:table-cell office:value-type="float" office:value="8.74482355163946">
            <text:p>8.7448235516</text:p>
          </table:table-cell>
          <table:table-cell office:value-type="float" office:value="10.9381446197099">
            <text:p>10.9381446197</text:p>
          </table:table-cell>
          <table:table-cell office:value-type="float" office:value="13.0410975728096">
            <text:p>13.0410975728</text:p>
          </table:table-cell>
          <table:table-cell office:value-type="float" office:value="21.1764235169408">
            <text:p>21.1764235169</text:p>
          </table:table-cell>
          <table:table-cell office:value-type="float" office:value="25.7225743729896">
            <text:p>25.722574373</text:p>
          </table:table-cell>
          <table:table-cell office:value-type="float" office:value="39.386417598731">
            <text:p>39.3864175987</text:p>
          </table:table-cell>
          <table:table-cell office:value-type="float" office:value="43.7970066001326">
            <text:p>43.7970066001</text:p>
          </table:table-cell>
          <table:table-cell office:value-type="float" office:value="62.3642811530099">
            <text:p>62.364281153</text:p>
          </table:table-cell>
        </table:table-row>
        <table:table-row table:style-name="ro1">
          <table:table-cell/>
          <table:table-cell office:value-type="float" office:value="3.51678598590547">
            <text:p>3.5167859859</text:p>
          </table:table-cell>
          <table:table-cell office:value-type="float" office:value="7.83284957389446">
            <text:p>7.8328495739</text:p>
          </table:table-cell>
          <table:table-cell office:value-type="float" office:value="12.4120461903167">
            <text:p>12.4120461903</text:p>
          </table:table-cell>
          <table:table-cell office:value-type="float" office:value="15.528087934304">
            <text:p>15.5280879343</text:p>
          </table:table-cell>
          <table:table-cell office:value-type="float" office:value="19.3182291411385">
            <text:p>19.3182291411</text:p>
          </table:table-cell>
          <table:table-cell office:value-type="float" office:value="23.1848979591059">
            <text:p>23.1848979591</text:p>
          </table:table-cell>
          <table:table-cell office:value-type="float" office:value="40.3446028535318">
            <text:p>40.3446028535</text:p>
          </table:table-cell>
          <table:table-cell office:value-type="float" office:value="50.1588087808632">
            <text:p>50.1588087809</text:p>
          </table:table-cell>
          <table:table-cell office:value-type="float" office:value="61.9363418299745">
            <text:p>61.93634183</text:p>
          </table:table-cell>
        </table:table-row>
        <table:table-row table:style-name="ro1">
          <table:table-cell/>
          <table:table-cell office:value-type="float" office:value="4.58793599895682">
            <text:p>4.587935999</text:p>
          </table:table-cell>
          <table:table-cell office:value-type="float" office:value="7.73610001601423">
            <text:p>7.736100016</text:p>
          </table:table-cell>
          <table:table-cell office:value-type="float" office:value="11.8342597332028">
            <text:p>11.8342597332</text:p>
          </table:table-cell>
          <table:table-cell office:value-type="float" office:value="14.4969873426135">
            <text:p>14.4969873426</text:p>
          </table:table-cell>
          <table:table-cell office:value-type="float" office:value="19.6276297852614">
            <text:p>19.6276297853</text:p>
          </table:table-cell>
          <table:table-cell office:value-type="float" office:value="28.4585345949536">
            <text:p>28.458534595</text:p>
          </table:table-cell>
          <table:table-cell office:value-type="float" office:value="37.807771535473">
            <text:p>37.8077715355</text:p>
          </table:table-cell>
          <table:table-cell office:value-type="float" office:value="53.2915572444681">
            <text:p>53.2915572445</text:p>
          </table:table-cell>
          <table:table-cell office:value-type="float" office:value="62.9485406719814">
            <text:p>62.948540672</text:p>
          </table:table-cell>
        </table:table-row>
        <table:table-row table:style-name="ro1">
          <table:table-cell/>
          <table:table-cell office:value-type="float" office:value="3.77339893509179">
            <text:p>3.7733989351</text:p>
          </table:table-cell>
          <table:table-cell office:value-type="float" office:value="6.79621279424009">
            <text:p>6.7962127942</text:p>
          </table:table-cell>
          <table:table-cell office:value-type="float" office:value="14.5909541739716">
            <text:p>14.590954174</text:p>
          </table:table-cell>
          <table:table-cell office:value-type="float" office:value="16.6152043007337">
            <text:p>16.6152043007</text:p>
          </table:table-cell>
          <table:table-cell office:value-type="float" office:value="19.3645673752412">
            <text:p>19.3645673752</text:p>
          </table:table-cell>
          <table:table-cell office:value-type="float" office:value="24.0669838118747">
            <text:p>24.0669838119</text:p>
          </table:table-cell>
          <table:table-cell office:value-type="float" office:value="34.7614229916235">
            <text:p>34.7614229916</text:p>
          </table:table-cell>
          <table:table-cell office:value-type="float" office:value="42.1718095140368">
            <text:p>42.171809514</text:p>
          </table:table-cell>
          <table:table-cell office:value-type="float" office:value="61.1408173930886">
            <text:p>61.1408173931</text:p>
          </table:table-cell>
        </table:table-row>
        <table:table-row table:style-name="ro1">
          <table:table-cell/>
          <table:table-cell office:value-type="float" office:value="3.08713243261093">
            <text:p>3.0871324326</text:p>
          </table:table-cell>
          <table:table-cell office:value-type="float" office:value="8.33815133673716">
            <text:p>8.3381513367</text:p>
          </table:table-cell>
          <table:table-cell office:value-type="float" office:value="10.7574779872846">
            <text:p>10.7574779873</text:p>
          </table:table-cell>
          <table:table-cell office:value-type="float" office:value="15.0419624920391">
            <text:p>15.041962492</text:p>
          </table:table-cell>
          <table:table-cell office:value-type="float" office:value="18.3933334020508">
            <text:p>18.3933334021</text:p>
          </table:table-cell>
          <table:table-cell office:value-type="float" office:value="27.0784857658182">
            <text:p>27.0784857658</text:p>
          </table:table-cell>
          <table:table-cell office:value-type="float" office:value="43.9145049498875">
            <text:p>43.9145049499</text:p>
          </table:table-cell>
          <table:table-cell office:value-type="float" office:value="45.5504786185029">
            <text:p>45.5504786185</text:p>
          </table:table-cell>
          <table:table-cell office:value-type="float" office:value="57.573067422758">
            <text:p>57.5730674228</text:p>
          </table:table-cell>
        </table:table-row>
        <table:table-row table:style-name="ro1">
          <table:table-cell/>
          <table:table-cell office:value-type="float" office:value="3.84149235928419">
            <text:p>3.8414923593</text:p>
          </table:table-cell>
          <table:table-cell office:value-type="float" office:value="8.53038554433329">
            <text:p>8.5303855443</text:p>
          </table:table-cell>
          <table:table-cell office:value-type="float" office:value="10.4822142999719">
            <text:p>10.4822143</text:p>
          </table:table-cell>
          <table:table-cell office:value-type="float" office:value="16.4037709932591">
            <text:p>16.4037709933</text:p>
          </table:table-cell>
          <table:table-cell office:value-type="float" office:value="16.2276451856274">
            <text:p>16.2276451856</text:p>
          </table:table-cell>
          <table:table-cell office:value-type="float" office:value="22.5715639946047">
            <text:p>22.5715639946</text:p>
          </table:table-cell>
          <table:table-cell office:value-type="float" office:value="39.7240637377781">
            <text:p>39.7240637378</text:p>
          </table:table-cell>
          <table:table-cell office:value-type="float" office:value="47.6805335486606">
            <text:p>47.6805335487</text:p>
          </table:table-cell>
          <table:table-cell office:value-type="float" office:value="61.1059072993612">
            <text:p>61.1059072994</text:p>
          </table:table-cell>
        </table:table-row>
        <table:table-row table:style-name="ro1">
          <table:table-cell/>
          <table:table-cell office:value-type="float" office:value="3.62678968811463">
            <text:p>3.6267896881</text:p>
          </table:table-cell>
          <table:table-cell office:value-type="float" office:value="7.08788454026558">
            <text:p>7.0878845403</text:p>
          </table:table-cell>
          <table:table-cell office:value-type="float" office:value="11.2997459825256">
            <text:p>11.2997459825</text:p>
          </table:table-cell>
          <table:table-cell office:value-type="float" office:value="15.5810979947132">
            <text:p>15.5810979947</text:p>
          </table:table-cell>
          <table:table-cell office:value-type="float" office:value="20.081193317134">
            <text:p>20.0811933171</text:p>
          </table:table-cell>
          <table:table-cell office:value-type="float" office:value="28.8687026736115">
            <text:p>28.8687026736</text:p>
          </table:table-cell>
          <table:table-cell office:value-type="float" office:value="42.0459421508467">
            <text:p>42.0459421508</text:p>
          </table:table-cell>
          <table:table-cell office:value-type="float" office:value="48.5865982922314">
            <text:p>48.5865982922</text:p>
          </table:table-cell>
          <table:table-cell office:value-type="float" office:value="60.3296033014103">
            <text:p>60.3296033014</text:p>
          </table:table-cell>
        </table:table-row>
        <table:table-row table:style-name="ro1">
          <table:table-cell/>
          <table:table-cell office:value-type="float" office:value="3.29549416474606">
            <text:p>3.2954941647</text:p>
          </table:table-cell>
          <table:table-cell office:value-type="float" office:value="6.62436358569653">
            <text:p>6.6243635857</text:p>
          </table:table-cell>
          <table:table-cell office:value-type="float" office:value="13.0503147011914">
            <text:p>13.0503147012</text:p>
          </table:table-cell>
          <table:table-cell office:value-type="float" office:value="15.0011398523952">
            <text:p>15.0011398524</text:p>
          </table:table-cell>
          <table:table-cell office:value-type="float" office:value="19.683772985637">
            <text:p>19.6837729856</text:p>
          </table:table-cell>
          <table:table-cell office:value-type="float" office:value="33.5434062990917">
            <text:p>33.5434062991</text:p>
          </table:table-cell>
          <table:table-cell office:value-type="float" office:value="41.2360394254547">
            <text:p>41.2360394255</text:p>
          </table:table-cell>
          <table:table-cell office:value-type="float" office:value="54.367836638572">
            <text:p>54.3678366386</text:p>
          </table:table-cell>
          <table:table-cell office:value-type="float" office:value="61.2848069640695">
            <text:p>61.2848069641</text:p>
          </table:table-cell>
        </table:table-row>
        <table:table-row table:style-name="ro1">
          <table:table-cell/>
          <table:table-cell office:value-type="float" office:value="3.30423048519822">
            <text:p>3.3042304852</text:p>
          </table:table-cell>
          <table:table-cell office:value-type="float" office:value="8.79570722121662">
            <text:p>8.7957072212</text:p>
          </table:table-cell>
          <table:table-cell office:value-type="float" office:value="11.8016338013704">
            <text:p>11.8016338014</text:p>
          </table:table-cell>
          <table:table-cell office:value-type="float" office:value="17.7516304311653">
            <text:p>17.7516304312</text:p>
          </table:table-cell>
          <table:table-cell office:value-type="float" office:value="21.9159270779237">
            <text:p>21.9159270779</text:p>
          </table:table-cell>
          <table:table-cell office:value-type="float" office:value="27.8139038237996">
            <text:p>27.8139038238</text:p>
          </table:table-cell>
          <table:table-cell office:value-type="float" office:value="37.2384314442488">
            <text:p>37.2384314442</text:p>
          </table:table-cell>
          <table:table-cell office:value-type="float" office:value="45.6650939458068">
            <text:p>45.6650939458</text:p>
          </table:table-cell>
          <table:table-cell office:value-type="float" office:value="66.9293761366334">
            <text:p>66.9293761366</text:p>
          </table:table-cell>
        </table:table-row>
        <table:table-row table:style-name="ro1">
          <table:table-cell office:value-type="string">
            <text:p>Average</text:p>
          </table:table-cell>
          <table:table-cell table:formula="of:=AVERAGE([.B3:.B32])" office:value-type="float" office:value="3.76048072067353">
            <text:p>3.7604807207</text:p>
          </table:table-cell>
          <table:table-cell table:formula="of:=AVERAGE([.C3:.C32])" office:value-type="float" office:value="7.78185599488534">
            <text:p>7.7818559949</text:p>
          </table:table-cell>
          <table:table-cell table:formula="of:=AVERAGE([.D3:.D32])" office:value-type="float" office:value="11.6000125046342">
            <text:p>11.6000125046</text:p>
          </table:table-cell>
          <table:table-cell table:formula="of:=AVERAGE([.E3:.E32])" office:value-type="float" office:value="15.6028920177399">
            <text:p>15.6028920177</text:p>
          </table:table-cell>
          <table:table-cell table:formula="of:=AVERAGE([.F3:.F32])" office:value-type="float" office:value="19.7386772570587">
            <text:p>19.7386772571</text:p>
          </table:table-cell>
          <table:table-cell table:formula="of:=AVERAGE([.G3:.G32])" office:value-type="float" office:value="27.8555455296731">
            <text:p>27.8555455297</text:p>
          </table:table-cell>
          <table:table-cell table:formula="of:=AVERAGE([.H3:.H32])" office:value-type="float" office:value="38.8912693578531">
            <text:p>38.8912693579</text:p>
          </table:table-cell>
          <table:table-cell table:formula="of:=AVERAGE([.I3:.I32])" office:value-type="float" office:value="47.5131640114016">
            <text:p>47.5131640114</text:p>
          </table:table-cell>
          <table:table-cell table:formula="of:=AVERAGE([.J3:.J32])" office:value-type="float" office:value="59.9120364790633">
            <text:p>59.9120364791</text:p>
          </table:table-cell>
        </table:table-row>
        <table:table-row table:style-name="ro1">
          <table:table-cell/>
          <table:table-cell office:value-type="float" office:value="3.7">
            <text:p>3.7</text:p>
          </table:table-cell>
          <table:table-cell office:value-type="float" office:value="7.7">
            <text:p>7.7</text:p>
          </table:table-cell>
          <table:table-cell office:value-type="float" office:value="11.6">
            <text:p>11.6</text:p>
          </table:table-cell>
          <table:table-cell office:value-type="float" office:value="15.6">
            <text:p>15.6</text:p>
          </table:table-cell>
          <table:table-cell office:value-type="float" office:value="19.7">
            <text:p>19.7</text:p>
          </table:table-cell>
          <table:table-cell office:value-type="float" office:value="27.85">
            <text:p>27.85</text:p>
          </table:table-cell>
          <table:table-cell office:value-type="float" office:value="38.89">
            <text:p>38.89</text:p>
          </table:table-cell>
          <table:table-cell office:value-type="float" office:value="47.51">
            <text:p>47.51</text:p>
          </table:table-cell>
          <table:table-cell office:value-type="float" office:value="59.91">
            <text:p>59.91</text:p>
          </table:table-cell>
        </table:table-row>
      </table:table>
      <table:table table:name="Sheet6" table:style-name="ta1">
        <table:table-column table:style-name="co1" table:number-columns-repeated="11" table:default-cell-style-name="Default"/>
        <table:table-row table:style-name="ro2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300">
            <text:p>300</text:p>
          </table:table-cell>
          <table:table-cell/>
        </table:table-row>
        <table:table-row table:style-name="ro1">
          <table:table-cell table:style-name="ce1" office:value-type="float" office:value="0.3">
            <text:p>0.3</text:p>
          </table:table-cell>
          <table:table-cell office:value-type="float" office:value="4.42">
            <text:p>4.42</text:p>
          </table:table-cell>
          <table:table-cell office:value-type="float" office:value="8.47">
            <text:p>8.47</text:p>
          </table:table-cell>
          <table:table-cell office:value-type="float" office:value="12.39">
            <text:p>12.39</text:p>
          </table:table-cell>
          <table:table-cell office:value-type="float" office:value="17.27">
            <text:p>17.27</text:p>
          </table:table-cell>
          <table:table-cell office:value-type="float" office:value="21.83">
            <text:p>21.83</text:p>
          </table:table-cell>
          <table:table-cell office:value-type="float" office:value="32.35">
            <text:p>32.35</text:p>
          </table:table-cell>
          <table:table-cell office:value-type="float" office:value="41.88">
            <text:p>41.88</text:p>
          </table:table-cell>
          <table:table-cell office:value-type="float" office:value="52.52">
            <text:p>52.52</text:p>
          </table:table-cell>
          <table:table-cell office:value-type="float" office:value="64.4">
            <text:p>64.4</text:p>
          </table:table-cell>
          <table:table-cell/>
        </table:table-row>
        <table:table-row table:style-name="ro1">
          <table:table-cell table:style-name="ce1" office:value-type="float" office:value="0.5">
            <text:p>0.5</text:p>
          </table:table-cell>
          <table:table-cell office:value-type="float" office:value="4.14">
            <text:p>4.14</text:p>
          </table:table-cell>
          <table:table-cell office:value-type="float" office:value="8.2">
            <text:p>8.2</text:p>
          </table:table-cell>
          <table:table-cell office:value-type="float" office:value="12.05">
            <text:p>12.05</text:p>
          </table:table-cell>
          <table:table-cell office:value-type="float" office:value="16.13">
            <text:p>16.13</text:p>
          </table:table-cell>
          <table:table-cell office:value-type="float" office:value="20.54">
            <text:p>20.54</text:p>
          </table:table-cell>
          <table:table-cell office:value-type="float" office:value="31.53">
            <text:p>31.53</text:p>
          </table:table-cell>
          <table:table-cell office:value-type="float" office:value="41.19">
            <text:p>41.19</text:p>
          </table:table-cell>
          <table:table-cell office:value-type="float" office:value="51.56">
            <text:p>51.56</text:p>
          </table:table-cell>
          <table:table-cell office:value-type="float" office:value="60.59">
            <text:p>60.5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3.84">
            <text:p>3.84</text:p>
          </table:table-cell>
          <table:table-cell office:value-type="float" office:value="7.77">
            <text:p>7.77</text:p>
          </table:table-cell>
          <table:table-cell office:value-type="float" office:value="11.34">
            <text:p>11.34</text:p>
          </table:table-cell>
          <table:table-cell office:value-type="float" office:value="15.5">
            <text:p>15.5</text:p>
          </table:table-cell>
          <table:table-cell office:value-type="float" office:value="19.3">
            <text:p>19.3</text:p>
          </table:table-cell>
          <table:table-cell office:value-type="float" office:value="29.38">
            <text:p>29.38</text:p>
          </table:table-cell>
          <table:table-cell office:value-type="float" office:value="38.73">
            <text:p>38.73</text:p>
          </table:table-cell>
          <table:table-cell office:value-type="float" office:value="47.96">
            <text:p>47.96</text:p>
          </table:table-cell>
          <table:table-cell office:value-type="float" office:value="60.13">
            <text:p>60.13</text:p>
          </table:table-cell>
          <table:table-cell/>
        </table:table-row>
        <table:table-row table:style-name="ro1">
          <table:table-cell table:style-name="ce1" office:value-type="float" office:value="1.5">
            <text:p>1.5</text:p>
          </table:table-cell>
          <table:table-cell office:value-type="float" office:value="3.82">
            <text:p>3.82</text:p>
          </table:table-cell>
          <table:table-cell office:value-type="float" office:value="7.6">
            <text:p>7.6</text:p>
          </table:table-cell>
          <table:table-cell office:value-type="float" office:value="11.36">
            <text:p>11.36</text:p>
          </table:table-cell>
          <table:table-cell office:value-type="float" office:value="15.31">
            <text:p>15.31</text:p>
          </table:table-cell>
          <table:table-cell office:value-type="float" office:value="18.85">
            <text:p>18.85</text:p>
          </table:table-cell>
          <table:table-cell office:value-type="float" office:value="29.15">
            <text:p>29.15</text:p>
          </table:table-cell>
          <table:table-cell office:value-type="float" office:value="39.32">
            <text:p>39.32</text:p>
          </table:table-cell>
          <table:table-cell office:value-type="float" office:value="48.57">
            <text:p>48.57</text:p>
          </table:table-cell>
          <table:table-cell table:number-columns-repeated="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float" office:value="3.7">
            <text:p>3.7</text:p>
          </table:table-cell>
          <table:table-cell office:value-type="float" office:value="7.7">
            <text:p>7.7</text:p>
          </table:table-cell>
          <table:table-cell office:value-type="float" office:value="11.6">
            <text:p>11.6</text:p>
          </table:table-cell>
          <table:table-cell office:value-type="float" office:value="15.6">
            <text:p>15.6</text:p>
          </table:table-cell>
          <table:table-cell office:value-type="float" office:value="19.7">
            <text:p>19.7</text:p>
          </table:table-cell>
          <table:table-cell office:value-type="float" office:value="27.85">
            <text:p>27.85</text:p>
          </table:table-cell>
          <table:table-cell office:value-type="float" office:value="38.89">
            <text:p>38.89</text:p>
          </table:table-cell>
          <table:table-cell office:value-type="float" office:value="47.51">
            <text:p>47.51</text:p>
          </table:table-cell>
          <table:table-cell office:value-type="float" office:value="59.91">
            <text:p>59.91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float" office:value="0.3">
            <text:p>0.3</text:p>
          </table:table-cell>
          <table:table-cell table:style-name="ce1"/>
          <table:table-cell table:style-name="ce1" office:value-type="float" office:value="0.5">
            <text:p>0.5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.5">
            <text:p>1.5</text:p>
          </table:table-cell>
          <table:table-cell table:style-name="ce1"/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office:value-type="float" office:value="4.42">
            <text:p>4.42</text:p>
          </table:table-cell>
          <table:table-cell table:style-name="ce1" office:value-type="float" office:value="20">
            <text:p>20</text:p>
          </table:table-cell>
          <table:table-cell office:value-type="float" office:value="4.14">
            <text:p>4.14</text:p>
          </table:table-cell>
          <table:table-cell table:style-name="ce1" office:value-type="float" office:value="20">
            <text:p>20</text:p>
          </table:table-cell>
          <table:table-cell office:value-type="float" office:value="3.84">
            <text:p>3.84</text:p>
          </table:table-cell>
          <table:table-cell table:style-name="ce1" office:value-type="float" office:value="20">
            <text:p>20</text:p>
          </table:table-cell>
          <table:table-cell office:value-type="float" office:value="3.82">
            <text:p>3.82</text:p>
          </table:table-cell>
          <table:table-cell table:style-name="ce1" office:value-type="float" office:value="20">
            <text:p>20</text:p>
          </table:table-cell>
          <table:table-cell office:value-type="float" office:value="3.7">
            <text:p>3.7</text:p>
          </table:table-cell>
        </table:table-row>
        <table:table-row table:style-name="ro1">
          <table:table-cell/>
          <table:table-cell table:style-name="ce1" office:value-type="float" office:value="40">
            <text:p>40</text:p>
          </table:table-cell>
          <table:table-cell office:value-type="float" office:value="8.47">
            <text:p>8.47</text:p>
          </table:table-cell>
          <table:table-cell table:style-name="ce1" office:value-type="float" office:value="40">
            <text:p>40</text:p>
          </table:table-cell>
          <table:table-cell office:value-type="float" office:value="8.2">
            <text:p>8.2</text:p>
          </table:table-cell>
          <table:table-cell table:style-name="ce1" office:value-type="float" office:value="40">
            <text:p>40</text:p>
          </table:table-cell>
          <table:table-cell office:value-type="float" office:value="7.77">
            <text:p>7.77</text:p>
          </table:table-cell>
          <table:table-cell table:style-name="ce1" office:value-type="float" office:value="40">
            <text:p>40</text:p>
          </table:table-cell>
          <table:table-cell office:value-type="float" office:value="7.6">
            <text:p>7.6</text:p>
          </table:table-cell>
          <table:table-cell table:style-name="ce1" office:value-type="float" office:value="40">
            <text:p>40</text:p>
          </table:table-cell>
          <table:table-cell office:value-type="float" office:value="7.7">
            <text:p>7.7</text:p>
          </table:table-cell>
        </table:table-row>
        <table:table-row table:style-name="ro1">
          <table:table-cell/>
          <table:table-cell table:style-name="ce1" office:value-type="float" office:value="60">
            <text:p>60</text:p>
          </table:table-cell>
          <table:table-cell office:value-type="float" office:value="12.39">
            <text:p>12.39</text:p>
          </table:table-cell>
          <table:table-cell table:style-name="ce1" office:value-type="float" office:value="60">
            <text:p>60</text:p>
          </table:table-cell>
          <table:table-cell office:value-type="float" office:value="12.05">
            <text:p>12.05</text:p>
          </table:table-cell>
          <table:table-cell table:style-name="ce1" office:value-type="float" office:value="60">
            <text:p>60</text:p>
          </table:table-cell>
          <table:table-cell office:value-type="float" office:value="11.34">
            <text:p>11.34</text:p>
          </table:table-cell>
          <table:table-cell table:style-name="ce1" office:value-type="float" office:value="60">
            <text:p>60</text:p>
          </table:table-cell>
          <table:table-cell office:value-type="float" office:value="11.36">
            <text:p>11.36</text:p>
          </table:table-cell>
          <table:table-cell table:style-name="ce1" office:value-type="float" office:value="60">
            <text:p>60</text:p>
          </table:table-cell>
          <table:table-cell office:value-type="float" office:value="11.6">
            <text:p>11.6</text:p>
          </table:table-cell>
        </table:table-row>
        <table:table-row table:style-name="ro1">
          <table:table-cell/>
          <table:table-cell table:style-name="ce1" office:value-type="float" office:value="80">
            <text:p>80</text:p>
          </table:table-cell>
          <table:table-cell office:value-type="float" office:value="17.27">
            <text:p>17.27</text:p>
          </table:table-cell>
          <table:table-cell table:style-name="ce1" office:value-type="float" office:value="80">
            <text:p>80</text:p>
          </table:table-cell>
          <table:table-cell office:value-type="float" office:value="16.13">
            <text:p>16.13</text:p>
          </table:table-cell>
          <table:table-cell table:style-name="ce1" office:value-type="float" office:value="80">
            <text:p>80</text:p>
          </table:table-cell>
          <table:table-cell office:value-type="float" office:value="15.5">
            <text:p>15.5</text:p>
          </table:table-cell>
          <table:table-cell table:style-name="ce1" office:value-type="float" office:value="80">
            <text:p>80</text:p>
          </table:table-cell>
          <table:table-cell office:value-type="float" office:value="15.31">
            <text:p>15.31</text:p>
          </table:table-cell>
          <table:table-cell table:style-name="ce1" office:value-type="float" office:value="80">
            <text:p>80</text:p>
          </table:table-cell>
          <table:table-cell office:value-type="float" office:value="15.6">
            <text:p>15.6</text:p>
          </table:table-cell>
        </table:table-row>
        <table:table-row table:style-name="ro1">
          <table:table-cell/>
          <table:table-cell table:style-name="ce1" office:value-type="float" office:value="100">
            <text:p>100</text:p>
          </table:table-cell>
          <table:table-cell office:value-type="float" office:value="21.83">
            <text:p>21.83</text:p>
          </table:table-cell>
          <table:table-cell table:style-name="ce1" office:value-type="float" office:value="100">
            <text:p>100</text:p>
          </table:table-cell>
          <table:table-cell office:value-type="float" office:value="20.54">
            <text:p>20.54</text:p>
          </table:table-cell>
          <table:table-cell table:style-name="ce1" office:value-type="float" office:value="100">
            <text:p>100</text:p>
          </table:table-cell>
          <table:table-cell office:value-type="float" office:value="19.3">
            <text:p>19.3</text:p>
          </table:table-cell>
          <table:table-cell table:style-name="ce1" office:value-type="float" office:value="100">
            <text:p>100</text:p>
          </table:table-cell>
          <table:table-cell office:value-type="float" office:value="18.85">
            <text:p>18.85</text:p>
          </table:table-cell>
          <table:table-cell table:style-name="ce1" office:value-type="float" office:value="100">
            <text:p>100</text:p>
          </table:table-cell>
          <table:table-cell office:value-type="float" office:value="19.7">
            <text:p>19.7</text:p>
          </table:table-cell>
        </table:table-row>
        <table:table-row table:style-name="ro1">
          <table:table-cell/>
          <table:table-cell table:style-name="ce1" office:value-type="float" office:value="150">
            <text:p>150</text:p>
          </table:table-cell>
          <table:table-cell office:value-type="float" office:value="32.35">
            <text:p>32.35</text:p>
          </table:table-cell>
          <table:table-cell table:style-name="ce1" office:value-type="float" office:value="150">
            <text:p>150</text:p>
          </table:table-cell>
          <table:table-cell office:value-type="float" office:value="31.53">
            <text:p>31.53</text:p>
          </table:table-cell>
          <table:table-cell table:style-name="ce1" office:value-type="float" office:value="150">
            <text:p>150</text:p>
          </table:table-cell>
          <table:table-cell office:value-type="float" office:value="29.38">
            <text:p>29.38</text:p>
          </table:table-cell>
          <table:table-cell table:style-name="ce1" office:value-type="float" office:value="150">
            <text:p>150</text:p>
          </table:table-cell>
          <table:table-cell office:value-type="float" office:value="29.15">
            <text:p>29.15</text:p>
          </table:table-cell>
          <table:table-cell table:style-name="ce1" office:value-type="float" office:value="150">
            <text:p>150</text:p>
          </table:table-cell>
          <table:table-cell office:value-type="float" office:value="27.85">
            <text:p>27.85</text:p>
          </table:table-cell>
        </table:table-row>
        <table:table-row table:style-name="ro1">
          <table:table-cell/>
          <table:table-cell table:style-name="ce1" office:value-type="float" office:value="200">
            <text:p>200</text:p>
          </table:table-cell>
          <table:table-cell office:value-type="float" office:value="41.88">
            <text:p>41.88</text:p>
          </table:table-cell>
          <table:table-cell table:style-name="ce1" office:value-type="float" office:value="200">
            <text:p>200</text:p>
          </table:table-cell>
          <table:table-cell office:value-type="float" office:value="41.19">
            <text:p>41.19</text:p>
          </table:table-cell>
          <table:table-cell table:style-name="ce1" office:value-type="float" office:value="200">
            <text:p>200</text:p>
          </table:table-cell>
          <table:table-cell office:value-type="float" office:value="38.73">
            <text:p>38.73</text:p>
          </table:table-cell>
          <table:table-cell table:style-name="ce1" office:value-type="float" office:value="200">
            <text:p>200</text:p>
          </table:table-cell>
          <table:table-cell office:value-type="float" office:value="39.32">
            <text:p>39.32</text:p>
          </table:table-cell>
          <table:table-cell table:style-name="ce1" office:value-type="float" office:value="200">
            <text:p>200</text:p>
          </table:table-cell>
          <table:table-cell office:value-type="float" office:value="38.89">
            <text:p>38.89</text:p>
          </table:table-cell>
        </table:table-row>
        <table:table-row table:style-name="ro1">
          <table:table-cell/>
          <table:table-cell table:style-name="ce1" office:value-type="float" office:value="250">
            <text:p>250</text:p>
          </table:table-cell>
          <table:table-cell office:value-type="float" office:value="52.52">
            <text:p>52.52</text:p>
          </table:table-cell>
          <table:table-cell table:style-name="ce1" office:value-type="float" office:value="250">
            <text:p>250</text:p>
          </table:table-cell>
          <table:table-cell office:value-type="float" office:value="51.56">
            <text:p>51.56</text:p>
          </table:table-cell>
          <table:table-cell table:style-name="ce1" office:value-type="float" office:value="250">
            <text:p>250</text:p>
          </table:table-cell>
          <table:table-cell office:value-type="float" office:value="47.96">
            <text:p>47.96</text:p>
          </table:table-cell>
          <table:table-cell table:style-name="ce1" office:value-type="float" office:value="250">
            <text:p>250</text:p>
          </table:table-cell>
          <table:table-cell office:value-type="float" office:value="48.57">
            <text:p>48.57</text:p>
          </table:table-cell>
          <table:table-cell table:style-name="ce1" office:value-type="float" office:value="250">
            <text:p>250</text:p>
          </table:table-cell>
          <table:table-cell office:value-type="float" office:value="47.51">
            <text:p>47.51</text:p>
          </table:table-cell>
        </table:table-row>
        <table:table-row table:style-name="ro1">
          <table:table-cell/>
          <table:table-cell table:style-name="ce1" office:value-type="float" office:value="300">
            <text:p>300</text:p>
          </table:table-cell>
          <table:table-cell office:value-type="float" office:value="64.4">
            <text:p>64.4</text:p>
          </table:table-cell>
          <table:table-cell table:style-name="ce1" office:value-type="float" office:value="300">
            <text:p>300</text:p>
          </table:table-cell>
          <table:table-cell office:value-type="float" office:value="60.59">
            <text:p>60.59</text:p>
          </table:table-cell>
          <table:table-cell table:style-name="ce1" office:value-type="float" office:value="300">
            <text:p>300</text:p>
          </table:table-cell>
          <table:table-cell office:value-type="float" office:value="60.13">
            <text:p>60.13</text:p>
          </table:table-cell>
          <table:table-cell table:style-name="ce1" office:value-type="float" office:value="300">
            <text:p>300</text:p>
          </table:table-cell>
          <table:table-cell office:value-type="float" office:value="57.72">
            <text:p>57.72</text:p>
          </table:table-cell>
          <table:table-cell table:style-name="ce1" office:value-type="float" office:value="300">
            <text:p>300</text:p>
          </table:table-cell>
          <table:table-cell office:value-type="float" office:value="59.91">
            <text:p>59.91</text:p>
          </table:table-cell>
        </table:table-row>
        <table:table-row table:style-name="ro1">
          <table:table-cell table:number-columns-repeated="11"/>
        </table:table-row>
        <table:table-row table:style-name="ro2" table:number-rows-repeated="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31T10:46:50</meta:creation-date>
    <meta:generator>LibreOffice/3.5$Linux_X86_64 LibreOffice_project/350m1$Build-2</meta:generator>
    <dc:date>2014-01-01T20:31:30</dc:date>
    <meta:editing-duration>PT9H55M</meta:editing-duration>
    <meta:editing-cycles>14</meta:editing-cycles>
    <meta:document-statistic meta:table-count="6" meta:cell-count="1649" meta:object-count="0"/>
  </office:meta>
</office:document-meta>
</file>